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20_Drawing_20_Style_5f_10" style:list-style-name="L1">
      <style:graphic-properties draw:stroke="none" draw:fill="none" fo:min-height="18.721cm"/>
      <style:paragraph-properties style:writing-mode="lr-tb"/>
    </style:style>
    <style:style style:name="gr3" style:family="graphic" style:parent-style-name="Default_20_Drawing_20_Style_5f_10" style:list-style-name="L1">
      <style:graphic-properties draw:stroke="none" draw:fill="none" fo:min-height="16.687cm"/>
      <style:paragraph-properties style:writing-mode="lr-tb"/>
    </style:style>
    <style:style style:name="gr4" style:family="graphic" style:parent-style-name="Default_20_Drawing_20_Style_5f_10" style:list-style-name="L1">
      <style:graphic-properties draw:stroke="none" draw:fill="none" fo:min-height="13.42cm"/>
      <style:paragraph-properties style:writing-mode="lr-tb"/>
    </style:style>
    <style:style style:name="gr5" style:family="graphic" style:parent-style-name="Default_20_Drawing_20_Style_5f_10">
      <style:graphic-properties draw:stroke="solid" svg:stroke-width="0.106cm" svg:stroke-color="#c9211e" draw:marker-start-width="0.359cm" draw:marker-end-width="0.359cm" draw:opacity="0%" draw:textarea-horizontal-align="justify" draw:textarea-vertical-align="middle" draw:auto-grow-height="false" fo:min-height="0.66cm" fo:min-width="10.236cm" fo:padding-top="0.178cm" fo:padding-bottom="0.178cm" fo:padding-left="0.303cm" fo:padding-right="0.303cm"/>
    </style:style>
    <style:style style:name="gr6" style:family="graphic" style:parent-style-name="Default_20_Drawing_20_Style_5f_10" style:list-style-name="L1">
      <style:graphic-properties draw:stroke="none" draw:fill="none" fo:min-height="13.42cm"/>
      <style:paragraph-properties style:writing-mode="lr-tb"/>
    </style:style>
    <style:style style:name="gr7" style:family="graphic" style:parent-style-name="Default_20_Drawing_20_Style_5f_10">
      <style:graphic-properties draw:stroke="solid" svg:stroke-width="0.106cm" svg:stroke-color="#c9211e" draw:marker-start-width="0.359cm" draw:marker-end-width="0.359cm" draw:opacity="0%" draw:textarea-horizontal-align="justify" draw:textarea-vertical-align="middle" draw:auto-grow-height="false" fo:min-height="0.66cm" fo:min-width="4.748cm" fo:padding-top="0.178cm" fo:padding-bottom="0.178cm" fo:padding-left="0.303cm" fo:padding-right="0.303cm"/>
    </style:style>
    <style:style style:name="gr8" style:family="graphic" style:parent-style-name="Default_20_Drawing_20_Style_5f_10" style:list-style-name="L1">
      <style:graphic-properties draw:stroke="none" draw:fill="none" fo:min-height="16.687cm"/>
      <style:paragraph-properties style:writing-mode="lr-tb"/>
    </style:style>
    <style:style style:name="gr9" style:family="graphic" style:parent-style-name="Default_20_Drawing_20_Style_5f_10">
      <style:graphic-properties draw:stroke="none" svg:stroke-color="#000000" draw:fill="none" draw:fill-color="#ffffff" draw:textarea-horizontal-align="left" draw:auto-grow-height="true" draw:auto-grow-width="true" fo:min-height="0.712cm" fo:min-width="10.11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20_Drawing_20_Style_5f_10">
      <style:graphic-properties draw:stroke="none" svg:stroke-color="#000000" draw:fill="none" draw:fill-color="#ffffff" draw:textarea-horizontal-align="left" draw:auto-grow-height="true" draw:auto-grow-width="true" fo:min-height="0.712cm" fo:min-width="8.625cm"/>
      <style:paragraph-properties style:writing-mode="lr-tb"/>
    </style:style>
    <style:style style:name="gr12" style:family="graphic" style:parent-style-name="Default_20_Drawing_20_Style_5f_10">
      <style:graphic-properties draw:stroke="none" svg:stroke-color="#000000" draw:fill="none" draw:fill-color="#ffffff" draw:textarea-horizontal-align="left" draw:auto-grow-height="true" draw:auto-grow-width="true" fo:min-height="1.423cm" fo:min-width="5.569cm"/>
      <style:paragraph-properties style:writing-mode="lr-tb"/>
    </style:style>
    <style:style style:name="gr13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14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15" style:family="graphic" style:parent-style-name="Default_20_Drawing_20_Style_5f_10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356cm" fo:min-width="2.576cm" fo:padding-top="0.178cm" fo:padding-bottom="0.178cm" fo:padding-left="0.303cm" fo:padding-right="0.303cm"/>
    </style:style>
    <style:style style:name="gr16" style:family="graphic" style:parent-style-name="Default_20_Drawing_20_Style_5f_10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356cm" fo:min-width="1.968cm" fo:padding-top="0.178cm" fo:padding-bottom="0.178cm" fo:padding-left="0.303cm" fo:padding-right="0.303cm"/>
    </style:style>
    <style:style style:name="gr17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18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19" style:family="graphic" style:parent-style-name="Default_20_Drawing_20_Style_5f_10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20" style:family="graphic" style:parent-style-name="Default_20_Drawing_20_Style_5f_10">
      <style:graphic-properties svg:stroke-width="0.106cm" svg:stroke-color="#c9211e" draw:marker-start-width="0.359cm" draw:marker-end-width="0.359cm" draw:opacity="0%" draw:textarea-horizontal-align="justify" draw:textarea-vertical-align="middle" draw:auto-grow-height="false" fo:min-height="0.406cm" fo:min-width="1.238cm" fo:padding-top="0.178cm" fo:padding-bottom="0.178cm" fo:padding-left="0.303cm" fo:padding-right="0.303cm"/>
    </style:style>
    <style:style style:name="gr21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2" style:family="graphic" style:parent-style-name="Default_20_Drawing_20_Style_5f_10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3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4" style:family="graphic" style:parent-style-name="Default_20_Drawing_20_Style_5f_10" style:list-style-name="L1">
      <style:graphic-properties draw:stroke="none" draw:fill="none" fo:min-height="16.771cm"/>
      <style:paragraph-properties style:writing-mode="lr-tb"/>
    </style:style>
    <style:style style:name="gr25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6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7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8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29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30" style:family="graphic" style:parent-style-name="Default_20_Drawing_20_Style_5f_10" style:list-style-name="L1">
      <style:graphic-properties draw:stroke="none" draw:fill="none" fo:min-height="16.514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17.33cm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17.33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7.33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42" style:family="graphic" style:parent-style-name="standard">
      <style:graphic-properties draw:stroke="none" draw:fill="none" fo:min-height="13.466cm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10.063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10.164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5.653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15.653cm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16.514cm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17.893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fill="none" fo:min-height="11.929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1" fo:font-size="16pt" style:letter-kerning="true" style:font-name-asian="Liberation Mono2" style:font-size-asian="16pt" style:font-name-complex="Liberation Mono2" style:font-size-complex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6pt" style:letter-kerning="true" style:font-name-asian="Liberation Mono2" style:font-size-asian="16pt" style:font-name-complex="Liberation Mono2" style:font-size-complex="16pt"/>
    </style:style>
    <style:style style:name="P9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6pt" style:letter-kerning="true" style:font-name-asian="Liberation Mono2" style:font-size-asian="18pt" style:font-name-complex="Liberation Mono2" style:font-size-complex="18pt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5000b" loext:opacity="100%"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99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style:font-name="Liberation Mono2" fo:font-size="14pt" style:letter-kerning="true" style:font-name-asian="Liberation Mono2" style:font-size-asian="14pt" style:font-name-complex="Liberation Mono2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c5000b" loext:opacity="100%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Liberation Mono2" fo:font-size="14pt" style:letter-kerning="true" style:font-name-asian="Liberation Mono2" style:font-size-asian="14pt" style:font-name-complex="Liberation Mono2" style:font-size-complex="14pt"/>
    </style:style>
    <style:style style:name="P20" style:family="paragraph">
      <style:paragraph-properties style:writing-mode="lr-tb"/>
      <style:text-properties fo:font-size="22pt" fo:language="en" fo:country="US" style:font-size-asian="22pt" style:font-size-complex="22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2" fo:font-size="14pt" style:font-name-asian="Liberation Mono2" style:font-size-asian="14pt" style:font-name-complex="Liberation Mono2" style:font-size-complex="14pt"/>
    </style:style>
    <style:style style:name="P23" style:family="paragraph">
      <style:paragraph-properties fo:margin-top="0cm" fo:margin-bottom="0.4cm"/>
    </style:style>
    <style:style style:name="P24" style:family="paragraph">
      <loext:graphic-properties draw:fill="none"/>
      <style:paragraph-properties style:writing-mode="lr-tb"/>
      <style:text-properties fo:color="#000000" loext:opacity="100%" style:font-name="Liberation Mono1" fo:font-size="16pt" fo:language="en" fo:country="US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1e889b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4" style:family="text">
      <style:text-properties fo:color="#000000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5" style:family="text">
      <style:text-properties fo:color="#228b22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6" style:family="text">
      <style:text-properties fo:color="#8b008b" loext:opacity="100%" style:font-name="Liberation Mono1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8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b008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bold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d5555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1" style:family="text">
      <style:text-properties fo:color="#00688b" loext:opacity="100%" style:font-name="Liberation Mono1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12" style:family="text">
      <style:text-properties fo:color="#008b45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3" style:family="text">
      <style:text-properties fo:color="#b452cd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4" style:family="text">
      <style:text-properties fo:color="#a61717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5" style:family="text">
      <style:text-properties fo:color="#000000" loext:opacity="100%" style:font-name="Liberation Mono1" fo:font-size="16pt" fo:language="zxx" fo:country="none" style:letter-kerning="true" style:font-name-asian="Liberation Mono2" style:font-size-asian="16pt" style:font-name-complex="Liberation Mono2" style:font-size-complex="16pt"/>
    </style:style>
    <style:style style:name="T16" style:family="text">
      <style:text-properties fo:color="#1e889b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7" style:family="text">
      <style:text-properties fo:color="#000000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8" style:family="text">
      <style:text-properties fo:color="#228b22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19" style:family="text">
      <style:text-properties fo:color="#8b008b" loext:opacity="100%" style:font-name="Liberation Mono2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20" style:family="text">
      <style:text-properties fo:color="#00688b" loext:opacity="100%" style:font-name="Liberation Mono2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21" style:family="text">
      <style:text-properties fo:color="#008b45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22" style:family="text">
      <style:text-properties fo:color="#b452cd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23" style:family="text">
      <style:text-properties fo:color="#cd5555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24" style:family="text">
      <style:text-properties fo:color="#a61717" loext:opacity="100%" style:font-name="Liberation Mono2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25" style:family="text">
      <style:text-properties fo:color="#000000" loext:opacity="100%" style:font-name="Liberation Mono2" fo:font-size="16pt" fo:language="zxx" fo:country="none" style:letter-kerning="true" style:font-name-asian="Liberation Mono2" style:font-size-asian="16pt" style:font-name-complex="Liberation Mono2" style:font-size-complex="16pt"/>
    </style:style>
    <style:style style:name="T26" style:family="text">
      <style:text-properties style:font-name="Liberation Mono2" fo:font-size="16pt" fo:language="zxx" fo:country="none" fo:font-style="normal" style:letter-kerning="true" style:font-name-asian="Liberation Mono2" style:font-size-asian="18pt" style:font-name-complex="Liberation Mono2" style:font-size-complex="18pt"/>
    </style:style>
    <style:style style:name="T27" style:family="text">
      <style:text-properties fo:color="#000000" loext:opacity="100%" style:font-name="Liberation Mono2" fo:font-size="16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28" style:family="text">
      <style:text-properties fo:color="#00688b" loext:opacity="100%" style:font-name="Liberation Mono2" fo:font-size="16pt" fo:language="zxx" fo:country="none" fo:font-style="normal" fo:font-weight="bold" style:letter-kerning="true" style:font-name-asian="Liberation Mono2" style:font-size-asian="18pt" style:font-name-complex="Liberation Mono2" style:font-size-complex="18pt"/>
    </style:style>
    <style:style style:name="T29" style:family="text">
      <style:text-properties fo:color="#008b45" loext:opacity="100%" style:font-name="Liberation Mono2" fo:font-size="16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30" style:family="text">
      <style:text-properties fo:color="#8b008b" loext:opacity="100%" style:font-name="Liberation Mono2" fo:font-size="16pt" fo:language="zxx" fo:country="none" fo:font-style="normal" fo:font-weight="bold" style:letter-kerning="true" style:font-name-asian="Liberation Mono2" style:font-size-asian="18pt" style:font-name-complex="Liberation Mono2" style:font-size-complex="18pt"/>
    </style:style>
    <style:style style:name="T31" style:family="text">
      <style:text-properties fo:color="#b452cd" loext:opacity="100%" style:font-name="Liberation Mono2" fo:font-size="16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6pt" fo:language="zxx" fo:country="none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cd5555" loext:opacity="100%" style:font-name="Liberation Mono2" fo:font-size="16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34" style:family="text">
      <style:text-properties fo:color="#000000" loext:opacity="100%" style:font-name="Liberation Mono2" fo:font-size="16pt" fo:language="zxx" fo:country="none" style:letter-kerning="true" style:font-name-asian="Liberation Mono2" style:font-size-asian="18pt" style:font-name-complex="Liberation Mono2" style:font-size-complex="18pt"/>
    </style:style>
    <style:style style:name="T35" style:family="text">
      <style:text-properties fo:color="#228b22" loext:opacity="100%" style:font-name="Liberation Mono2" fo:font-size="16pt" fo:language="zxx" fo:country="none" fo:font-style="normal" fo:font-weight="normal" style:letter-kerning="true" style:font-name-asian="Liberation Mono2" style:font-size-asian="18pt" style:font-name-complex="Liberation Mono2" style:font-size-complex="18pt"/>
    </style:style>
    <style:style style:name="T36" style:family="text">
      <style:text-properties fo:color="#c5000b" loext:opacity="100%" fo:font-size="18pt"/>
    </style:style>
    <style:style style:name="T37" style:family="text">
      <style:text-properties fo:color="#000099" loext:opacity="100%" fo:font-size="18pt"/>
    </style:style>
    <style:style style:name="T38" style:family="text">
      <style:text-properties fo:font-size="18pt"/>
    </style:style>
    <style:style style:name="T39" style:family="text">
      <style:text-properties fo:color="#00688b" loext:opacity="100%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40" style:family="text">
      <style:text-properties fo:color="#000000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1" style:family="text">
      <style:text-properties fo:color="#008b45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2" style:family="text">
      <style:text-properties fo:color="#8b008b" loext:opacity="100%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43" style:family="text">
      <style:text-properties fo:color="#b452cd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4" style:family="text">
      <style:text-properties fo:color="#cd5555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5" style:family="text">
      <style:text-properties fo:color="#1e889b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6" style:family="text">
      <style:text-properties fo:color="#228b22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47" style:family="text">
      <style:text-properties fo:color="#000000" loext:opacity="100%" style:font-name="Liberation Mono2" fo:font-size="14pt" fo:language="zxx" fo:country="none" style:letter-kerning="true" style:font-name-asian="Liberation Mono2" style:font-size-asian="14pt" style:font-name-complex="Liberation Mono2" style:font-size-complex="14pt"/>
    </style:style>
    <style:style style:name="T48" style:family="text">
      <style:text-properties fo:color="#c5000b" loext:opacity="100%"/>
    </style:style>
    <style:style style:name="T49" style:family="text">
      <style:text-properties fo:color="#c9211e" loext:opacity="100%" style:font-name="Liberation Mono2" fo:font-size="14pt" fo:language="zxx" fo:country="none" fo:font-style="normal" fo:font-weight="bold" style:letter-kerning="true" style:font-name-asian="Liberation Mono2" style:font-size-asian="14pt" style:font-weight-asian="bold" style:font-name-complex="Liberation Mono2" style:font-size-complex="14pt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d5555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bold" style:font-name-complex="Liberation Mono2" style:font-size-complex="1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d5555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cd5555" loext:opacity="100%" style:font-name="Liberation Mono2" fo:font-size="14pt" fo:language="zxx" fo:country="none" fo:font-style="normal" fo:font-weight="normal" style:letter-kerning="true" style:font-name-asian="Liberation Mono2" style:font-size-asian="14pt" style:font-weight-asian="bold" style:font-name-complex="Liberation Mono2" style:font-size-complex="14pt" style:font-weight-complex="bold"/>
    </style:style>
    <style:style style:name="T54" style:family="text">
      <style:text-properties fo:color="#a61717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55" style:family="text">
      <style:text-properties fo:color="#8b008b" loext:opacity="100%" style:text-line-through-style="solid" style:text-line-through-type="single" style:font-name="Liberation Mono2" fo:font-size="14pt" fo:language="zxx" fo:country="none" fo:font-style="normal" fo:font-weight="bold" style:letter-kerning="true" style:font-name-asian="Liberation Mono2" style:font-size-asian="14pt" style:font-name-complex="Liberation Mono2" style:font-size-complex="14pt"/>
    </style:style>
    <style:style style:name="T56" style:family="text">
      <style:text-properties fo:font-size="22pt" fo:language="en" fo:country="US" style:font-size-asian="22pt" style:font-size-complex="22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language="en" fo:country="US" fo:font-style="italic" style:font-style-asian="italic" style:font-style-complex="italic"/>
    </style:style>
    <style:style style:name="T59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60" style:family="text">
      <style:text-properties fo:font-variant="normal" fo:text-transform="none" fo:color="#0068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b008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bold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28b22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9211e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64" style:family="text">
      <style:text-properties fo:font-variant="normal" fo:text-transform="none" fo:color="#b452cd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4586" loext:opacity="100%" style:font-name="Liberation Mono2" fo:font-size="14pt" fo:language="zxx" fo:country="none" style:letter-kerning="true" style:font-name-asian="Liberation Mono2" style:font-size-asian="14pt" style:font-name-complex="Liberation Mono2" style:font-size-complex="14pt"/>
    </style:style>
    <style:style style:name="T66" style:family="text">
      <style:text-properties style:font-name="Liberation Mono2" fo:font-size="14pt" style:letter-kerning="true" style:font-name-asian="Liberation Mono2" style:font-size-asian="14pt" style:font-name-complex="Liberation Mono2" style:font-size-complex="14pt"/>
    </style:style>
    <style:style style:name="T67" style:family="text">
      <style:text-properties fo:color="#000000" loext:opacity="100%" style:font-name="Liberation Mono2" fo:font-size="14pt" style:letter-kerning="true" style:font-name-asian="Liberation Mono2" style:font-size-asian="14pt" style:font-name-complex="Liberation Mono2" style:font-size-complex="14pt"/>
    </style:style>
    <style:style style:name="T68" style:family="text">
      <style:text-properties fo:color="#8b008b" loext:opacity="100%" style:font-name="Liberation Mono2" fo:font-size="14pt" fo:language="zxx" fo:country="none" fo:font-style="normal" fo:font-weight="bold" style:font-name-asian="Liberation Mono2" style:font-size-asian="14pt" style:font-name-complex="Liberation Mono2" style:font-size-complex="14pt"/>
    </style:style>
    <style:style style:name="T69" style:family="text">
      <style:text-properties fo:color="#000000" loext:opacity="100%" style:font-name="Liberation Mono2" fo:font-size="14pt" fo:language="zxx" fo:country="none" fo:font-style="normal" fo:font-weight="normal" style:font-name-asian="Liberation Mono2" style:font-size-asian="14pt" style:font-name-complex="Liberation Mono2" style:font-size-complex="14pt"/>
    </style:style>
    <style:style style:name="T70" style:family="text">
      <style:text-properties fo:color="#228b22" loext:opacity="100%" style:font-name="Liberation Mono2" fo:font-size="14pt" fo:language="zxx" fo:country="none" fo:font-style="normal" fo:font-weight="normal" style:font-name-asian="Liberation Mono2" style:font-size-asian="14pt" style:font-name-complex="Liberation Mono2" style:font-size-complex="14pt"/>
    </style:style>
    <style:style style:name="T71" style:family="text">
      <style:text-properties fo:color="#bbbbbb" loext:opacity="100%" style:font-name="Liberation Mono2" fo:font-size="14pt" fo:language="zxx" fo:country="none" fo:font-style="normal" fo:font-weight="normal" style:letter-kerning="true" style:font-name-asian="Liberation Mono2" style:font-size-asian="14pt" style:font-name-complex="Liberation Mono2" style:font-size-complex="14pt"/>
    </style:style>
    <style:style style:name="T72" style:family="text">
      <style:text-properties fo:font-variant="normal" fo:text-transform="none" fo:color="#bbbbbb" loext:opacity="100%" style:text-outline="false" style:text-line-through-style="none" style:text-line-through-type="none" style:font-name="Liberation Mono2" fo:font-size="14pt" fo:language="zxx" fo:country="none" fo:font-style="normal" fo:text-shadow="none" style:text-underline-style="none" fo:font-weight="normal" style:letter-kerning="true" style:font-name-asian="Liberation Mono2" style:font-size-asian="14pt" style:font-style-asian="normal" style:font-weight-asian="normal" style:font-name-complex="Liberation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style:font-name="Liberation Mono2" fo:font-size="14pt" fo:language="zxx" fo:country="none" fo:font-style="normal" style:letter-kerning="true" style:font-name-asian="Liberation Mono2" style:font-size-asian="14pt" style:font-name-complex="Liberation Mono2" style:font-size-complex="14pt"/>
    </style:style>
    <style:style style:name="T74" style:family="text">
      <style:text-properties fo:color="#bbbbbb" loext:opacity="100%" style:font-name="Liberation Mono1" fo:font-size="16pt" fo:language="zxx" fo:country="none" fo:font-style="normal" fo:font-weight="normal" style:letter-kerning="true" style:font-name-asian="Liberation Mono2" style:font-size-asian="16pt" style:font-name-complex="Liberation Mono2" style:font-size-complex="16pt"/>
    </style:style>
    <style:style style:name="T75" style:family="text">
      <style:text-properties fo:color="#008b45" loext:opacity="100%" style:font-name="Liberation Mono1" fo:font-size="16pt" fo:language="zxx" fo:country="none" fo:font-style="normal" fo:font-weight="bold" style:letter-kerning="true" style:font-name-asian="Liberation Mono2" style:font-size-asian="16pt" style:font-name-complex="Liberation Mono2" style:font-size-complex="16pt"/>
    </style:style>
    <style:style style:name="T76" style:family="text">
      <style:text-properties fo:font-variant="normal" fo:text-transform="none" fo:color="#bbbbbb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452cd" loext:opacity="100%" style:text-outline="false" style:text-line-through-style="none" style:text-line-through-type="none" style:font-name="Liberation Mono1" fo:font-size="16pt" fo:language="zxx" fo:country="none" fo:font-style="normal" fo:text-shadow="none" style:text-underline-style="none" fo:font-weight="normal" style:letter-kerning="true" style:font-name-asian="Liberation Mono2" style:font-size-asian="16pt" style:font-style-asian="normal" style:font-weight-asian="normal" style:font-name-complex="Liberation Mono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00" loext:opacity="100%" style:font-name="Liberation Mono1" fo:font-size="16pt" fo:language="zxx" fo:country="none" fo:font-style="normal" fo:font-weight="normal" style:font-size-asian="16pt" style:font-size-complex="16pt"/>
    </style:style>
    <style:style style:name="T79" style:family="text">
      <style:text-properties fo:color="#00688b" loext:opacity="100%" style:font-name="Liberation Mono1" fo:font-size="16pt" fo:language="zxx" fo:country="none" fo:font-style="normal" fo:font-weight="bold" style:font-size-asian="16pt" style:font-size-complex="16pt"/>
    </style:style>
    <style:style style:name="T80" style:family="text">
      <style:text-properties fo:color="#b452cd" loext:opacity="100%" style:font-name="Liberation Mono1" fo:font-size="16pt" fo:language="zxx" fo:country="none" fo:font-style="normal" fo:font-weight="normal" style:font-size-asian="16pt" style:font-size-complex="16pt"/>
    </style:style>
    <style:style style:name="T81" style:family="text">
      <style:text-properties fo:color="#228b22" loext:opacity="100%" style:font-name="Liberation Mono1" fo:font-size="16pt" fo:language="zxx" fo:country="none" fo:font-style="normal" fo:font-weight="normal" style:font-size-asian="16pt" style:font-size-complex="16pt"/>
    </style:style>
    <style:style style:name="T82" style:family="text">
      <style:text-properties fo:color="#8b008b" loext:opacity="100%" style:font-name="Liberation Mono1" fo:font-size="16pt" fo:language="zxx" fo:country="none" fo:font-style="normal" fo:font-weight="bold" style:font-size-asian="16pt" style:font-size-complex="16pt"/>
    </style:style>
    <style:style style:name="T83" style:family="text">
      <style:text-properties fo:color="#c9211e" loext:opacity="100%" style:font-name="Liberation Mono1" fo:font-size="16pt" fo:language="zxx" fo:country="none" fo:font-style="normal" fo:font-weight="bold" style:font-size-asian="16pt" style:font-weight-asian="bold" style:font-size-complex="16pt" style:font-weight-complex="bold"/>
    </style:style>
    <style:style style:name="T84" style:family="text">
      <style:text-properties fo:color="#008b45" loext:opacity="100%" style:font-name="Liberation Mono1" fo:font-size="16pt" fo:language="zxx" fo:country="none" fo:font-style="normal" fo:font-weight="normal" style:font-size-asian="16pt" style:font-size-complex="16pt"/>
    </style:style>
    <style:style style:name="T85" style:family="text">
      <style:text-properties fo:language="zxx" fo:country="none"/>
    </style:style>
    <style:style style:name="T86" style:family="text">
      <style:text-properties fo:color="#004586" loext:opacity="100%" style:font-name="Liberation Mono1" fo:font-size="16pt" fo:language="zxx" fo:country="none" style:font-size-asian="16pt" style:font-size-complex="16pt"/>
    </style:style>
    <style:style style:name="T87" style:family="text">
      <style:text-properties fo:color="#b2b2b2" loext:opacity="100%" style:font-name="Liberation Mono1" fo:font-size="16pt" fo:language="zxx" fo:country="none" fo:font-style="normal" fo:font-weight="bold" style:font-size-asian="16pt" style:font-size-complex="16pt"/>
    </style:style>
    <style:style style:name="T88" style:family="text">
      <style:text-properties fo:color="#b2b2b2" loext:opacity="100%" style:font-name="Liberation Mono1" fo:font-size="16pt" fo:language="zxx" fo:country="none" fo:font-style="normal" fo:font-weight="normal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Zoltán Porkoláb: Basic C++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asic C++</text:span></text:p>
          </draw:text-box>
        </draw:frame>
        <draw:frame presentation:style-name="pr2" draw:text-style-name="P1" draw:layer="layout" svg:width="25.199cm" svg:height="12.179cm" svg:x="1.016cm" svg:y="6.617cm" presentation:class="outline" presentation:user-transformed="true">
          <draw:text-box>
            <text:list text:style-name="L2">
              <text:list-header>
                <text:p text:style-name="P2"><text:span text:style-name="T2">7 - Lambda</text:span></text:p>
                <text:p text:style-name="P2"><text:span text:style-name="T2"/></text:p>
                <text:p text:style-name="P2"><text:span text:style-name="T2"/></text:p>
                <text:p text:style-name="P2"><text:span text:style-name="T2">Dr. Porkoláb Zoltán Károly</text:span></text:p>
                <text:p text:style-name="P2"><text:span text:style-name="T2"><text:a xlink:href="mailto:gsd@inf.elte.hu" xlink:type="simple">gsd@inf.elte.hu</text:a></text:span></text:p>
                <text:p text:style-name="P2"><text:span text:style-name="T2"><text:a xlink:href="http://gsd.web.elte.hu/" xlink:type="simple">http://gsd.web.elte.hu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mbda functions</text:span></text:p>
          </draw:text-box>
        </draw:frame>
        <draw:frame presentation:style-name="pr2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Terminology</text:span></text:p>
              </text:list-item>
              <text:list-item>
                <text:p><text:span text:style-name="T2">How it is compiled</text:span></text:p>
              </text:list-item>
              <text:list-item>
                <text:p><text:span text:style-name="T2">Capture by value and reference</text:span></text:p>
              </text:list-item>
              <text:list-item>
                <text:p><text:span text:style-name="T2">Mutable lambdas</text:span></text:p>
              </text:list-item>
              <text:list-item>
                <text:p><text:span text:style-name="T2">Use of this</text:span></text:p>
              </text:list-item>
              <text:list-item>
                <text:p><text:span text:style-name="T2">Init capture and generalized lambdas in C++14</text:span></text:p>
              </text:list-item>
              <text:list-item>
                <text:p><text:span text:style-name="T2">Constexpr lambda and capture *this and C++17</text:span></text:p>
                <text:p><text:span text:style-name="T2"/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Functor</text:p>
          </draw:text-box>
        </draw:frame>
        <draw:frame draw:style-name="gr2" draw:text-style-name="P6" draw:layer="layout" svg:width="27.028cm" svg:height="18.971cm" svg:x="1.27cm" svg:y="2.54cm">
          <draw:text-box>
            <text:p text:style-name="P5"><text:span text:style-name="T3">#include</text:span><text:span text:style-name="T4"> </text:span><text:span text:style-name="T5">&lt;algorithm&gt;</text:span></text:p>
            <text:p text:style-name="P5"><text:span text:style-name="T3">#include</text:span><text:span text:style-name="T4"> </text:span><text:span text:style-name="T5">&lt;iostream&gt;</text:span></text:p>
            <text:p text:style-name="P5"><text:span text:style-name="T3">#include</text:span><text:span text:style-name="T4"> </text:span><text:span text:style-name="T5">&lt;vector&gt;</text:span></text:p>
            <text:p text:style-name="P5"><text:span text:style-name="T4"/></text:p>
            <text:p text:style-name="P5"><text:span text:style-name="T6">using</text:span><text:span text:style-name="T4"> </text:span><text:span text:style-name="T6">namespace</text:span><text:span text:style-name="T4"> std;</text:span></text:p>
            <text:p text:style-name="P5"><text:span text:style-name="T4"/></text:p>
            <text:p text:style-name="P5"><text:span text:style-name="T6">struct</text:span><text:span text:style-name="T4"> PrinterFunctor </text:span></text:p>
            <text:p text:style-name="P5"><text:span text:style-name="T4">{</text:span></text:p>
            <text:p text:style-name="P5"><text:span text:style-name="T7"><text:s text:c="2"/></text:span><text:span text:style-name="T8">void</text:span><text:span text:style-name="T7"> </text:span><text:span text:style-name="T9">operator</text:span><text:span text:style-name="T7">()(</text:span><text:span text:style-name="T8">int</text:span><text:span text:style-name="T7"> n) </text:span><text:span text:style-name="T9">const</text:span><text:span text:style-name="T7"> </text:span><text:span text:style-name="T4">{ cout &lt;&lt; n &lt;&lt; </text:span><text:span text:style-name="T10">" "</text:span><text:span text:style-name="T4">; }</text:span></text:p>
            <text:p text:style-name="P5"><text:span text:style-name="T4">};</text:span></text:p>
            <text:p text:style-name="P5"><text:span text:style-name="T4"/></text:p>
            <text:p text:style-name="P5"><text:span text:style-name="T11">int</text:span><text:span text:style-name="T4"> </text:span><text:span text:style-name="T12">main</text:span><text:span text:style-name="T4">()</text:span></text:p>
            <text:p text:style-name="P5"><text:span text:style-name="T4">{</text:span></text:p>
            <text:p text:style-name="P5"><text:span text:style-name="T4"><text:s text:c="4"/></text:span><text:span text:style-name="T4">vector&lt;</text:span><text:span text:style-name="T11">int</text:span><text:span text:style-name="T4">&gt; v;</text:span></text:p>
            <text:p text:style-name="P5"><text:span text:style-name="T4"><text:s text:c="4"/></text:span><text:span text:style-name="T6">for</text:span><text:span text:style-name="T4">(</text:span><text:span text:style-name="T11">int</text:span><text:span text:style-name="T4"> i = </text:span><text:span text:style-name="T13">0</text:span><text:span text:style-name="T4">; i &lt; </text:span><text:span text:style-name="T13">10</text:span><text:span text:style-name="T4">; ++i)</text:span></text:p>
            <text:p text:style-name="P5"><text:span text:style-name="T4"><text:s text:c="8"/></text:span><text:span text:style-name="T4">v.push_back(i);</text:span></text:p>
            <text:p text:style-name="P5"><text:span text:style-name="T4"/></text:p>
            <text:p text:style-name="P5"><text:span text:style-name="T4"><text:s text:c="4"/></text:span><text:span text:style-name="T4">for_each(v.begin(), v.end(), PrinterFunctor());</text:span></text:p>
            <text:p text:style-name="P5"><text:span text:style-name="T4"><text:s text:c="4"/></text:span><text:span text:style-name="T4">cout &lt;&lt; endl;</text:span></text:p>
            <text:p text:style-name="P5"><text:span text:style-name="T4"><text:s text:c="4"/></text:span><text:span text:style-name="T6">return</text:span><text:span text:style-name="T4"> </text:span><text:span text:style-name="T13">0</text:span><text:span text:style-name="T4">;</text:span></text:p>
            <text:p text:style-name="P5"><text:span text:style-name="T4">}</text:span></text:p>
            <text:p text:style-name="P5"><text:span text:style-name="T4"/></text:p>
            <text:p text:style-name="P5"><text:span text:style-name="T14">$</text:span><text:span text:style-name="T4"> g++ l.cpp</text:span></text:p>
            <text:p text:style-name="P5"><text:span text:style-name="T14">$</text:span><text:span text:style-name="T4"> ./a.out</text:span></text:p>
            <text:p text:style-name="P5"><text:span text:style-name="T13">0</text:span><text:span text:style-name="T4"> </text:span><text:span text:style-name="T13">1</text:span><text:span text:style-name="T4"> </text:span><text:span text:style-name="T13">2</text:span><text:span text:style-name="T4"> </text:span><text:span text:style-name="T13">3</text:span><text:span text:style-name="T4"> </text:span><text:span text:style-name="T13">4</text:span><text:span text:style-name="T4"> </text:span><text:span text:style-name="T13">5</text:span><text:span text:style-name="T4"> </text:span><text:span text:style-name="T13">6</text:span><text:span text:style-name="T4"> </text:span><text:span text:style-name="T13">7</text:span><text:span text:style-name="T4"> </text:span><text:span text:style-name="T13">8</text:span><text:span text:style-name="T4"> </text:span><text:span text:style-name="T13">9</text:span></text:p>
            <text:p text:style-name="P5"><text:span text:style-name="T1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Lambda</text:p>
          </draw:text-box>
        </draw:frame>
        <draw:frame draw:style-name="gr3" draw:text-style-name="P8" draw:layer="layout" svg:width="27.028cm" svg:height="16.937cm" svg:x="1.27cm" svg:y="3.556cm">
          <draw:text-box>
            <text:p text:style-name="P5"><text:span text:style-name="T16">#include</text:span><text:span text:style-name="T17"> </text:span><text:span text:style-name="T18">&lt;algorithm&gt;</text:span></text:p>
            <text:p text:style-name="P5"><text:span text:style-name="T16">#include</text:span><text:span text:style-name="T17"> </text:span><text:span text:style-name="T18">&lt;iostream&gt;</text:span></text:p>
            <text:p text:style-name="P5"><text:span text:style-name="T16">#include</text:span><text:span text:style-name="T17"> </text:span><text:span text:style-name="T18">&lt;vector&gt;</text:span></text:p>
            <text:p text:style-name="P5"><text:span text:style-name="T17"/></text:p>
            <text:p text:style-name="P5"><text:span text:style-name="T19">using</text:span><text:span text:style-name="T17"> </text:span><text:span text:style-name="T19">namespace</text:span><text:span text:style-name="T17"> std;</text:span></text:p>
            <text:p text:style-name="P5"><text:span text:style-name="T17"/></text:p>
            <text:p text:style-name="P5"><text:span text:style-name="T20">int</text:span><text:span text:style-name="T17"> </text:span><text:span text:style-name="T21">main</text:span><text:span text:style-name="T17">()</text:span></text:p>
            <text:p text:style-name="P5"><text:span text:style-name="T17">{</text:span></text:p>
            <text:p text:style-name="P5"><text:span text:style-name="T17"><text:s text:c="4"/></text:span><text:span text:style-name="T17">vector&lt;</text:span><text:span text:style-name="T20">int</text:span><text:span text:style-name="T17">&gt; v;</text:span></text:p>
            <text:p text:style-name="P5"><text:span text:style-name="T17"><text:s text:c="4"/></text:span><text:span text:style-name="T19">for</text:span><text:span text:style-name="T17">(</text:span><text:span text:style-name="T20">int</text:span><text:span text:style-name="T17"> i = </text:span><text:span text:style-name="T22">0</text:span><text:span text:style-name="T17">; i &lt; </text:span><text:span text:style-name="T22">10</text:span><text:span text:style-name="T17">; ++i)</text:span></text:p>
            <text:p text:style-name="P5"><text:span text:style-name="T17"><text:s text:c="8"/></text:span><text:span text:style-name="T17">v.push_back(i);</text:span></text:p>
            <text:p text:style-name="P5"><text:span text:style-name="T17"/></text:p>
            <text:p text:style-name="P5"><text:span text:style-name="T17"><text:s text:c="4"/></text:span><text:span text:style-name="T17">for_each(v.begin(), v.end(), [](</text:span><text:span text:style-name="T20">int</text:span><text:span text:style-name="T17"> n) { cout &lt;&lt; n &lt;&lt; </text:span><text:span text:style-name="T23">" "</text:span><text:span text:style-name="T17">; });</text:span></text:p>
            <text:p text:style-name="P5"><text:span text:style-name="T17"><text:s text:c="4"/></text:span><text:span text:style-name="T17">cout &lt;&lt; endl;</text:span></text:p>
            <text:p text:style-name="P5"><text:span text:style-name="T17"><text:s text:c="4"/></text:span><text:span text:style-name="T19">return</text:span><text:span text:style-name="T17"> </text:span><text:span text:style-name="T22">0</text:span><text:span text:style-name="T17">;</text:span></text:p>
            <text:p text:style-name="P5"><text:span text:style-name="T17">}</text:span></text:p>
            <text:p text:style-name="P5"><text:span text:style-name="T17"/></text:p>
            <text:p text:style-name="P5"><text:span text:style-name="T24">$</text:span><text:span text:style-name="T17"> g++ l.cpp</text:span></text:p>
            <text:p text:style-name="P5"><text:span text:style-name="T24">$</text:span><text:span text:style-name="T17"> ./a.out</text:span></text:p>
            <text:p text:style-name="P5"><text:span text:style-name="T22">0</text:span><text:span text:style-name="T17"> </text:span><text:span text:style-name="T22">1</text:span><text:span text:style-name="T17"> </text:span><text:span text:style-name="T22">2</text:span><text:span text:style-name="T17"> </text:span><text:span text:style-name="T22">3</text:span><text:span text:style-name="T17"> </text:span><text:span text:style-name="T22">4</text:span><text:span text:style-name="T17"> </text:span><text:span text:style-name="T22">5</text:span><text:span text:style-name="T17"> </text:span><text:span text:style-name="T22">6</text:span><text:span text:style-name="T17"> </text:span><text:span text:style-name="T22">7</text:span><text:span text:style-name="T17"> </text:span><text:span text:style-name="T22">8</text:span><text:span text:style-name="T17"> </text:span><text:span text:style-name="T22">9</text:span></text:p>
            <text:p text:style-name="P5"><text:span text:style-name="T25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4" draw:text-style-name="P9" draw:layer="layout" svg:width="27.028cm" svg:height="13.67cm" svg:x="1.27cm" svg:y="4.556cm">
          <draw:text-box>
            <text:p text:style-name="P5"><text:span text:style-name="T26"><text:s/></text:span></text:p>
            <text:p text:style-name="P5"><text:span text:style-name="T27"/></text:p>
            <text:p text:style-name="P5"><text:span text:style-name="T27"/></text:p>
            <text:p text:style-name="P5"><text:span text:style-name="T26"><text:s/></text:span></text:p>
            <text:p text:style-name="P5"><text:span text:style-name="T27"><text:s/></text:span></text:p>
            <text:p text:style-name="P5"><text:span text:style-name="T27"><text:s text:c="2"/></text:span></text:p>
            <text:p text:style-name="P5"><text:span text:style-name="T27"/></text:p>
            <text:p text:style-name="P5"><text:span text:style-name="T27"/></text:p>
            <text:p text:style-name="P5"><text:span text:style-name="T28">int</text:span><text:span text:style-name="T27"> </text:span><text:span text:style-name="T29">main</text:span><text:span text:style-name="T27">()</text:span></text:p>
            <text:p text:style-name="P5"><text:span text:style-name="T27">{</text:span></text:p>
            <text:p text:style-name="P5"><text:span text:style-name="T27"><text:s text:c="4"/></text:span><text:span text:style-name="T27">vector&lt;</text:span><text:span text:style-name="T28">int</text:span><text:span text:style-name="T27">&gt; v;</text:span></text:p>
            <text:p text:style-name="P5"><text:span text:style-name="T27"><text:s text:c="4"/></text:span><text:span text:style-name="T30">for</text:span><text:span text:style-name="T27">(</text:span><text:span text:style-name="T28">int</text:span><text:span text:style-name="T27"> i = </text:span><text:span text:style-name="T31">0</text:span><text:span text:style-name="T27">; i &lt; </text:span><text:span text:style-name="T31">10</text:span><text:span text:style-name="T27">; ++i)</text:span></text:p>
            <text:p text:style-name="P5"><text:span text:style-name="T27"><text:s text:c="8"/></text:span><text:span text:style-name="T27">v.push_back(i);</text:span></text:p>
            <text:p text:style-name="P5"><text:span text:style-name="T27"/></text:p>
            <text:p text:style-name="P5"><text:span text:style-name="T32"><text:s text:c="4"/></text:span><text:span text:style-name="T32">for_each(v.begin(), v.end(), </text:span><text:span text:style-name="T27">[](</text:span><text:span text:style-name="T28">int</text:span><text:span text:style-name="T27"> n) { cout &lt;&lt; n &lt;&lt; </text:span><text:span text:style-name="T33">" "</text:span><text:span text:style-name="T27">; } );</text:span></text:p>
            <text:p text:style-name="P5"><text:span text:style-name="T27"><text:s text:c="4"/></text:span><text:span text:style-name="T27">cout &lt;&lt; endl;</text:span></text:p>
            <text:p text:style-name="P5"><text:span text:style-name="T27"><text:s text:c="4"/></text:span><text:span text:style-name="T30">return</text:span><text:span text:style-name="T27"> </text:span><text:span text:style-name="T31">0</text:span><text:span text:style-name="T27">;</text:span></text:p>
            <text:p text:style-name="P5"><text:span text:style-name="T27">}</text:span></text:p>
            <text:p text:style-name="P5"><text:span text:style-name="T34"/></text:p>
            <text:p text:style-name="P5"><text:span text:style-name="T34"/></text:p>
            <text:p text:style-name="P5"><text:span text:style-name="T34"/></text:p>
          </draw:text-box>
        </draw:frame>
        <draw:frame presentation:style-name="pr1" draw:text-style-name="P4" draw:layer="layout" svg:width="25.199cm" svg:height="3.506cm" svg:x="0.963cm" svg:y="0cm" presentation:class="title" presentation:user-transformed="true">
          <draw:text-box>
            <text:p>Lambdas are mapped to functors</text:p>
          </draw:text-box>
        </draw:frame>
        <draw:custom-shape draw:style-name="gr5" draw:text-style-name="P10" draw:layer="layout" svg:width="10.842cm" svg:height="1.016cm" svg:x="12.526cm" svg:y="13.402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6" draw:text-style-name="P9" draw:layer="layout" svg:width="27.028cm" svg:height="13.67cm" svg:x="1.27cm" svg:y="4.556cm">
          <draw:text-box>
            <text:p text:style-name="P5"><text:span text:style-name="T35">// [](int n) { cout &lt;&lt; n &lt;&lt; " "; }</text:span></text:p>
            <text:p text:style-name="P5"><text:span text:style-name="T27"/></text:p>
            <text:p text:style-name="P5"><text:span text:style-name="T27"/></text:p>
            <text:p text:style-name="P5"><text:span text:style-name="T30">struct</text:span><text:span text:style-name="T27"> LambdaFunctor</text:span></text:p>
            <text:p text:style-name="P5"><text:span text:style-name="T27">{</text:span></text:p>
            <text:p text:style-name="P5"><text:span text:style-name="T27"><text:s text:c="4"/></text:span><text:span text:style-name="T28">void</text:span><text:span text:style-name="T27"> </text:span><text:span text:style-name="T30">operator</text:span><text:span text:style-name="T27">() (</text:span><text:span text:style-name="T28">int</text:span><text:span text:style-name="T27"> n) </text:span><text:span text:style-name="T30">const</text:span><text:span text:style-name="T27"> { cout &lt;&lt; n &lt;&lt; </text:span><text:span text:style-name="T33">" "</text:span><text:span text:style-name="T27">; }</text:span></text:p>
            <text:p text:style-name="P5"><text:span text:style-name="T27">};</text:span></text:p>
            <text:p text:style-name="P5"><text:span text:style-name="T27"/></text:p>
            <text:p text:style-name="P5"><text:span text:style-name="T28">int</text:span><text:span text:style-name="T27"> </text:span><text:span text:style-name="T29">main</text:span><text:span text:style-name="T27">()</text:span></text:p>
            <text:p text:style-name="P5"><text:span text:style-name="T27">{</text:span></text:p>
            <text:p text:style-name="P5"><text:span text:style-name="T27"><text:s text:c="4"/></text:span><text:span text:style-name="T27">vector&lt;</text:span><text:span text:style-name="T28">int</text:span><text:span text:style-name="T27">&gt; v;</text:span></text:p>
            <text:p text:style-name="P5"><text:span text:style-name="T27"><text:s text:c="4"/></text:span><text:span text:style-name="T30">for</text:span><text:span text:style-name="T27">(</text:span><text:span text:style-name="T28">int</text:span><text:span text:style-name="T27"> i = </text:span><text:span text:style-name="T31">0</text:span><text:span text:style-name="T27">; i &lt; </text:span><text:span text:style-name="T31">10</text:span><text:span text:style-name="T27">; ++i)</text:span></text:p>
            <text:p text:style-name="P5"><text:span text:style-name="T27"><text:s text:c="8"/></text:span><text:span text:style-name="T27">v.push_back(i);</text:span></text:p>
            <text:p text:style-name="P5"><text:span text:style-name="T27"/></text:p>
            <text:p text:style-name="P5"><text:span text:style-name="T27"><text:s text:c="4"/></text:span><text:span text:style-name="T27">for_each(v.begin(), v.end(), LambdaFunctor() );</text:span></text:p>
            <text:p text:style-name="P5"><text:span text:style-name="T27"><text:s text:c="4"/></text:span><text:span text:style-name="T27">cout &lt;&lt; endl;</text:span></text:p>
            <text:p text:style-name="P5"><text:span text:style-name="T27"><text:s text:c="4"/></text:span><text:span text:style-name="T30">return</text:span><text:span text:style-name="T27"> </text:span><text:span text:style-name="T31">0</text:span><text:span text:style-name="T27">;</text:span></text:p>
            <text:p text:style-name="P5"><text:span text:style-name="T27">}</text:span></text:p>
            <text:p text:style-name="P5"><text:span text:style-name="T34"/></text:p>
            <text:p text:style-name="P5"><text:span text:style-name="T34"/></text:p>
            <text:p text:style-name="P5"><text:span text:style-name="T34"/></text:p>
          </draw:text-box>
        </draw:frame>
        <draw:frame presentation:style-name="pr1" draw:text-style-name="P4" draw:layer="layout" svg:width="25.199cm" svg:height="3.506cm" svg:x="0.963cm" svg:y="0cm" presentation:class="title" presentation:user-transformed="true">
          <draw:text-box>
            <text:p>Lambdas are mapped to functors</text:p>
          </draw:text-box>
        </draw:frame>
        <draw:custom-shape draw:style-name="gr7" draw:text-style-name="P10" draw:layer="layout" svg:width="5.354cm" svg:height="1.016cm" svg:x="12.526cm" svg:y="13.402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8" draw:text-style-name="P8" draw:layer="layout" svg:width="27.028cm" svg:height="16.937cm" svg:x="1.27cm" svg:y="3.656cm">
          <draw:text-box>
            <text:p text:style-name="P5"><text:span text:style-name="T16">#include</text:span><text:span text:style-name="T17"> </text:span><text:span text:style-name="T18">&lt;algorithm&gt;</text:span></text:p>
            <text:p text:style-name="P5"><text:span text:style-name="T16">#include</text:span><text:span text:style-name="T17"> </text:span><text:span text:style-name="T18">&lt;iostream&gt;</text:span></text:p>
            <text:p text:style-name="P5"><text:span text:style-name="T16">#include</text:span><text:span text:style-name="T17"> </text:span><text:span text:style-name="T18">&lt;vector&gt;</text:span></text:p>
            <text:p text:style-name="P5"><text:span text:style-name="T17"/></text:p>
            <text:p text:style-name="P5"><text:span text:style-name="T19">using</text:span><text:span text:style-name="T17"> </text:span><text:span text:style-name="T19">namespace</text:span><text:span text:style-name="T17"> std;</text:span></text:p>
            <text:p text:style-name="P5"><text:span text:style-name="T17"/></text:p>
            <text:p text:style-name="P5"><text:span text:style-name="T20">int</text:span><text:span text:style-name="T17"> </text:span><text:span text:style-name="T21">main</text:span><text:span text:style-name="T17">()</text:span></text:p>
            <text:p text:style-name="P5"><text:span text:style-name="T17">{</text:span></text:p>
            <text:p text:style-name="P5"><text:span text:style-name="T17"><text:s text:c="4"/></text:span><text:span text:style-name="T17">vector&lt;</text:span><text:span text:style-name="T20">int</text:span><text:span text:style-name="T17">&gt; v;</text:span></text:p>
            <text:p text:style-name="P5"><text:span text:style-name="T17"><text:s text:c="4"/></text:span><text:span text:style-name="T19">for</text:span><text:span text:style-name="T17">(</text:span><text:span text:style-name="T20">int</text:span><text:span text:style-name="T17"> i = </text:span><text:span text:style-name="T22">0</text:span><text:span text:style-name="T17">; i &lt; </text:span><text:span text:style-name="T22">10</text:span><text:span text:style-name="T17">; ++i)</text:span></text:p>
            <text:p text:style-name="P5"><text:span text:style-name="T17"><text:s text:c="8"/></text:span><text:span text:style-name="T17">v.push_back(i);</text:span></text:p>
            <text:p text:style-name="P5"><text:span text:style-name="T17"/></text:p>
            <text:p text:style-name="P5"><text:span text:style-name="T17"><text:s text:c="4"/></text:span><text:span text:style-name="T17">for_each(v.begin(), v.end(), [](</text:span><text:span text:style-name="T20">int</text:span><text:span text:style-name="T17"> n) { cout &lt;&lt; n &lt;&lt; </text:span><text:span text:style-name="T23">" "</text:span><text:span text:style-name="T17">; });</text:span></text:p>
            <text:p text:style-name="P5"><text:span text:style-name="T17"><text:s text:c="4"/></text:span><text:span text:style-name="T17">cout &lt;&lt; endl;</text:span></text:p>
            <text:p text:style-name="P5"><text:span text:style-name="T17"><text:s text:c="4"/></text:span><text:span text:style-name="T19">return</text:span><text:span text:style-name="T17"> </text:span><text:span text:style-name="T22">0</text:span><text:span text:style-name="T17">;</text:span></text:p>
            <text:p text:style-name="P5"><text:span text:style-name="T17">}</text:span></text:p>
            <text:p text:style-name="P5"><text:span text:style-name="T17"/></text:p>
            <text:p text:style-name="P5"><text:span text:style-name="T24">$</text:span><text:span text:style-name="T17"> g++ l.cpp</text:span></text:p>
            <text:p text:style-name="P5"><text:span text:style-name="T24">$</text:span><text:span text:style-name="T17"> ./a.out</text:span></text:p>
            <text:p text:style-name="P5"><text:span text:style-name="T22">0</text:span><text:span text:style-name="T17"> </text:span><text:span text:style-name="T22">1</text:span><text:span text:style-name="T17"> </text:span><text:span text:style-name="T22">2</text:span><text:span text:style-name="T17"> </text:span><text:span text:style-name="T22">3</text:span><text:span text:style-name="T17"> </text:span><text:span text:style-name="T22">4</text:span><text:span text:style-name="T17"> </text:span><text:span text:style-name="T22">5</text:span><text:span text:style-name="T17"> </text:span><text:span text:style-name="T22">6</text:span><text:span text:style-name="T17"> </text:span><text:span text:style-name="T22">7</text:span><text:span text:style-name="T17"> </text:span><text:span text:style-name="T22">8</text:span><text:span text:style-name="T17"> </text:span><text:span text:style-name="T22">9</text:span></text:p>
            <text:p text:style-name="P5"><text:span text:style-name="T25"/></text:p>
          </draw:text-box>
        </draw:frame>
        <draw:frame presentation:style-name="pr1" draw:text-style-name="P4" draw:layer="layout" svg:width="25.199cm" svg:height="3.506cm" svg:x="0.963cm" svg:y="0cm" presentation:class="title" presentation:user-transformed="true">
          <draw:text-box>
            <text:p>Lambda</text:p>
          </draw:text-box>
        </draw:frame>
        <draw:frame draw:style-name="gr9" draw:text-style-name="P11" draw:layer="layout" svg:width="10.611cm" svg:height="0.962cm" svg:x="13.186cm" svg:y="8.906cm">
          <draw:text-box>
            <text:p><text:span text:style-name="T36">Lambda introducer with opt. capture</text:span></text:p>
          </draw:text-box>
        </draw:frame>
        <draw:line draw:style-name="gr10" draw:text-style-name="P12" draw:layer="layout" svg:x1="14.302cm" svg:y1="9.868cm" svg:x2="13.032cm" svg:y2="11.392cm">
          <text:p/>
        </draw:line>
        <draw:frame draw:style-name="gr11" draw:text-style-name="P13" draw:layer="layout" svg:width="9.125cm" svg:height="0.962cm" svg:x="7.636cm" svg:y="13.586cm">
          <draw:text-box>
            <text:p><text:span text:style-name="T37">Lambda parameter declaration</text:span></text:p>
          </draw:text-box>
        </draw:frame>
        <draw:line draw:style-name="gr10" draw:text-style-name="P12" draw:layer="layout" svg:x1="17.504cm" svg:y1="13.578cm" svg:x2="15.98cm" svg:y2="12.054cm">
          <text:p/>
        </draw:line>
        <draw:line draw:style-name="gr10" draw:text-style-name="P12" draw:layer="layout" svg:x1="13.632cm" svg:y1="13.586cm" svg:x2="14.648cm" svg:y2="12.008cm">
          <text:p/>
        </draw:line>
        <draw:frame draw:style-name="gr12" draw:text-style-name="P14" draw:layer="layout" svg:width="6.069cm" svg:height="1.673cm" svg:x="17.377cm" svg:y="13.386cm">
          <draw:text-box>
            <text:p><text:span text:style-name="T38">Optional return type</text:span></text:p>
            <text:p><text:span text:style-name="T38">in form: <text:s/>-&gt; type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mbda terminology</text:span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ambda expression</text:span></text:p>
                <text:list>
                  <text:list-header>
                    <text:p><text:span text:style-name="T2">[ ] <text:s/>(int n) <text:s/>{ <text:s text:c="7"/>}</text:span></text:p>
                  </text:list-header>
                </text:list>
              </text:list-item>
              <text:list-item>
                <text:p><text:span text:style-name="T2">Closure object</text:span></text:p>
                <text:list>
                  <text:list-item>
                    <text:p><text:span text:style-name="T2">Runtime object created from lambda expression</text:span></text:p>
                  </text:list-item>
                  <text:list-item>
                    <text:p><text:span text:style-name="T2">Copy constructable (but not copy assignable)</text:span></text:p>
                  </text:list-item>
                  <text:list-item>
                    <text:p><text:span text:style-name="T2">Can be stored in std::function</text:span></text:p>
                  </text:list-item>
                  <text:list-item>
                    <text:p><text:span text:style-name="T2">May hold captured variables</text:span></text:p>
                  </text:list-item>
                </text:list>
              </text:list-item>
              <text:list-item>
                <text:p><text:span text:style-name="T2">Closure class</text:span></text:p>
                <text:list>
                  <text:list-item>
                    <text:p><text:span text:style-name="T2">The type of the closure object</text:span></text:p>
                  </text:list-item>
                  <text:list-item>
                    <text:p><text:span text:style-name="T2">Deleted default constructor and copy assignment operato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13" draw:text-style-name="P16" draw:layer="layout" svg:width="24.234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40">deque&lt;</text:span><text:span text:style-name="T39">double</text:span><text:span text:style-name="T40">&gt; dd;</text:span></text:p>
            <text:p text:style-name="P5"><text:span text:style-name="T40"><text:s text:c="4"/></text:span><text:span text:style-name="T40">deque&lt;</text:span><text:span text:style-name="T39">int</text:span><text:span text:style-name="T40">&gt; <text:s text:c="3"/>di;</text:span></text:p>
            <text:p text:style-name="P5"><text:span text:style-name="T40"/></text:p>
            <text:p text:style-name="P5"><text:span text:style-name="T40"><text:s text:c="4"/></text:span><text:span text:style-name="T40">transform(v.begin(), v.end(), front_inserter(dd),</text:span></text:p>
            <text:p text:style-name="P5"><text:span text:style-name="T40"><text:tab/></text:span><text:span text:style-name="T40"><text:tab/></text:span><text:span text:style-name="T40"> <text:s text:c="24"/></text:span><text:span text:style-name="T40">[](</text:span><text:span text:style-name="T39">int</text:span><text:span text:style-name="T40"> n) -&gt; </text:span><text:span text:style-name="T39">double</text:span><text:span text:style-name="T40"> <text:s/>{ </text:span><text:span text:style-name="T42">return</text:span><text:span text:style-name="T40"> n / </text:span><text:span text:style-name="T43">2.0</text:span><text:span text:style-name="T40">; } );</text:span></text:p>
            <text:p text:style-name="P5"><text:span text:style-name="T40"/></text:p>
            <text:p text:style-name="P5"><text:span text:style-name="T40"><text:s text:c="4"/></text:span><text:span text:style-name="T40">transform(v.begin(), v.end(), back_inserter(di),</text:span></text:p>
            <text:p text:style-name="P15"><text:span text:style-name="T40"><text:s text:c="23"/></text:span><text:span text:style-name="T40"><text:tab/></text:span><text:span text:style-name="T40"><text:tab/></text:span><text:span text:style-name="T40"> <text:s text:c="3"/></text:span><text:span text:style-name="T40">[](</text:span><text:span text:style-name="T39">int</text:span><text:span text:style-name="T40"> n) -&gt; </text:span><text:span text:style-name="T39">int</text:span><text:span text:style-name="T40"> <text:s text:c="4"/>{ </text:span><text:span text:style-name="T42">return</text:span><text:span text:style-name="T40"> n / </text:span><text:span text:style-name="T43">2.0</text:span><text:span text:style-name="T40">; } );</text:span></text:p>
            <text:p text:style-name="P5"><text:span text:style-name="T40"/></text:p>
            <text:p text:style-name="P5"><text:span text:style-name="T40"><text:s text:c="4"/></text:span><text:span text:style-name="T40">for_each(dd.begin(), dd.end(), [](</text:span><text:span text:style-name="T39">double</text:span><text:span text:style-name="T40"> n) { cout &lt;&lt; n &lt;&lt; </text:span><text:span text:style-name="T44">" "</text:span><text:span text:style-name="T40">; });</text:span></text:p>
            <text:p text:style-name="P15"><text:span text:style-name="T40"><text:s text:c="4"/></text:span><text:span text:style-name="T40">cout &lt;&lt; endl;</text:span></text:p>
            <text:p text:style-name="P15"><text:span text:style-name="T40"><text:s text:c="4"/></text:span><text:span text:style-name="T40">for_each(di.begin(), di.end(), [](</text:span><text:span text:style-name="T39">double</text:span><text:span text:style-name="T40"> n) { cout &lt;&lt; n &lt;&lt; </text:span><text:span text:style-name="T44">" "</text:span><text:span text:style-name="T40">; });</text:span></text:p>
            <text:p text:style-name="P15"><text:span text:style-name="T40"><text:s text:c="4"/></text:span><text:span text:style-name="T40">cout &lt;&lt; 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4.5</text:span><text:span text:style-name="T40"> </text:span><text:span text:style-name="T43">4</text:span><text:span text:style-name="T40"> </text:span><text:span text:style-name="T43">3.5</text:span><text:span text:style-name="T40"> </text:span><text:span text:style-name="T43">3</text:span><text:span text:style-name="T40"> </text:span><text:span text:style-name="T43">2.5</text:span><text:span text:style-name="T40"> </text:span><text:span text:style-name="T43">2</text:span><text:span text:style-name="T40"> </text:span><text:span text:style-name="T43">1.5</text:span><text:span text:style-name="T40"> </text:span><text:span text:style-name="T43">1</text:span><text:span text:style-name="T40"> </text:span><text:span text:style-name="T43">0.5</text:span><text:span text:style-name="T40"> </text:span><text:span text:style-name="T43">0</text:span></text:p>
            <text:p text:style-name="P5"><text:span text:style-name="T43">0</text:span><text:span text:style-name="T40"> </text:span><text:span text:style-name="T43">0</text:span><text:span text:style-name="T40"> </text:span><text:span text:style-name="T43">1</text:span><text:span text:style-name="T40"> </text:span><text:span text:style-name="T43">1</text:span><text:span text:style-name="T40"> </text:span><text:span text:style-name="T43">2</text:span><text:span text:style-name="T40"> </text:span><text:span text:style-name="T43">2</text:span><text:span text:style-name="T40"> </text:span><text:span text:style-name="T43">3</text:span><text:span text:style-name="T40"> </text:span><text:span text:style-name="T43">3</text:span><text:span text:style-name="T40"> </text:span><text:span text:style-name="T43">4</text:span><text:span text:style-name="T40"> </text:span><text:span text:style-name="T43">4</text:span></text:p>
          </draw:text-box>
        </draw:frame>
        <draw:frame presentation:style-name="pr1" draw:text-style-name="P4" draw:layer="layout" svg:width="25.199cm" svg:height="3.506cm" svg:x="0.963cm" svg:y="0cm" presentation:class="title" presentation:user-transformed="true">
          <draw:text-box>
            <text:p>Explicit return type</text:p>
          </draw:text-box>
        </draw:frame>
        <draw:frame draw:style-name="gr14" draw:text-style-name="P16" draw:layer="layout" svg:width="24.234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40">deque&lt;</text:span><text:span text:style-name="T39">double</text:span><text:span text:style-name="T40">&gt; dd;</text:span></text:p>
            <text:p text:style-name="P5"><text:span text:style-name="T40"><text:s text:c="4"/></text:span><text:span text:style-name="T40">deque&lt;</text:span><text:span text:style-name="T39">int</text:span><text:span text:style-name="T40">&gt; <text:s text:c="3"/>di;</text:span></text:p>
            <text:p text:style-name="P5"><text:span text:style-name="T40"/></text:p>
            <text:p text:style-name="P5"><text:span text:style-name="T40"><text:s text:c="4"/></text:span><text:span text:style-name="T40">transform(v.begin(), v.end(), front_inserter(dd),</text:span></text:p>
            <text:p text:style-name="P5"><text:span text:style-name="T40"><text:tab/></text:span><text:span text:style-name="T40"><text:tab/></text:span><text:span text:style-name="T40"> <text:s text:c="24"/></text:span><text:span text:style-name="T40">[](</text:span><text:span text:style-name="T39">int</text:span><text:span text:style-name="T40"> n) -&gt; </text:span><text:span text:style-name="T39">double</text:span><text:span text:style-name="T40"> <text:s/>{ </text:span><text:span text:style-name="T42">return</text:span><text:span text:style-name="T40"> n / </text:span><text:span text:style-name="T43">2.0</text:span><text:span text:style-name="T40">; } );</text:span></text:p>
            <text:p text:style-name="P5"><text:span text:style-name="T40"/></text:p>
            <text:p text:style-name="P5"><text:span text:style-name="T40"><text:s text:c="4"/></text:span><text:span text:style-name="T40">transform(v.begin(), v.end(), back_inserter(di),</text:span></text:p>
            <text:p text:style-name="P15"><text:span text:style-name="T40"><text:s text:c="23"/></text:span><text:span text:style-name="T40"><text:tab/></text:span><text:span text:style-name="T40"><text:tab/></text:span><text:span text:style-name="T40"> <text:s text:c="3"/></text:span><text:span text:style-name="T40">[](</text:span><text:span text:style-name="T39">int</text:span><text:span text:style-name="T40"> n) -&gt; </text:span><text:span text:style-name="T39">int</text:span><text:span text:style-name="T40"> <text:s text:c="4"/>{ </text:span><text:span text:style-name="T42">return</text:span><text:span text:style-name="T40"> n / </text:span><text:span text:style-name="T43">2.0</text:span><text:span text:style-name="T40">; } );</text:span></text:p>
            <text:p text:style-name="P5"><text:span text:style-name="T40"/></text:p>
            <text:p text:style-name="P5"><text:span text:style-name="T40"><text:s text:c="4"/></text:span><text:span text:style-name="T40">for_each(dd.begin(), dd.end(), [](</text:span><text:span text:style-name="T39">double</text:span><text:span text:style-name="T40"> n) { cout &lt;&lt; n &lt;&lt; </text:span><text:span text:style-name="T44">" "</text:span><text:span text:style-name="T40">; });</text:span></text:p>
            <text:p text:style-name="P15"><text:span text:style-name="T40"><text:s text:c="4"/></text:span><text:span text:style-name="T40">cout &lt;&lt; endl;</text:span></text:p>
            <text:p text:style-name="P15"><text:span text:style-name="T40"><text:s text:c="4"/></text:span><text:span text:style-name="T40">for_each(di.begin(), di.end(), [](</text:span><text:span text:style-name="T39">double</text:span><text:span text:style-name="T40"> n) { cout &lt;&lt; n &lt;&lt; </text:span><text:span text:style-name="T44">" "</text:span><text:span text:style-name="T40">; });</text:span></text:p>
            <text:p text:style-name="P15"><text:span text:style-name="T40"><text:s text:c="4"/></text:span><text:span text:style-name="T40">cout &lt;&lt; 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4.5</text:span><text:span text:style-name="T40"> </text:span><text:span text:style-name="T43">4</text:span><text:span text:style-name="T40"> </text:span><text:span text:style-name="T43">3.5</text:span><text:span text:style-name="T40"> </text:span><text:span text:style-name="T43">3</text:span><text:span text:style-name="T40"> </text:span><text:span text:style-name="T43">2.5</text:span><text:span text:style-name="T40"> </text:span><text:span text:style-name="T43">2</text:span><text:span text:style-name="T40"> </text:span><text:span text:style-name="T43">1.5</text:span><text:span text:style-name="T40"> </text:span><text:span text:style-name="T43">1</text:span><text:span text:style-name="T40"> </text:span><text:span text:style-name="T43">0.5</text:span><text:span text:style-name="T40"> </text:span><text:span text:style-name="T43">0</text:span></text:p>
            <text:p text:style-name="P5"><text:span text:style-name="T43">0</text:span><text:span text:style-name="T40"> </text:span><text:span text:style-name="T43">0</text:span><text:span text:style-name="T40"> </text:span><text:span text:style-name="T43">1</text:span><text:span text:style-name="T40"> </text:span><text:span text:style-name="T43">1</text:span><text:span text:style-name="T40"> </text:span><text:span text:style-name="T43">2</text:span><text:span text:style-name="T40"> </text:span><text:span text:style-name="T43">2</text:span><text:span text:style-name="T40"> </text:span><text:span text:style-name="T43">3</text:span><text:span text:style-name="T40"> </text:span><text:span text:style-name="T43">3</text:span><text:span text:style-name="T40"> </text:span><text:span text:style-name="T43">4</text:span><text:span text:style-name="T40"> </text:span><text:span text:style-name="T43">4</text:span></text:p>
          </draw:text-box>
        </draw:frame>
        <draw:custom-shape draw:style-name="gr15" draw:text-style-name="P10" draw:layer="layout" svg:width="3.182cm" svg:height="0.712cm" svg:x="14.09cm" svg:y="9.4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74cm" svg:height="0.712cm" svg:x="14.19cm" svg:y="11.148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n contain multiple statements</text:p>
          </draw:text-box>
        </draw:frame>
        <draw:frame draw:style-name="gr17" draw:text-style-name="P16" draw:layer="layout" svg:width="27.028cm" svg:height="16.764cm" svg:x="1.166cm" svg:y="3.81cm">
          <draw:text-box>
            <text:p text:style-name="P5"><text:span text:style-name="T45">#include</text:span><text:span text:style-name="T40"> </text:span><text:span text:style-name="T46">&lt;algorithm&gt;</text:span></text:p>
            <text:p text:style-name="P5"><text:span text:style-name="T45">#include</text:span><text:span text:style-name="T40"> </text:span><text:span text:style-name="T46">&lt;iostream&gt;</text:span></text:p>
            <text:p text:style-name="P5"><text:span text:style-name="T45">#include</text:span><text:span text:style-name="T40"> </text:span><text:span text:style-name="T46">&lt;ostream&gt;</text:span></text:p>
            <text:p text:style-name="P5"><text:span text:style-name="T45">#include</text:span><text:span text:style-name="T40"> </text:span><text:span text:style-name="T46">&lt;vector&gt;</text:span></text:p>
            <text:p text:style-name="P5"><text:span text:style-name="T40"/></text:p>
            <text:p text:style-name="P5"><text:span text:style-name="T42">using</text:span><text:span text:style-name="T40"> </text:span><text:span text:style-name="T42">namespace</text:span><text:span text:style-name="T40"> std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40">for_each(v.begin(), v.end(), [](</text:span><text:span text:style-name="T39">int</text:span><text:span text:style-name="T40"> n) {</text:span></text:p>
            <text:p text:style-name="P5"><text:span text:style-name="T40"><text:s text:c="4"/></text:span><text:span text:style-name="T40"><text:tab/></text:span><text:span text:style-name="T40"><text:tab/></text:span><text:span text:style-name="T40"> <text:s text:c="3"/></text:span><text:span text:style-name="T40">cout &lt;&lt; n ;</text:span></text:p>
            <text:p text:style-name="P5"><text:span text:style-name="T40"><text:s text:c="4"/></text:span><text:span text:style-name="T40"><text:tab/></text:span><text:span text:style-name="T40"><text:tab/></text:span><text:span text:style-name="T40"> <text:s text:c="3"/></text:span><text:span text:style-name="T42">if</text:span><text:span text:style-name="T40"> ( n % </text:span><text:span text:style-name="T43">2</text:span><text:span text:style-name="T40"> )</text:span></text:p>
            <text:p text:style-name="P5"><text:span text:style-name="T40"><text:s text:c="4"/></text:span><text:span text:style-name="T40"><text:tab/></text:span><text:span text:style-name="T40"><text:tab/></text:span><text:span text:style-name="T40"> <text:s text:c="7"/></text:span><text:span text:style-name="T40">cout &lt;&lt; </text:span><text:span text:style-name="T44">":odd "</text:span><text:span text:style-name="T40">;</text:span></text:p>
            <text:p text:style-name="P5"><text:span text:style-name="T40"><text:tab/></text:span><text:span text:style-name="T40"><text:tab/></text:span><text:span text:style-name="T40"> <text:s text:c="3"/></text:span><text:span text:style-name="T42">else</text:span></text:p>
            <text:p text:style-name="P5"><text:span text:style-name="T40"><text:s text:c="4"/></text:span><text:span text:style-name="T40"><text:tab/></text:span><text:span text:style-name="T40"><text:tab/></text:span><text:span text:style-name="T40"> <text:s text:c="7"/></text:span><text:span text:style-name="T40">cout &lt;&lt; </text:span><text:span text:style-name="T44">":even "</text:span><text:span text:style-name="T40">;</text:span></text:p>
            <text:p text:style-name="P5"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2"/></text:span><text:span text:style-name="T40">});</text:span></text:p>
            <text:p text:style-name="P5"><text:span text:style-name="T40"><text:s text:c="4"/></text:span><text:span text:style-name="T40">cout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3">0</text:span><text:span text:style-name="T40">:even </text:span><text:span text:style-name="T43">1</text:span><text:span text:style-name="T40">:odd </text:span><text:span text:style-name="T43">2</text:span><text:span text:style-name="T40">:even </text:span><text:span text:style-name="T43">3</text:span><text:span text:style-name="T40">:odd </text:span><text:span text:style-name="T43">4</text:span><text:span text:style-name="T40">:even </text:span><text:span text:style-name="T43">5</text:span><text:span text:style-name="T40">:odd </text:span><text:span text:style-name="T43">6</text:span><text:span text:style-name="T40">:even </text:span><text:span text:style-name="T43">7</text:span><text:span text:style-name="T40">:odd </text:span><text:span text:style-name="T43">8</text:span><text:span text:style-name="T40">:even </text:span><text:span text:style-name="T43">9</text:span><text:span text:style-name="T40">:odd</text:span></text:p>
            <text:p text:style-name="P5"><text:span text:style-name="T47"/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e</text:p>
          </draw:text-box>
        </draw:frame>
        <draw:frame draw:style-name="gr18" draw:text-style-name="P16" draw:layer="layout" svg:width="27.028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y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3 6 </text:span></text:p>
            <text:p text:style-name="P5"><text:span text:style-name="T40"/></text:p>
            <text:p text:style-name="P5"><text:span text:style-name="T40"><text:s text:c="4"/></text:span><text:span text:style-name="T40">v.erase( remove_if(v.begin(),v.end(),[x,y] (</text:span><text:span text:style-name="T39">int</text:span><text:span text:style-name="T40"> n) { </text:span><text:span text:style-name="T42">return</text:span><text:span text:style-name="T40"> x &lt; n &amp;&amp; n &lt; y; }),</text:span></text:p>
            <text:p text:style-name="P5"><text:span text:style-name="T40"><text:s text:c="13"/></text:span><text:span text:style-name="T40">v.end()</text:span></text:p>
            <text:p text:style-name="P5"><text:span text:style-name="T40"><text:tab/></text:span><text:span text:style-name="T40"> <text:s text:c="6"/></text:span><text:span text:style-name="T40">);</text:span></text:p>
            <text:p text:style-name="P5"><text:span text:style-name="T40"/></text:p>
            <text:p text:style-name="P5"><text:span text:style-name="T40"><text:s text:c="4"/></text:span><text:span text:style-name="T40">for_each(v.begin(), v.end(), [](</text:span><text:span text:style-name="T39">int</text:span><text:span text:style-name="T40"> n) { cout &lt;&lt; n &lt;&lt; </text:span><text:span text:style-name="T44">" "</text:span><text:span text:style-name="T40">; });</text:span></text:p>
            <text:p text:style-name="P5"><text:span text:style-name="T40"/></text:p>
            <text:p text:style-name="P5"><text:span text:style-name="T40"><text:s text:c="4"/></text:span><text:span text:style-name="T40">cout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3</text:span><text:span text:style-name="T40"> </text:span><text:span text:style-name="T43">6</text:span></text:p>
            <text:p text:style-name="P5"><text:span text:style-name="T43">0</text:span><text:span text:style-name="T40"> </text:span><text:span text:style-name="T43">1</text:span><text:span text:style-name="T40"> </text:span><text:span text:style-name="T43">2</text:span><text:span text:style-name="T40"> </text:span><text:span text:style-name="T43">3</text:span><text:span text:style-name="T40"> </text:span><text:span text:style-name="T43">6</text:span><text:span text:style-name="T40"> </text:span><text:span text:style-name="T43">7</text:span><text:span text:style-name="T40"> </text:span><text:span text:style-name="T43">8</text:span><text:span text:style-name="T40"> </text:span><text:span text:style-name="T43">9</text:span></text:p>
          </draw:text-box>
        </draw:frame>
        <draw:frame draw:style-name="gr19" draw:text-style-name="P17" draw:layer="layout" svg:width="5.29cm" svg:height="0.962cm" svg:x="14.986cm" svg:y="7.166cm">
          <draw:text-box>
            <text:p><text:span text:style-name="T48">Capture by value</text:span></text:p>
          </draw:text-box>
        </draw:frame>
        <draw:line draw:style-name="gr10" draw:text-style-name="P12" draw:layer="layout" svg:x1="15.24cm" svg:y1="8.128cm" svg:x2="14.478cm" svg:y2="9.398cm">
          <text:p/>
        </draw:line>
        <draw:custom-shape draw:style-name="gr20" draw:text-style-name="P10" draw:layer="layout" svg:width="1.844cm" svg:height="0.762cm" svg:x="13.396cm" svg:y="9.978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e by value</text:p>
          </draw:text-box>
        </draw:frame>
        <draw:frame draw:style-name="gr21" draw:text-style-name="P16" draw:layer="layout" svg:width="27.028cm" svg:height="16.764cm" svg:x="0.762cm" svg:y="3.048cm">
          <draw:text-box>
            <text:p text:style-name="P5"><text:span text:style-name="T40">[x,y](</text:span><text:span text:style-name="T39">int</text:span><text:span text:style-name="T40"> n) { </text:span><text:span text:style-name="T42">return</text:span><text:span text:style-name="T40"> x &lt; n &amp;&amp; n &lt; y; }</text:span></text:p>
            <text:p text:style-name="P5"><text:span text:style-name="T40"/></text:p>
            <text:p text:style-name="P5"><text:span text:style-name="T42">struct</text:span><text:span text:style-name="T40"> LambdaFunctor</text:span></text:p>
            <text:p text:style-name="P5"><text:span text:style-name="T40">{</text:span></text:p>
            <text:p text:style-name="P5"><text:span text:style-name="T42">public</text:span><text:span text:style-name="T40">:</text:span></text:p>
            <text:p text:style-name="P5"><text:span text:style-name="T40"><text:s text:c="4"/></text:span><text:span text:style-name="T40">LambdaFunctor(</text:span><text:span text:style-name="T39">int</text:span><text:span text:style-name="T40"> a, </text:span><text:span text:style-name="T39">int</text:span><text:span text:style-name="T40"> b) : m_a(a), m_b(b) { }</text:span></text:p>
            <text:p text:style-name="P5"><text:span text:style-name="T40"><text:s text:c="4"/></text:span><text:span text:style-name="T39">bool</text:span><text:span text:style-name="T40"> </text:span><text:span text:style-name="T42">operator</text:span><text:span text:style-name="T40">()(</text:span><text:span text:style-name="T39">int</text:span><text:span text:style-name="T40"> n) </text:span><text:span text:style-name="T42">const</text:span><text:span text:style-name="T40"> { </text:span><text:span text:style-name="T42">return</text:span><text:span text:style-name="T40"> m_a &lt; n &amp;&amp; n &lt; m_b; }</text:span></text:p>
            <text:p text:style-name="P5"><text:span text:style-name="T42">private</text:span><text:span text:style-name="T40">:</text:span></text:p>
            <text:p text:style-name="P5"><text:span text:style-name="T40"><text:s text:c="4"/></text:span><text:span text:style-name="T39">int</text:span><text:span text:style-name="T40"> m_a;</text:span></text:p>
            <text:p text:style-name="P5"><text:span text:style-name="T40"><text:s text:c="4"/></text:span><text:span text:style-name="T39">int</text:span><text:span text:style-name="T40"> m_b;</text:span></text:p>
            <text:p text:style-name="P5"><text:span text:style-name="T40">};</text:span></text:p>
            <text:p text:style-name="P5"><text:span text:style-name="T40"/></text:p>
            <text:p text:style-name="P5"><text:span text:style-name="T46">// ...</text:span></text:p>
            <text:p text:style-name="P5"><text:span text:style-name="T40"/></text:p>
            <text:p text:style-name="P5"><text:span text:style-name="T40"><text:s/></text:span><text:span text:style-name="T40">v.erase( remove_if(v.begin(),v.end(),LambdaFunctor(x,y)), v.end());</text:span></text:p>
            <text:p text:style-name="P5"><text:span text:style-name="T40"/></text:p>
            <text:p text:style-name="P5"><text:span text:style-name="T40"/></text:p>
            <text:p text:style-name="P5"><text:span text:style-name="T40"/></text:p>
            <text:p text:style-name="P5"><text:span text:style-name="T40"><text:s/></text:span><text:span text:style-name="T40">The x and y parameters are copied and being stored in the function object.</text:span></text:p>
            <text:p text:style-name="P5"><text:span text:style-name="T40"><text:s/></text:span><text:span text:style-name="T40">We cannot modify the captured values because the </text:span><text:span text:style-name="T42">operator</text:span><text:span text:style-name="T40">() in functor is</text:span></text:p>
            <text:p text:style-name="P5"><text:span text:style-name="T40"><text:s/></text:span><text:span text:style-name="T42">const</text:span><text:span text:style-name="T40">. It is a real</text:span><text:span text:style-name="T49"> </text:span><text:span text:style-name="T40">copy, therefore the modification of x and y is not</text:span></text:p>
            <text:p text:style-name="P5"><text:span text:style-name="T40"><text:s/></text:span><text:span text:style-name="T40">reflected inside the lambda.</text:span></text:p>
            <text:p text:style-name="P5"><text:span text:style-name="T47"/></text:p>
            <text:p text:style-name="P5"><text:span text:style-name="T47"/></text:p>
            <text:p text:style-name="P5"><text:span text:style-name="T47"/></text:p>
          </draw:text-box>
        </draw:frame>
        <draw:line draw:style-name="gr10" draw:text-style-name="P12" draw:layer="layout" svg:x1="16.264cm" svg:y1="10.968cm" svg:x2="4.58cm" svg:y2="7.92cm">
          <text:p/>
        </draw:line>
        <draw:line draw:style-name="gr10" draw:text-style-name="P12" draw:layer="layout" svg:x1="16.727cm" svg:y1="10.968cm" svg:x2="4.58cm" svg:y2="8.632cm">
          <text:p/>
        </draw:line>
        <draw:frame draw:style-name="gr22" draw:text-style-name="P18" draw:layer="layout" svg:width="1.84cm" svg:height="0.962cm" svg:x="10.668cm" svg:y="7.928cm">
          <draw:text-box>
            <text:p>copy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e by reference</text:p>
          </draw:text-box>
        </draw:frame>
        <draw:frame draw:style-name="gr23" draw:text-style-name="P16" draw:layer="layout" svg:width="27.028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><text:s text:c="4"/></text:span><text:span text:style-name="T40">for_each(v.begin(),v.end(),[&amp;sum,x,y](</text:span><text:span text:style-name="T39">int</text:span><text:span text:style-name="T40"> n) { </text:span><text:span text:style-name="T42">if</text:span><text:span text:style-name="T40"> (x &lt; n &amp;&amp; n &lt; y) sum += n; });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3">"</text:span><text:span text:style-name="T40"> &lt;&lt; sum &lt;&lt; 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18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Mutable lambda</text:p>
          </draw:text-box>
        </draw:frame>
        <draw:frame draw:style-name="gr24" draw:text-style-name="P16" draw:layer="layout" svg:width="27.028cm" svg:height="17.021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><text:s text:c="4"/></text:span><text:span text:style-name="T40">for_each(v.begin(),v.end(),[&amp;sum,x,y](</text:span><text:span text:style-name="T39">int</text:span><text:span text:style-name="T40"> n) { </text:span><text:span text:style-name="T42">if</text:span><text:span text:style-name="T40"> (</text:span><text:span text:style-name="T49">x--</text:span><text:span text:style-name="T40"> &lt; n &amp;&amp; n &lt; </text:span><text:span text:style-name="T49">y++</text:span><text:span text:style-name="T40">) sum += n; });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3">"</text:span><text:span text:style-name="T40"> &lt;&lt; sum &lt;&lt; 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54">$</text:span><text:span text:style-name="T40"> g++ -std=c++</text:span><text:span text:style-name="T43">11</text:span><text:span text:style-name="T40"> -Wall -pedantic lambda4.cpp </text:span></text:p>
            <text:p text:style-name="P5"><text:span text:style-name="T40">lambda4.cpp: In lambda function:</text:span></text:p>
            <text:p text:style-name="P5"><text:span text:style-name="T40">lambda4.cpp:</text:span><text:span text:style-name="T43">18</text:span><text:span text:style-name="T40">:</text:span><text:span text:style-name="T43">62</text:span><text:span text:style-name="T40">: error: decrement of read-only variable </text:span><text:span text:style-name="T54">‘</text:span><text:span text:style-name="T40">x</text:span><text:span text:style-name="T54">’</text:span></text:p>
            <text:p text:style-name="P5"><text:span text:style-name="T40"><text:s text:c="5"/></text:span><text:span text:style-name="T40">std::for_each(v.begin(),v.end(),[&amp;sum,x,y](</text:span><text:span text:style-name="T39">int</text:span><text:span text:style-name="T40"> n) { </text:span><text:span text:style-name="T42">if</text:span><text:span text:style-name="T40"> (x--&lt;n &amp;&amp; n&lt;y++) sum+=n; });</text:span></text:p>
            <text:p text:style-name="P5"><text:span text:style-name="T40"><text:s text:c="62"/></text:span><text:span text:style-name="T40">^~</text:span></text:p>
            <text:p text:style-name="P5"><text:span text:style-name="T40">lambda4.cpp:</text:span><text:span text:style-name="T43">18</text:span><text:span text:style-name="T40">:</text:span><text:span text:style-name="T43">73</text:span><text:span text:style-name="T40">: error: increment of read-only variable </text:span><text:span text:style-name="T54">‘</text:span><text:span text:style-name="T40">y</text:span><text:span text:style-name="T54">’</text:span></text:p>
            <text:p text:style-name="P5"><text:span text:style-name="T40"><text:s/></text:span><text:span text:style-name="T40">std::for_each(v.begin(),v.end(),[&amp;sum,x,y](</text:span><text:span text:style-name="T39">int</text:span><text:span text:style-name="T40"> n) { </text:span><text:span text:style-name="T42">if</text:span><text:span text:style-name="T40"> (x--&lt;n &amp;&amp; n&lt;y++) sum+=n; });</text:span></text:p>
            <text:p text:style-name="P5"><text:span text:style-name="T40"><text:s text:c="69"/></text:span><text:span text:style-name="T40">^~</text:span></text:p>
            <text:p text:style-name="P5"><text:span text:style-name="T47"/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Mutable lambda</text:p>
          </draw:text-box>
        </draw:frame>
        <draw:frame draw:style-name="gr25" draw:text-style-name="P16" draw:layer="layout" svg:width="27.028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><text:s text:c="4"/></text:span><text:span text:style-name="T40">for_each(v.begin(),v.end(),[&amp;sum,x,y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 (x-- &lt; n &amp;&amp; n &lt; y++) </text:span></text:p>
            <text:p text:style-name="P5"><text:span text:style-name="T40"><text:s text:c="75"/></text:span><text:span text:style-name="T40">sum += n; });</text:span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44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Globals are not captured</text:p>
          </draw:text-box>
        </draw:frame>
        <draw:frame draw:style-name="gr26" draw:text-style-name="P19" draw:layer="layout" svg:width="27.028cm" svg:height="16.764cm" svg:x="1.166cm" svg:y="3.81cm">
          <draw:text-box>
            <text:p text:style-name="P15"><text:span text:style-name="T39">int</text:span><text:span text:style-name="T40"> <text:s text:c="2"/>x = </text:span><text:span text:style-name="T43">0</text:span><text:span text:style-name="T40">;</text:span></text:p>
            <text:p text:style-name="P15"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><text:s text:c="4"/></text:span><text:span text:style-name="T40">for_each(v.begin(),v.end(),[&amp;sum,x,y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 (x-- &lt; n &amp;&amp; n &lt; y++) </text:span></text:p>
            <text:p text:style-name="P5"><text:span text:style-name="T40"><text:s text:c="75"/></text:span><text:span text:style-name="T40">sum += n; });</text:span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15"><text:span text:style-name="T54">$</text:span><text:span text:style-name="T40"> g++ -std=c++</text:span><text:span text:style-name="T43">11</text:span><text:span text:style-name="T40"> -Wall -pedantic lambda4.cpp </text:span></text:p>
            <text:p text:style-name="P15"><text:span text:style-name="T40">lambda5.cpp: In function main:</text:span></text:p>
            <text:p text:style-name="P5"><text:span text:style-name="T40">lambda5.cpp:</text:span><text:span text:style-name="T43">19</text:span><text:span text:style-name="T40">:</text:span><text:span text:style-name="T43">43</text:span><text:span text:style-name="T40">: warning: capture of variable </text:span><text:span text:style-name="T54">‘</text:span><text:span text:style-name="T40">x</text:span><text:span text:style-name="T54">’</text:span><text:span text:style-name="T40"> with non-automatic storage duration</text:span></text:p>
            <text:p text:style-name="P5"><text:span text:style-name="T40">lambda5.cpp:</text:span><text:span text:style-name="T43">19</text:span><text:span text:style-name="T40">:</text:span><text:span text:style-name="T43">45</text:span><text:span text:style-name="T40">: warning: capture of variable </text:span><text:span text:style-name="T54">‘</text:span><text:span text:style-name="T40">y</text:span><text:span text:style-name="T54">’</text:span><text:span text:style-name="T40"> with non-automatic storage duration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Globals are not captured</text:p>
          </draw:text-box>
        </draw:frame>
        <draw:frame draw:style-name="gr27" draw:text-style-name="P19" draw:layer="layout" svg:width="27.028cm" svg:height="16.764cm" svg:x="1.166cm" svg:y="3.81cm">
          <draw:text-box>
            <text:p text:style-name="P15"><text:span text:style-name="T39">int</text:span><text:span text:style-name="T40"> <text:s text:c="2"/>x = </text:span><text:span text:style-name="T43">0</text:span><text:span text:style-name="T40">;</text:span></text:p>
            <text:p text:style-name="P15"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><text:s text:c="4"/></text:span><text:span text:style-name="T40">for_each(v.begin(),v.end(),[&amp;sum](</text:span><text:span text:style-name="T39">int</text:span><text:span text:style-name="T40"> n) </text:span><text:span text:style-name="T55">mutable</text:span><text:span text:style-name="T40"> { </text:span><text:span text:style-name="T42">if</text:span><text:span text:style-name="T40"> (x-- &lt; n &amp;&amp; n &lt; y++) </text:span></text:p>
            <text:p text:style-name="P5"><text:span text:style-name="T40"><text:s text:c="71"/></text:span><text:span text:style-name="T40">sum += n; });</text:span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44</text:span></text:p>
            <text:p text:style-name="P5"><text:span text:style-name="T40">x = -</text:span><text:span text:style-name="T43">8</text:span></text:p>
            <text:p text:style-name="P5"><text:span text:style-name="T40">y = </text:span><text:span text:style-name="T43">15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pturing summary</text:span></text:p>
          </draw:text-box>
        </draw:frame>
        <draw:frame presentation:style-name="pr2" draw:text-style-name="P20" draw:layer="layout" svg:width="25.199cm" svg:height="12.179cm" svg:x="2.286cm" svg:y="4.914cm" presentation:class="outline" presentation:user-transformed="true">
          <draw:text-box>
            <text:list text:style-name="L2">
              <text:list-item>
                <text:p><text:span text:style-name="T56">No capture</text:span></text:p>
                <text:list>
                  <text:list-header>
                    <text:p><text:span text:style-name="T56">[ ] <text:s/></text:span></text:p>
                  </text:list-header>
                </text:list>
              </text:list-item>
              <text:list-item>
                <text:p><text:span text:style-name="T56">By value</text:span></text:p>
                <text:list>
                  <text:list-header>
                    <text:p><text:span text:style-name="T56">[ x,y] <text:s text:c="8"/>[=] <text:s/></text:span></text:p>
                  </text:list-header>
                </text:list>
              </text:list-item>
              <text:list-item>
                <text:p><text:span text:style-name="T56">By reference</text:span></text:p>
                <text:list>
                  <text:list-header>
                    <text:p><text:span text:style-name="T56">[ &amp;x, &amp;y] <text:s text:c="2"/>[&amp;]</text:span></text:p>
                  </text:list-header>
                </text:list>
              </text:list-item>
              <text:list-item>
                <text:p><text:span text:style-name="T56">Mixed:</text:span></text:p>
                <text:list>
                  <text:list-header>
                    <text:p><text:span text:style-name="T56">[ =, &amp;x, &amp;y ] <text:s text:c="2"/>[ &amp;, x, y ]</text:span></text:p>
                  </text:list-header>
                </text:list>
              </text:list-item>
              <text:list-item>
                <text:p><text:span text:style-name="T56">Only automatic lifetime (local) variables could be captured</text:span></text:p>
              </text:list-item>
              <text:list-item>
                <text:p><text:span text:style-name="T56">Constness is preserved on capture</text:span></text:p>
              </text:list-item>
              <text:list-item>
                <text:p><text:span text:style-name="T56">Global variables, static members, heap storage can be used if visible </text:span><text:span text:style-name="T56"><text:line-break/></text:span><text:span text:style-name="T56">but they are not captured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ing <text:span text:style-name="T57">this</text:span></text:p>
          </draw:text-box>
        </draw:frame>
        <draw:frame draw:style-name="gr28" draw:text-style-name="P16" draw:layer="layout" svg:width="27.028cm" svg:height="16.764cm" svg:x="1.166cm" svg:y="3.81cm">
          <draw:text-box>
            <text:p text:style-name="P5"><text:span text:style-name="T42">struct</text:span><text:span text:style-name="T40"> X</text:span></text:p>
            <text:p text:style-name="P5"><text:span text:style-name="T40">{</text:span></text:p>
            <text:p text:style-name="P5"><text:span text:style-name="T40"><text:s text:c="4"/></text:span><text:span text:style-name="T39">int</text:span><text:span text:style-name="T40"> s;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39">void</text:span><text:span text:style-name="T40"> </text:span><text:span text:style-name="T41">print</text:span><text:span text:style-name="T40">() </text:span><text:span text:style-name="T42">const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40">for_each(v.begin(), v.end(), [](</text:span><text:span text:style-name="T39">int</text:span><text:span text:style-name="T40"> n) { cout &lt;&lt; n*s &lt;&lt; </text:span><text:span text:style-name="T44">" "</text:span><text:span text:style-name="T40">; });</text:span></text:p>
            <text:p text:style-name="P5"><text:span text:style-name="T40"><text:s text:c="4"/></text:span><text:span text:style-name="T40">}</text:span></text:p>
            <text:p text:style-name="P5"><text:span text:style-name="T40">}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X x;</text:span></text:p>
            <text:p text:style-name="P5"><text:span text:style-name="T40"><text:s text:c="4"/></text:span><text:span text:style-name="T40">x.s = </text:span><text:span text:style-name="T43">2</text:span><text:span text:style-name="T40">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x.v.push_back(i);</text:span></text:p>
            <text:p text:style-name="P5"><text:span text:style-name="T40"/></text:p>
            <text:p text:style-name="P5"><text:span text:style-name="T40"><text:s text:c="4"/></text:span><text:span text:style-name="T40">x.print()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54">$</text:span><text:span text:style-name="T40"> g++ l10.cpp</text:span></text:p>
            <text:p text:style-name="P5"><text:span text:style-name="T40">l10.cpp: In lambda function:</text:span></text:p>
            <text:p text:style-name="P5"><text:span text:style-name="T40">l10.cpp:</text:span><text:span text:style-name="T43">15</text:span><text:span text:style-name="T40">:</text:span><text:span text:style-name="T43">60</text:span><text:span text:style-name="T40">: error: </text:span><text:span text:style-name="T54">‘</text:span><text:span text:style-name="T42">this</text:span><text:span text:style-name="T54">’</text:span><text:span text:style-name="T40"> was not captured </text:span><text:span text:style-name="T42">for</text:span><text:span text:style-name="T40"> </text:span><text:span text:style-name="T42">this</text:span><text:span text:style-name="T40"> lambda function</text:span></text:p>
            <text:p text:style-name="P5"><text:span text:style-name="T47"/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ing <text:span text:style-name="T57">this</text:span></text:p>
          </draw:text-box>
        </draw:frame>
        <draw:frame draw:style-name="gr29" draw:text-style-name="P16" draw:layer="layout" svg:width="27.028cm" svg:height="16.764cm" svg:x="1.166cm" svg:y="3.81cm">
          <draw:text-box>
            <text:p text:style-name="P5"><text:span text:style-name="T42">struct</text:span><text:span text:style-name="T40"> X</text:span></text:p>
            <text:p text:style-name="P5"><text:span text:style-name="T40">{</text:span></text:p>
            <text:p text:style-name="P5"><text:span text:style-name="T40"><text:s text:c="4"/></text:span><text:span text:style-name="T39">int</text:span><text:span text:style-name="T40"> s;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39">void</text:span><text:span text:style-name="T40"> </text:span><text:span text:style-name="T41">print</text:span><text:span text:style-name="T40">() </text:span><text:span text:style-name="T42">const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40">for_each(v.begin(), v.end(), [</text:span><text:span text:style-name="T42">this</text:span><text:span text:style-name="T40">](</text:span><text:span text:style-name="T39">int</text:span><text:span text:style-name="T40"> n) { cout &lt;&lt; n*s &lt;&lt; </text:span><text:span text:style-name="T44">" "</text:span><text:span text:style-name="T40">; });</text:span></text:p>
            <text:p text:style-name="P5"><text:span text:style-name="T40"><text:s text:c="4"/></text:span><text:span text:style-name="T40">}</text:span></text:p>
            <text:p text:style-name="P5"><text:span text:style-name="T40">}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X x;</text:span></text:p>
            <text:p text:style-name="P5"><text:span text:style-name="T40"><text:s text:c="4"/></text:span><text:span text:style-name="T40">x.s = </text:span><text:span text:style-name="T43">2</text:span><text:span text:style-name="T40">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x.v.push_back(i);</text:span></text:p>
            <text:p text:style-name="P5"><text:span text:style-name="T40"/></text:p>
            <text:p text:style-name="P5"><text:span text:style-name="T40"><text:s text:c="4"/></text:span><text:span text:style-name="T40">x.print()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0</text:span><text:span text:style-name="T40"> </text:span><text:span text:style-name="T43">2</text:span><text:span text:style-name="T40"> </text:span><text:span text:style-name="T43">4</text:span><text:span text:style-name="T40"> </text:span><text:span text:style-name="T43">6</text:span><text:span text:style-name="T40"> </text:span><text:span text:style-name="T43">8</text:span><text:span text:style-name="T40"> </text:span><text:span text:style-name="T43">10</text:span><text:span text:style-name="T40"> </text:span><text:span text:style-name="T43">12</text:span><text:span text:style-name="T40"> </text:span><text:span text:style-name="T43">14</text:span><text:span text:style-name="T40"> </text:span><text:span text:style-name="T43">16</text:span><text:span text:style-name="T40"> </text:span><text:span text:style-name="T43">18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ing <text:span text:style-name="T57">this</text:span></text:p>
          </draw:text-box>
        </draw:frame>
        <draw:frame draw:style-name="gr30" draw:text-style-name="P16" draw:layer="layout" svg:width="27.028cm" svg:height="16.764cm" svg:x="1.166cm" svg:y="3.81cm">
          <draw:text-box>
            <text:p text:style-name="P5"><text:span text:style-name="T42">struct</text:span><text:span text:style-name="T40"> X</text:span></text:p>
            <text:p text:style-name="P5"><text:span text:style-name="T40">{</text:span></text:p>
            <text:p text:style-name="P5"><text:span text:style-name="T40"><text:s text:c="4"/></text:span><text:span text:style-name="T39">int</text:span><text:span text:style-name="T40"> s;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39">void</text:span><text:span text:style-name="T40"> </text:span><text:span text:style-name="T41">print</text:span><text:span text:style-name="T40">() </text:span><text:span text:style-name="T42">const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39">int</text:span><text:span text:style-name="T40"> s = </text:span><text:span text:style-name="T43">9</text:span><text:span text:style-name="T40">;</text:span></text:p>
            <text:p text:style-name="P5"><text:span text:style-name="T40"><text:s text:c="8"/></text:span><text:span text:style-name="T40">for_each(v.begin(), v.end(), [</text:span><text:span text:style-name="T42">this</text:span><text:span text:style-name="T40">,s](</text:span><text:span text:style-name="T39">int</text:span><text:span text:style-name="T40"> n) { cout &lt;&lt; n*s &lt;&lt; </text:span><text:span text:style-name="T44">" "</text:span><text:span text:style-name="T40"> </text:span></text:p>
            <text:p text:style-name="P5"><text:span text:style-name="T40"><text:s text:c="60"/></text:span><text:span text:style-name="T40">&lt;&lt; </text:span><text:span text:style-name="T42">this</text:span><text:span text:style-name="T40">-&gt;s &lt;&lt; </text:span><text:span text:style-name="T44">" "</text:span><text:span text:style-name="T40">; });</text:span></text:p>
            <text:p text:style-name="P5"><text:span text:style-name="T40"><text:s text:c="4"/></text:span><text:span text:style-name="T40">}</text:span></text:p>
            <text:p text:style-name="P5"><text:span text:style-name="T40">}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X x;</text:span></text:p>
            <text:p text:style-name="P5"><text:span text:style-name="T40"><text:s text:c="4"/></text:span><text:span text:style-name="T40">x.s = </text:span><text:span text:style-name="T43">2</text:span><text:span text:style-name="T40">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x.v.push_back(i);</text:span></text:p>
            <text:p text:style-name="P5"><text:span text:style-name="T40"/></text:p>
            <text:p text:style-name="P5"><text:span text:style-name="T40"><text:s text:c="4"/></text:span><text:span text:style-name="T40">x.print()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0</text:span><text:span text:style-name="T40"> </text:span><text:span text:style-name="T43">2</text:span><text:span text:style-name="T40"> </text:span><text:span text:style-name="T43">9</text:span><text:span text:style-name="T40"> </text:span><text:span text:style-name="T43">2</text:span><text:span text:style-name="T40"> </text:span><text:span text:style-name="T43">18</text:span><text:span text:style-name="T40"> </text:span><text:span text:style-name="T43">2</text:span><text:span text:style-name="T40"> </text:span><text:span text:style-name="T43">27</text:span><text:span text:style-name="T40"> </text:span><text:span text:style-name="T43">2</text:span><text:span text:style-name="T40"> </text:span><text:span text:style-name="T43">36</text:span><text:span text:style-name="T40"> </text:span><text:span text:style-name="T43">2</text:span><text:span text:style-name="T40"> </text:span><text:span text:style-name="T43">45</text:span><text:span text:style-name="T40"> </text:span><text:span text:style-name="T43">2</text:span><text:span text:style-name="T40"> </text:span><text:span text:style-name="T43">54</text:span><text:span text:style-name="T40"> </text:span><text:span text:style-name="T43">2</text:span><text:span text:style-name="T40"> </text:span><text:span text:style-name="T43">63</text:span><text:span text:style-name="T40"> </text:span><text:span text:style-name="T43">2</text:span><text:span text:style-name="T40"> </text:span><text:span text:style-name="T43">72</text:span><text:span text:style-name="T40"> </text:span><text:span text:style-name="T43">2</text:span><text:span text:style-name="T40"> </text:span><text:span text:style-name="T43">81</text:span><text:span text:style-name="T40"> </text:span><text:span text:style-name="T43">2</text:span></text:p>
            <text:p text:style-name="P5"><text:span text:style-name="T47"/></text:p>
            <text:p text:style-name="P5"><text:span text:style-name="T47"/></text:p>
            <text:p text:style-name="P5"><text:span text:style-name="T47"/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pturing </text:span><text:span text:style-name="T58">this</text:span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he </text:span><text:span text:style-name="T59">this</text:span><text:span text:style-name="T2"> not captured by default </text:span></text:p>
              </text:list-item>
              <text:list-item>
                <text:p><text:span text:style-name="T2">The </text:span><text:span text:style-name="T59">this</text:span><text:span text:style-name="T2"> is always captured by value</text:span></text:p>
              </text:list-item>
              <text:list-item>
                <text:p><text:span text:style-name="T2">[=] implicitly captures </text:span><text:span text:style-name="T59">this</text:span></text:p>
              </text:list-item>
              <text:list-item>
                <text:p><text:span text:style-name="T2">Since C++17 </text:span><text:span text:style-name="T59">*this</text:span><text:span text:style-name="T2"> can be captured (by value)</text:span></text:p>
              </text:list-item>
              <text:list-item>
                <text:p><text:span text:style-name="T2">Capturing </text:span><text:span text:style-name="T59">this</text:span><text:span text:style-name="T2"> can be dangerous</text:span></text:p>
                <text:list>
                  <text:list-item>
                    <text:p><text:span text:style-name="T2">Storing a non-smart pointer</text:span></text:p>
                  </text:list-item>
                  <text:list-item>
                    <text:p><text:span text:style-name="T2">Lifetime may already finished when lambda function is called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ing <text:span text:style-name="T57">this</text:span></text:p>
          </draw:text-box>
        </draw:frame>
        <draw:frame draw:style-name="gr31" draw:text-style-name="P16" draw:layer="layout" svg:width="27.028cm" svg:height="16.764cm" svg:x="1.166cm" svg:y="3.81cm">
          <draw:text-box>
            <text:p text:style-name="P5"><text:span text:style-name="T40">std::function&lt;</text:span><text:span text:style-name="T39">void</text:span><text:span text:style-name="T40"> (</text:span><text:span text:style-name="T39">int</text:span><text:span text:style-name="T40">)&gt; f; <text:s/></text:span><text:span text:style-name="T46">// global</text:span></text:p>
            <text:p text:style-name="P5"><text:span text:style-name="T40"/></text:p>
            <text:p text:style-name="P5"><text:span text:style-name="T42">struct</text:span><text:span text:style-name="T40"> X</text:span></text:p>
            <text:p text:style-name="P5"><text:span text:style-name="T40">{</text:span></text:p>
            <text:p text:style-name="P5"><text:span text:style-name="T40"><text:s text:c="2"/></text:span><text:span text:style-name="T40">X(</text:span><text:span text:style-name="T39">int</text:span><text:span text:style-name="T40"> i) : ii(i) {}</text:span></text:p>
            <text:p text:style-name="P5"><text:span text:style-name="T40"><text:s text:c="2"/></text:span><text:span text:style-name="T39">int</text:span><text:span text:style-name="T40"> ii;</text:span></text:p>
            <text:p text:style-name="P5"><text:span text:style-name="T40"><text:s text:c="2"/></text:span><text:span text:style-name="T39">void</text:span><text:span text:style-name="T40"> </text:span><text:span text:style-name="T41">addLambda</text:span><text:span text:style-name="T40">()</text:span></text:p>
            <text:p text:style-name="P5"><text:span text:style-name="T40"><text:s text:c="2"/></text:span><text:span text:style-name="T40">{</text:span></text:p>
            <text:p text:style-name="P15"><text:span text:style-name="T50"><text:s text:c="4"/></text:span><text:span text:style-name="T50">f = [=](</text:span><text:span text:style-name="T60">int</text:span><text:span text:style-name="T50"> n) { </text:span><text:span text:style-name="T61">if</text:span><text:span text:style-name="T50"> (n == ii) cout &lt;&lt; n; <text:s/></text:span><text:span text:style-name="T62">// </text:span><text:span text:style-name="T46">[=] captures this if needs </text:span><text:span text:style-name="T40"><text:s/></text:span></text:p>
            <text:p text:style-name="P5"><text:span text:style-name="T50"><text:s text:c="21"/></text:span><text:span text:style-name="T61">else</text:span><text:span text:style-name="T50"> <text:s text:c="8"/>cout &lt;&lt; ii; </text:span><text:span text:style-name="T62">// </text:span><text:span text:style-name="T46">this-&gt;ii, indicates capturing this</text:span></text:p>
            <text:p text:style-name="P5"><text:span text:style-name="T40"><text:s text:c="19"/></text:span><text:span text:style-name="T40">};</text:span></text:p>
            <text:p text:style-name="P5"><text:span text:style-name="T40"><text:s text:c="2"/></text:span><text:span text:style-name="T40">}</text:span></text:p>
            <text:p text:style-name="P5"><text:span text:style-name="T40">}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2"/></text:span><text:span text:style-name="T40">{</text:span></text:p>
            <text:p text:style-name="P5"><text:span text:style-name="T40"><text:s text:c="4"/></text:span><text:span text:style-name="T40">std::unique_ptr&lt;X&gt; up = std::make_unique&lt;X&gt;(</text:span><text:span text:style-name="T43">4</text:span><text:span text:style-name="T40">);</text:span></text:p>
            <text:p text:style-name="P5"><text:span text:style-name="T40"><text:s text:c="4"/></text:span><text:span text:style-name="T40">up-&gt;addLambda();</text:span></text:p>
            <text:p text:style-name="P5"><text:span text:style-name="T40"><text:s text:c="4"/></text:span><text:span text:style-name="T40">f(</text:span><text:span text:style-name="T43">4</text:span><text:span text:style-name="T40">);</text:span></text:p>
            <text:p text:style-name="P15"><text:span text:style-name="T50"><text:s text:c="2"/></text:span><text:span text:style-name="T50">} <text:s/></text:span><text:span text:style-name="T46">// object pointed by "up" destroyed here</text:span></text:p>
            <text:p text:style-name="P15"><text:span text:style-name="T46"/></text:p>
            <text:p text:style-name="P5"><text:span text:style-name="T40"><text:s text:c="2"/></text:span><text:span text:style-name="T40">f(</text:span><text:span text:style-name="T43">4</text:span><text:span text:style-name="T40">); <text:s text:c="3"/></text:span><text:span text:style-name="T46">// Likely aborts! The captured this points to already dead object</text:span></text:p>
            <text:p text:style-name="P5"><text:span text:style-name="T40"><text:s text:c="2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2" draw:text-style-name="P16" draw:layer="layout" svg:width="27.911cm" svg:height="16.764cm" svg:x="0.089cm" svg:y="3.78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/></text:p>
            <text:p text:style-name="P5"><text:span text:style-name="T40"/></text:p>
            <text:p text:style-name="P5"><text:span text:style-name="T40"><text:s text:c="4"/></text:span><text:span text:style-name="T40">for_each(v.begin(),v.end(),f);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0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3" draw:text-style-name="P16" draw:layer="layout" svg:width="27.911cm" svg:height="16.764cm" svg:x="0.121cm" svg:y="3.78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><text:s text:c="4"/></text:span><text:span text:style-name="T46">// auto f = [=,&amp;sum](int n) mutable { if( x-- &lt; n &amp;&amp; n &lt; y++ ) sum += n; }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</text:span></text:p>
            <text:p text:style-name="P5"><text:span text:style-name="T40"/></text:p>
            <text:p text:style-name="P5"><text:span text:style-name="T40"><text:s text:c="4"/></text:span><text:span text:style-name="T40">for_each(v.begin(),v.end(),f);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44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4" draw:text-style-name="P16" draw:layer="layout" svg:width="27.911cm" svg:height="16.764cm" svg:x="0.121cm" svg:y="3.78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><text:s text:c="4"/></text:span><text:span text:style-name="T46">// auto f = [=,&amp;sum](int n) mutable { if( x-- &lt; n &amp;&amp; n &lt; y++ ) sum += n; };</text:span></text:p>
            <text:p text:style-name="P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</text:span></text:p>
            <text:p text:style-name="P5"><text:span text:style-name="T40"/></text:p>
            <text:p text:style-name="P5"><text:span text:style-name="T40"><text:s text:c="4"/></text:span><text:span text:style-name="T40">for_each(v.begin(),v.end(),f);</text:span></text:p>
            <text:p text:style-name="P15"><text:span text:style-name="T50"><text:s text:c="4"/></text:span><text:span text:style-name="T50">for_each(v.begin(),v.end(),f); <text:s/></text:span><text:span text:style-name="T46">// 2nd time 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88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5" draw:text-style-name="P16" draw:layer="layout" svg:width="27.911cm" svg:height="17.58cm" svg:x="0.283cm" svg:y="1.72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 </text:span><text:span text:style-name="T46">// copy constr</text:span></text:p>
            <text:p text:style-name="P5"><text:span text:style-name="T40"/></text:p>
            <text:p text:style-name="P5"><text:span text:style-name="T50"><text:s text:c="4"/></text:span><text:span text:style-name="T50">for_each(v.begin(),v.end(),f); <text:s/></text:span><text:span text:style-name="T46">// copy constr</text:span></text:p>
            <text:p text:style-name="P15"><text:span text:style-name="T40"/></text:p>
            <text:p text:style-name="P15"><text:span text:style-name="T40"><text:s text:c="4"/></text:span></text:p>
            <text:p text:style-name="P15"><text:span text:style-name="T40"/></text:p>
            <text:p text:style-name="P15"><text:span text:style-name="T50"><text:s text:c="4"/></text:span></text:p>
            <text:p text:style-name="P15"><text:span text:style-name="T50"/></text:p>
            <text:p text:style-name="P15"><text:span text:style-name="T50"/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44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6" draw:text-style-name="P16" draw:layer="layout" svg:width="27.911cm" svg:height="17.58cm" svg:x="0.283cm" svg:y="1.72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 </text:span><text:span text:style-name="T46">// copy constr</text:span></text:p>
            <text:p text:style-name="P5"><text:span text:style-name="T40"/></text:p>
            <text:p text:style-name="P5"><text:span text:style-name="T50"><text:s text:c="4"/></text:span><text:span text:style-name="T50">for_each(v.begin(),v.end(),f); <text:s/></text:span><text:span text:style-name="T46">// copy constr</text:span></text:p>
            <text:p text:style-name="P15"><text:span text:style-name="T40"/></text:p>
            <text:p text:style-name="P15"><text:span text:style-name="T40"><text:s text:c="4"/></text:span><text:span text:style-name="T46">// f = [=,&amp;sum](int n) mutable { if( x-- &lt; n &amp;&amp; n &lt; y++ ) sum += n; }; <text:s/></text:span><text:span text:style-name="T63">op= deleted</text:span></text:p>
            <text:p text:style-name="P15"><text:span text:style-name="T40"/></text:p>
            <text:p text:style-name="P15"><text:span text:style-name="T50"><text:s text:c="4"/></text:span></text:p>
            <text:p text:style-name="P15"><text:span text:style-name="T50"/></text:p>
            <text:p text:style-name="P15"><text:span text:style-name="T50"/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44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pying lambda</text:p>
          </draw:text-box>
        </draw:frame>
        <draw:frame draw:style-name="gr37" draw:text-style-name="P16" draw:layer="layout" svg:width="27.911cm" svg:height="17.58cm" svg:x="0.283cm" svg:y="1.724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<text:s text:c="2"/>x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<text:s text:c="2"/>y = </text:span><text:span text:style-name="T43">0</text:span><text:span text:style-name="T40">;</text:span></text:p>
            <text:p text:style-name="P5"><text:span text:style-name="T40"><text:s text:c="4"/></text:span><text:span text:style-name="T39">int</text:span><text:span text:style-name="T40"> sum = </text:span><text:span text:style-name="T43">0</text:span><text:span text:style-name="T40">;</text:span></text:p>
            <text:p text:style-name="P15"><text:span text:style-name="T40"/></text:p>
            <text:p text:style-name="P5"><text:span text:style-name="T40"><text:s text:c="4"/></text:span><text:span text:style-name="T40">cin &gt;&gt; x &gt;&gt; y; <text:s/></text:span><text:span text:style-name="T46">// read 2 7 </text:span></text:p>
            <text:p text:style-name="P5"><text:span text:style-name="T40"><text:s text:c="4"/></text:span><text:span text:style-name="T42">auto</text:span><text:span text:style-name="T40"> f = [=,&amp;sum](</text:span><text:span text:style-name="T39">int</text:span><text:span text:style-name="T40"> n) </text:span><text:span text:style-name="T42">mutable</text:span><text:span text:style-name="T40"> { </text:span><text:span text:style-name="T42">if</text:span><text:span text:style-name="T40">( x-- &lt; n &amp;&amp; n &lt; y++ ) sum += n; }; </text:span><text:span text:style-name="T46">// copy constr</text:span></text:p>
            <text:p text:style-name="P5"><text:span text:style-name="T40"/></text:p>
            <text:p text:style-name="P5"><text:span text:style-name="T50"><text:s text:c="4"/></text:span><text:span text:style-name="T50">for_each(v.begin(),v.end(),f); <text:s/></text:span><text:span text:style-name="T46">// copy constr</text:span></text:p>
            <text:p text:style-name="P15"><text:span text:style-name="T40"/></text:p>
            <text:p text:style-name="P15"><text:span text:style-name="T40"><text:s text:c="4"/></text:span><text:span text:style-name="T46">// f = [=,&amp;sum](int n) mutable { if( x-- &lt; n &amp;&amp; n &lt; y++ ) sum += n; }; <text:s/>op= deleted</text:span></text:p>
            <text:p text:style-name="P15"><text:span text:style-name="T40"/></text:p>
            <text:p text:style-name="P15"><text:span text:style-name="T50"><text:s text:c="4"/></text:span><text:span text:style-name="T61">const</text:span><text:span text:style-name="T50"> </text:span><text:span text:style-name="T61">auto</text:span><text:span text:style-name="T50">&amp; f2 = [=,&amp;sum](</text:span><text:span text:style-name="T60">int</text:span><text:span text:style-name="T50"> n) </text:span><text:span text:style-name="T61">mutable</text:span><text:span text:style-name="T50"> { </text:span><text:span text:style-name="T61">if</text:span><text:span text:style-name="T50">( x-- &lt; n &amp;&amp; n &lt; y++ ) sum += n; }; </text:span><text:span text:style-name="T62">// ref</text:span></text:p>
            <text:p text:style-name="P5"><text:span text:style-name="T50"/></text:p>
            <text:p text:style-name="P5"><text:span text:style-name="T50"><text:s text:c="4"/></text:span><text:span text:style-name="T50">for_each(v.begin(),v.end(),f2); <text:s/></text:span><text:span text:style-name="T46">// copy constr</text:span></text:p>
            <text:p text:style-name="P5"><text:span text:style-name="T40"/></text:p>
            <text:p text:style-name="P5"><text:span text:style-name="T50"><text:s text:c="4"/></text:span><text:span text:style-name="T50">cout &lt;&lt; </text:span><text:span text:style-name="T51">"</text:span><text:span text:style-name="T52">sum = </text:span><text:span text:style-name="T51">"</text:span><text:span text:style-name="T40"> &lt;&lt; sum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x = </text:span><text:span text:style-name="T51">"</text:span><text:span text:style-name="T40"> &lt;&lt; x &lt;&lt; endl;</text:span></text:p>
            <text:p text:style-name="P15"><text:span text:style-name="T50"><text:s text:c="4"/></text:span><text:span text:style-name="T50">cout &lt;&lt; </text:span><text:span text:style-name="T51">"</text:span><text:span text:style-name="T52">y = </text:span><text:span text:style-name="T51">"</text:span><text:span text:style-name="T40"> &lt;&lt; y &lt;&lt; endl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2</text:span><text:span text:style-name="T40"> </text:span><text:span text:style-name="T43">7</text:span></text:p>
            <text:p text:style-name="P5"><text:span text:style-name="T40">sum = </text:span><text:span text:style-name="T43">88</text:span></text:p>
            <text:p text:style-name="P5"><text:span text:style-name="T40">x = </text:span><text:span text:style-name="T43">2</text:span></text:p>
            <text:p text:style-name="P5"><text:span text:style-name="T40">y = </text:span><text:span text:style-name="T43">7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Nullary lambdas</text:p>
          </draw:text-box>
        </draw:frame>
        <draw:frame draw:style-name="gr38" draw:text-style-name="P16" draw:layer="layout" svg:width="27.028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39">int</text:span><text:span text:style-name="T40"> i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generate_n(back_inserter(v), </text:span><text:span text:style-name="T43">10</text:span><text:span text:style-name="T40">, [&amp;] { </text:span><text:span text:style-name="T42">return</text:span><text:span text:style-name="T40"> i++; } );</text:span></text:p>
            <text:p text:style-name="P5"><text:span text:style-name="T40"/></text:p>
            <text:p text:style-name="P5"><text:span text:style-name="T40"><text:s text:c="4"/></text:span><text:span text:style-name="T40">for_each(v.begin(), v.end(), [](</text:span><text:span text:style-name="T39">int</text:span><text:span text:style-name="T40"> n) { cout &lt;&lt; n &lt;&lt; </text:span><text:span text:style-name="T44">" "</text:span><text:span text:style-name="T40">; })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0</text:span><text:span text:style-name="T40"> </text:span><text:span text:style-name="T43">1</text:span><text:span text:style-name="T40"> </text:span><text:span text:style-name="T43">2</text:span><text:span text:style-name="T40"> </text:span><text:span text:style-name="T43">3</text:span><text:span text:style-name="T40"> </text:span><text:span text:style-name="T43">4</text:span><text:span text:style-name="T40"> </text:span><text:span text:style-name="T43">5</text:span><text:span text:style-name="T40"> </text:span><text:span text:style-name="T43">6</text:span><text:span text:style-name="T40"> </text:span><text:span text:style-name="T43">7</text:span><text:span text:style-name="T40"> </text:span><text:span text:style-name="T43">8</text:span><text:span text:style-name="T40"> </text:span><text:span text:style-name="T43">9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nversion to function pointer</text:p>
          </draw:text-box>
        </draw:frame>
        <draw:frame draw:style-name="gr39" draw:text-style-name="P16" draw:layer="layout" svg:width="26.266cm" svg:height="16.764cm" svg:x="1.166cm" svg:y="3.81cm">
          <draw:text-box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4"/></text:span><text:span text:style-name="T40">vector&lt;</text:span><text:span text:style-name="T39">int</text:span><text:span text:style-name="T40">&gt; v;</text:span></text:p>
            <text:p text:style-name="P5"><text:span text:style-name="T40"><text:s text:c="4"/></text:span><text:span text:style-name="T42">for</text:span><text:span text:style-name="T40">(</text:span><text:span text:style-name="T39">int</text:span><text:span text:style-name="T40"> i = </text:span><text:span text:style-name="T43">0</text:span><text:span text:style-name="T40">; i &lt; </text:span><text:span text:style-name="T43">10</text:span><text:span text:style-name="T40">; ++i)</text:span></text:p>
            <text:p text:style-name="P5"><text:span text:style-name="T40"><text:s text:c="8"/></text:span><text:span text:style-name="T40">v.push_back(i);</text:span></text:p>
            <text:p text:style-name="P5"><text:span text:style-name="T40"/></text:p>
            <text:p text:style-name="P5"><text:span text:style-name="T40"><text:s text:c="4"/></text:span><text:span text:style-name="T40">deque&lt;</text:span><text:span text:style-name="T39">double</text:span><text:span text:style-name="T40">&gt; dd;</text:span></text:p>
            <text:p text:style-name="P5"><text:span text:style-name="T40"><text:s text:c="4"/></text:span><text:span text:style-name="T40">deque&lt;</text:span><text:span text:style-name="T39">int</text:span><text:span text:style-name="T40">&gt; <text:s text:c="3"/>di;</text:span></text:p>
            <text:p text:style-name="P5"><text:span text:style-name="T40"/></text:p>
            <text:p text:style-name="P5"><text:span text:style-name="T40"><text:s text:c="4"/></text:span><text:span text:style-name="T39">double</text:span><text:span text:style-name="T40"> (*fp1)(</text:span><text:span text:style-name="T39">int</text:span><text:span text:style-name="T40">) = [](</text:span><text:span text:style-name="T39">int</text:span><text:span text:style-name="T40"> n) -&gt; </text:span><text:span text:style-name="T39">double</text:span><text:span text:style-name="T40"> <text:s/>{ </text:span><text:span text:style-name="T42">return</text:span><text:span text:style-name="T40"> n / </text:span><text:span text:style-name="T43">2.0</text:span><text:span text:style-name="T40">; }; <text:s text:c="2"/></text:span><text:span text:style-name="T46">// no capture</text:span></text:p>
            <text:p text:style-name="P5"><text:span text:style-name="T50"><text:s text:c="4"/></text:span><text:span text:style-name="T60">int</text:span><text:span text:style-name="T50"> <text:s text:c="3"/>(*fp2)(</text:span><text:span text:style-name="T60">int</text:span><text:span text:style-name="T50">) = [](</text:span><text:span text:style-name="T60">int</text:span><text:span text:style-name="T50"> n) -&gt; </text:span><text:span text:style-name="T60">int</text:span><text:span text:style-name="T50"> <text:s text:c="4"/>{ </text:span><text:span text:style-name="T61">return</text:span><text:span text:style-name="T50"> n / </text:span><text:span text:style-name="T64">2.0</text:span><text:span text:style-name="T50">; }; <text:s text:c="2"/></text:span><text:span text:style-name="T46">// no capture</text:span></text:p>
            <text:p text:style-name="P5"><text:span text:style-name="T50"><text:s text:c="4"/></text:span><text:span text:style-name="T60">void</text:span><text:span text:style-name="T50"> <text:s text:c="2"/>(*fp3)(</text:span><text:span text:style-name="T60">double</text:span><text:span text:style-name="T50">) = [](</text:span><text:span text:style-name="T60">double</text:span><text:span text:style-name="T50"> n) { std::cout &lt;&lt; n &lt;&lt; </text:span><text:span text:style-name="T52">" "</text:span><text:span text:style-name="T50">; }; </text:span><text:span text:style-name="T46">// no capture</text:span></text:p>
            <text:p text:style-name="P5"><text:span text:style-name="T40"/></text:p>
            <text:p text:style-name="P5"><text:span text:style-name="T40"><text:s text:c="4"/></text:span><text:span text:style-name="T40">std::transform(v.begin(), v.end(), front_inserter(dd), fp1);</text:span></text:p>
            <text:p text:style-name="P5"><text:span text:style-name="T40"><text:s text:c="4"/></text:span><text:span text:style-name="T40">std::transform(v.begin(), v.end(), back_inserter(di), <text:s/>fp2);</text:span></text:p>
            <text:p text:style-name="P5"><text:span text:style-name="T40"/></text:p>
            <text:p text:style-name="P5"><text:span text:style-name="T40"><text:s text:c="4"/></text:span><text:span text:style-name="T40">for_each(dd.begin(), dd.end(), fp3);</text:span></text:p>
            <text:p text:style-name="P15"><text:span text:style-name="T40"><text:s text:c="4"/></text:span><text:span text:style-name="T40">cout &lt;&lt; endl;</text:span></text:p>
            <text:p text:style-name="P15"><text:span text:style-name="T40"><text:s text:c="4"/></text:span><text:span text:style-name="T40">for_each(di.begin(), di.end(), fp3);</text:span></text:p>
            <text:p text:style-name="P15"><text:span text:style-name="T40"><text:s text:c="4"/></text:span><text:span text:style-name="T40">cout &lt;&lt; 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0"/></text:p>
            <text:p text:style-name="P5"><text:span text:style-name="T43">4.5</text:span><text:span text:style-name="T40"> </text:span><text:span text:style-name="T43">4</text:span><text:span text:style-name="T40"> </text:span><text:span text:style-name="T43">3.5</text:span><text:span text:style-name="T40"> </text:span><text:span text:style-name="T43">3</text:span><text:span text:style-name="T40"> </text:span><text:span text:style-name="T43">2.5</text:span><text:span text:style-name="T40"> </text:span><text:span text:style-name="T43">2</text:span><text:span text:style-name="T40"> </text:span><text:span text:style-name="T43">1.5</text:span><text:span text:style-name="T40"> </text:span><text:span text:style-name="T43">1</text:span><text:span text:style-name="T40"> </text:span><text:span text:style-name="T43">0.5</text:span><text:span text:style-name="T40"> </text:span><text:span text:style-name="T43">0</text:span></text:p>
            <text:p text:style-name="P5"><text:span text:style-name="T43">0</text:span><text:span text:style-name="T40"> </text:span><text:span text:style-name="T43">0</text:span><text:span text:style-name="T40"> </text:span><text:span text:style-name="T43">1</text:span><text:span text:style-name="T40"> </text:span><text:span text:style-name="T43">1</text:span><text:span text:style-name="T40"> </text:span><text:span text:style-name="T43">2</text:span><text:span text:style-name="T40"> </text:span><text:span text:style-name="T43">2</text:span><text:span text:style-name="T40"> </text:span><text:span text:style-name="T43">3</text:span><text:span text:style-name="T40"> </text:span><text:span text:style-name="T43">3</text:span><text:span text:style-name="T40"> </text:span><text:span text:style-name="T43">4</text:span><text:span text:style-name="T40"> </text:span><text:span text:style-name="T43">4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IIFE – Immediately Invoked Function Expression</text:p>
          </draw:text-box>
        </draw:frame>
        <draw:frame draw:style-name="gr40" draw:text-style-name="P16" draw:layer="layout" svg:width="27.028cm" svg:height="16.764cm" svg:x="1.166cm" svg:y="3.81cm">
          <draw:text-box>
            <text:p text:style-name="P5"><text:span text:style-name="T46">/* const */</text:span><text:span text:style-name="T40"> </text:span><text:span text:style-name="T39">int</text:span><text:span text:style-name="T40"> i = some_default_value; </text:span><text:span text:style-name="T46">// can't do it const</text:span></text:p>
            <text:p text:style-name="P5"><text:span text:style-name="T40"><text:s text:c="40"/></text:span><text:span text:style-name="T46">// since value depends</text:span></text:p>
            <text:p text:style-name="P5"><text:span text:style-name="T42">if</text:span><text:span text:style-name="T40">(someConditionIstrue) <text:s text:c="16"/></text:span><text:span text:style-name="T46">// on some condition.</text:span></text:p>
            <text:p text:style-name="P5"><text:span text:style-name="T40">{</text:span></text:p>
            <text:p text:style-name="P5"><text:span text:style-name="T40"><text:s text:c="4"/></text:span><text:span text:style-name="T46">// Do some operations and calculate the value of i; </text:span></text:p>
            <text:p text:style-name="P5"><text:span text:style-name="T40"><text:s text:c="4"/></text:span><text:span text:style-name="T40">i = </text:span><text:span text:style-name="T46">// some calculated value; </text:span></text:p>
            <text:p text:style-name="P5"><text:span text:style-name="T40">}</text:span></text:p>
            <text:p text:style-name="P5"><text:span text:style-name="T39">int</text:span><text:span text:style-name="T40"> x = i; </text:span><text:span text:style-name="T46">// use i</text:span></text:p>
            <text:p text:style-name="P5"><text:span text:style-name="T40"/></text:p>
            <text:p text:style-name="P5"><text:span text:style-name="T46">// But unfortunately in this case there is no way to guarantee </text:span></text:p>
            <text:p text:style-name="P5"><text:span text:style-name="T46">// it is used as a constant, so now if some one comes and does</text:span></text:p>
            <text:p text:style-name="P5"><text:span text:style-name="T40">i = </text:span><text:span text:style-name="T43">10</text:span><text:span text:style-name="T40">; </text:span><text:span text:style-name="T46">// This is valid</text:span></text:p>
            <text:p text:style-name="P5"><text:span text:style-name="T40">==========================================================</text:span></text:p>
            <text:p text:style-name="P5"><text:span text:style-name="T40"/></text:p>
            <text:p text:style-name="P5"><text:span text:style-name="T42">const</text:span><text:span text:style-name="T40"> </text:span><text:span text:style-name="T39">int</text:span><text:span text:style-name="T40"> i = [&amp;]{</text:span></text:p>
            <text:p text:style-name="P5"><text:span text:style-name="T40"/></text:p>
            <text:p text:style-name="P5"><text:span text:style-name="T40"><text:s text:c="4"/></text:span><text:span text:style-name="T39">int</text:span><text:span text:style-name="T40"> i = some_default_value;</text:span></text:p>
            <text:p text:style-name="P5"><text:span text:style-name="T40"/></text:p>
            <text:p text:style-name="P5"><text:span text:style-name="T40"><text:s text:c="4"/></text:span><text:span text:style-name="T42">if</text:span><text:span text:style-name="T40">(someConditionIstrue)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46">// Do some operations and calculate the value of i; </text:span></text:p>
            <text:p text:style-name="P5"><text:span text:style-name="T40"><text:s text:c="8"/></text:span><text:span text:style-name="T40">i = </text:span><text:span text:style-name="T46">// some calculated value; </text:span></text:p>
            <text:p text:style-name="P5"><text:span text:style-name="T40"><text:s text:c="4"/></text:span><text:span text:style-name="T40">}</text:span></text:p>
            <text:p text:style-name="P5"><text:span text:style-name="T40"><text:s text:c="4"/></text:span><text:span text:style-name="T42">return</text:span><text:span text:style-name="T40"> i;</text:span></text:p>
            <text:p text:style-name="P5"><text:span text:style-name="T40"/></text:p>
            <text:p text:style-name="P5"><text:span text:style-name="T40">} (); </text:span><text:span text:style-name="T65">// note: () invokes the lambda!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Generalized lambdas in C++14</text:p>
          </draw:text-box>
        </draw:frame>
        <draw:frame draw:style-name="gr41" draw:text-style-name="P16" draw:layer="layout" svg:width="27.028cm" svg:height="16.764cm" svg:x="1.166cm" svg:y="3.81cm">
          <draw:text-box>
            <text:p text:style-name="P5"><text:span text:style-name="T66"/></text:p>
            <text:p text:style-name="P5"><text:span text:style-name="T67"/></text:p>
          </draw:text-box>
        </draw:frame>
        <draw:frame draw:style-name="gr42" draw:text-style-name="P22" draw:layer="layout" svg:width="22.606cm" svg:height="13.716cm" svg:x="2.286cm" svg:y="4.318cm">
          <draw:text-box>
            <text:p text:style-name="P21"><text:span text:style-name="T68">auto</text:span><text:span text:style-name="T69"> L = [](</text:span><text:span text:style-name="T68">const</text:span><text:span text:style-name="T69"> </text:span><text:span text:style-name="T68">auto</text:span><text:span text:style-name="T69">&amp; x, </text:span><text:span text:style-name="T68">auto</text:span><text:span text:style-name="T69">&amp; y){ </text:span><text:span text:style-name="T68">return</text:span><text:span text:style-name="T69"> x + y; };</text:span></text:p>
            <text:p text:style-name="P21"><text:span text:style-name="T69"/></text:p>
            <text:p text:style-name="P21"><text:span text:style-name="T69"/></text:p>
            <text:p text:style-name="P21"><text:span text:style-name="T69">means:</text:span></text:p>
            <text:p text:style-name="P21"><text:span text:style-name="T69"/></text:p>
            <text:p text:style-name="P21"><text:span text:style-name="T69"/></text:p>
            <text:p text:style-name="P21"><text:span text:style-name="T68">struct</text:span><text:span text:style-name="T69"> </text:span><text:span text:style-name="T70">/* anonymous */</text:span></text:p>
            <text:p text:style-name="P21"><text:span text:style-name="T69">{</text:span></text:p>
            <text:p text:style-name="P21"><text:span text:style-name="T69"><text:s text:c="4"/></text:span><text:span text:style-name="T68">template</text:span><text:span text:style-name="T69"> &lt;</text:span><text:span text:style-name="T68">typename</text:span><text:span text:style-name="T69"> T, </text:span><text:span text:style-name="T68">typename</text:span><text:span text:style-name="T69"> U&gt;</text:span></text:p>
            <text:p text:style-name="P21"><text:span text:style-name="T69"><text:s text:c="4"/></text:span><text:span text:style-name="T68">auto</text:span><text:span text:style-name="T69"> </text:span><text:span text:style-name="T68">operator</text:span><text:span text:style-name="T69">()(</text:span><text:span text:style-name="T68">const</text:span><text:span text:style-name="T69"> T&amp; x, U&amp; y) </text:span><text:span text:style-name="T68">const</text:span><text:span text:style-name="T69"> </text:span><text:span text:style-name="T70">// N3386 Return type deduction</text:span></text:p>
            <text:p text:style-name="P21"><text:span text:style-name="T69"><text:s text:c="4"/></text:span><text:span text:style-name="T69">{</text:span></text:p>
            <text:p text:style-name="P21"><text:span text:style-name="T69"><text:s text:c="8"/></text:span><text:span text:style-name="T68">return</text:span><text:span text:style-name="T69"> x + y;</text:span></text:p>
            <text:p text:style-name="P21"><text:span text:style-name="T69"><text:s text:c="4"/></text:span><text:span text:style-name="T69">}</text:span></text:p>
            <text:p text:style-name="P21"><text:span text:style-name="T69">} L;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Generalized lambdas in C++14</text:p>
          </draw:text-box>
        </draw:frame>
        <draw:frame draw:style-name="gr43" draw:text-style-name="P16" draw:layer="layout" svg:width="25.076cm" svg:height="10.313cm" svg:x="1.524cm" svg:y="4.573cm">
          <draw:text-box>
            <text:p text:style-name="P5"><text:span text:style-name="T40"><text:s/></text:span></text:p>
            <text:p text:style-name="P5"><text:span text:style-name="T39">int</text:span><text:span text:style-name="T40"> </text:span><text:span text:style-name="T41">main</text:span><text:span text:style-name="T40">() </text:span></text:p>
            <text:p text:style-name="P5"><text:span text:style-name="T40">{</text:span></text:p>
            <text:p text:style-name="P5"><text:span text:style-name="T40"><text:s text:c="4"/></text:span><text:span text:style-name="T42">auto</text:span><text:span text:style-name="T40"> my_lambda = [](</text:span><text:span text:style-name="T42">auto</text:span><text:span text:style-name="T40"> a, </text:span><text:span text:style-name="T42">auto</text:span><text:span text:style-name="T40"> b) { </text:span><text:span text:style-name="T42">return</text:span><text:span text:style-name="T40"> a &lt; b; };</text:span></text:p>
            <text:p text:style-name="P5"><text:span text:style-name="T40"/></text:p>
            <text:p text:style-name="P5"><text:span text:style-name="T40"><text:s text:c="4"/></text:span><text:span text:style-name="T39">float</text:span><text:span text:style-name="T40"> af = </text:span><text:span text:style-name="T43">1.5</text:span><text:span text:style-name="T40">, bf = </text:span><text:span text:style-name="T43">2.0</text:span><text:span text:style-name="T40">;</text:span></text:p>
            <text:p text:style-name="P5"><text:span text:style-name="T40"><text:s text:c="4"/></text:span><text:span text:style-name="T39">int</text:span><text:span text:style-name="T40"> ai = </text:span><text:span text:style-name="T43">3</text:span><text:span text:style-name="T40">, bi = </text:span><text:span text:style-name="T43">1</text:span><text:span text:style-name="T40">;</text:span><text:span text:style-name="T40"><text:line-break/></text:span><text:span text:style-name="T40"> <text:s text:c="3"/>std::string as = </text:span><text:span text:style-name="T54">“</text:span><text:span text:style-name="T40">Hello</text:span><text:span text:style-name="T54">”</text:span><text:span text:style-name="T40">, bs = </text:span><text:span text:style-name="T54">“</text:span><text:span text:style-name="T40">World</text:span><text:span text:style-name="T54">”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0">std::cout &lt;&lt; </text:span><text:span text:style-name="T44">"Float: "</text:span><text:span text:style-name="T40"> <text:s text:c="2"/>&lt;&lt; my_lambda(af, bf) &lt;&lt; std::endl;</text:span></text:p>
            <text:p text:style-name="P5"><text:span text:style-name="T40"><text:s text:c="4"/></text:span><text:span text:style-name="T40">std::cout &lt;&lt; </text:span><text:span text:style-name="T44">"Integer: "</text:span><text:span text:style-name="T40"> &lt;&lt; my_lambda(ai, bi) &lt;&lt; std::endl;</text:span></text:p>
            <text:p text:style-name="P15"><text:span text:style-name="T40"><text:s text:c="4"/></text:span><text:span text:style-name="T40">std::cout &lt;&lt; </text:span><text:span text:style-name="T44">"String: "</text:span><text:span text:style-name="T40"> <text:s/>&lt;&lt; my_lambda(as, bs) &lt;&lt; std::endl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Init capture in C++14</text:p>
          </draw:text-box>
        </draw:frame>
        <draw:frame draw:style-name="gr44" draw:text-style-name="P16" draw:layer="layout" svg:width="27.028cm" svg:height="16.764cm" svg:x="1.166cm" svg:y="3.81cm">
          <draw:text-box>
            <text:p text:style-name="P5"><text:span text:style-name="T42">auto</text:span><text:span text:style-name="T71"> </text:span><text:span text:style-name="T40">up</text:span><text:span text:style-name="T71"> </text:span><text:span text:style-name="T40">=</text:span><text:span text:style-name="T71"> </text:span><text:span text:style-name="T40">std::make_unique&lt;X&gt;();</text:span></text:p>
            <text:p text:style-name="P5"><text:span text:style-name="T71"/></text:p>
            <text:p text:style-name="P5"><text:span text:style-name="T42">auto</text:span><text:span text:style-name="T71"> </text:span><text:span text:style-name="T40">func</text:span><text:span text:style-name="T71"> </text:span><text:span text:style-name="T40">=</text:span><text:span text:style-name="T71"> </text:span><text:span text:style-name="T40">[up</text:span><text:span text:style-name="T71"> </text:span><text:span text:style-name="T40">=</text:span><text:span text:style-name="T71"> </text:span><text:span text:style-name="T40">std::move(up)]</text:span><text:span text:style-name="T71"> </text:span><text:span text:style-name="T40">{</text:span><text:span text:style-name="T71"> </text:span><text:span text:style-name="T42">return</text:span><text:span text:style-name="T71"> </text:span><text:span text:style-name="T40">up-&gt;f();</text:span><text:span text:style-name="T71"> </text:span><text:span text:style-name="T40">}</text:span></text:p>
            <text:p text:style-name="P5"><text:span text:style-name="T71"><text:s text:c="14"/></text:span></text:p>
            <text:p text:style-name="P5"><text:span text:style-name="T71"/></text:p>
            <text:p text:style-name="P5"><text:span text:style-name="T71"/></text:p>
            <text:p text:style-name="P15"><text:span text:style-name="T72"><text:s text:c="7"/></text:span><text:span text:style-name="T50">up</text:span><text:span text:style-name="T72"> </text:span><text:span text:style-name="T50">is</text:span><text:span text:style-name="T72"> </text:span><text:span text:style-name="T50">a</text:span><text:span text:style-name="T72"> </text:span><text:span text:style-name="T50">member</text:span><text:span text:style-name="T72"> <text:s text:c="3"/></text:span><text:span text:style-name="T50">outer</text:span><text:span text:style-name="T72"> </text:span><text:span text:style-name="T50">up</text:span><text:span text:style-name="T72"> </text:span><text:span text:style-name="T50">is</text:span><text:span text:style-name="T72"> <text:s text:c="2"/></text:span><text:span text:style-name="T50">here</text:span><text:span text:style-name="T72"> </text:span><text:span text:style-name="T50">we</text:span><text:span text:style-name="T72"> </text:span><text:span text:style-name="T50">use</text:span><text:span text:style-name="T72"> </text:span><text:span text:style-name="T50">the</text:span><text:span text:style-name="T72"> </text:span><text:span text:style-name="T50">member</text:span><text:span text:style-name="T72"> </text:span><text:span text:style-name="T40">up</text:span></text:p>
            <text:p text:style-name="P5"><text:span text:style-name="T71"><text:s text:c="5"/></text:span><text:span text:style-name="T40">inside</text:span><text:span text:style-name="T71"> </text:span><text:span text:style-name="T40">the</text:span><text:span text:style-name="T71"> </text:span><text:span text:style-name="T40">lambda</text:span><text:span text:style-name="T71"> <text:s text:c="3"/></text:span><text:span text:style-name="T40">captured</text:span><text:span text:style-name="T71"> <text:s text:c="6"/></text:span><text:span text:style-name="T40">inside</text:span><text:span text:style-name="T71"> </text:span><text:span text:style-name="T40">the</text:span><text:span text:style-name="T71"> </text:span><text:span text:style-name="T40">lambda</text:span></text:p>
            <text:p text:style-name="P5"><text:span text:style-name="T71"/></text:p>
            <text:p text:style-name="P5"><text:span text:style-name="T71"/></text:p>
            <text:p text:style-name="P5"><text:span text:style-name="T71"/></text:p>
            <text:p text:style-name="P5"><text:span text:style-name="T71"/></text:p>
            <text:p text:style-name="P5"><text:span text:style-name="T71"/></text:p>
            <text:p text:style-name="P5"><text:span text:style-name="T71"/></text:p>
            <text:p text:style-name="P5"><text:span text:style-name="T42">auto</text:span><text:span text:style-name="T71"> </text:span><text:span text:style-name="T40">func</text:span><text:span text:style-name="T71"> </text:span><text:span text:style-name="T40">=</text:span><text:span text:style-name="T71"> </text:span><text:span text:style-name="T40">[up</text:span><text:span text:style-name="T71"> </text:span><text:span text:style-name="T40">=</text:span><text:span text:style-name="T71"> </text:span><text:span text:style-name="T40">std::make_unique&lt;X&gt;()]</text:span><text:span text:style-name="T71"> </text:span><text:span text:style-name="T40">{</text:span><text:span text:style-name="T71"> </text:span><text:span text:style-name="T42">return</text:span><text:span text:style-name="T71"> </text:span><text:span text:style-name="T40">up-&gt;f();</text:span><text:span text:style-name="T71"> </text:span><text:span text:style-name="T40">}</text:span></text:p>
            <text:p text:style-name="P5"><text:span text:style-name="T71"/></text:p>
            <text:p text:style-name="P5"><text:span text:style-name="T42">auto</text:span><text:span text:style-name="T71"> </text:span><text:span text:style-name="T40">func</text:span><text:span text:style-name="T71"> </text:span><text:span text:style-name="T40">=</text:span><text:span text:style-name="T71"> </text:span><text:span text:style-name="T40">[x</text:span><text:span text:style-name="T71"> </text:span><text:span text:style-name="T40">=</text:span><text:span text:style-name="T71"> </text:span><text:span text:style-name="T40">std::as_const(x)]</text:span><text:span text:style-name="T71"> </text:span><text:span text:style-name="T40">{ ...</text:span><text:span text:style-name="T71"> </text:span><text:span text:style-name="T40">}</text:span><text:span text:style-name="T71"> <text:s text:c="4"/></text:span><text:span text:style-name="T46">// make x const inside the lambda</text:span></text:p>
            <text:p text:style-name="P5"><text:span text:style-name="T46"/></text:p>
            <text:p text:style-name="P5"><text:span text:style-name="T73"/></text:p>
          </draw:text-box>
        </draw:frame>
        <draw:line draw:style-name="gr10" draw:text-style-name="P12" draw:layer="layout" svg:x1="5.588cm" svg:y1="7.366cm" svg:x2="5.588cm" svg:y2="5.588cm">
          <text:p/>
        </draw:line>
        <draw:line draw:style-name="gr10" draw:text-style-name="P12" draw:layer="layout" svg:x1="10.16cm" svg:y1="7.366cm" svg:x2="10.16cm" svg:y2="5.588cm">
          <text:p/>
        </draw:line>
        <draw:line draw:style-name="gr10" draw:text-style-name="P12" draw:layer="layout" svg:x1="14.224cm" svg:y1="7.366cm" svg:x2="14.224cm" svg:y2="5.588cm">
          <text:p/>
        </draw:line>
        <presentation:notes draw:style-name="dp3" presentation:use-date-time-name="dtd1">
          <draw:page-thumbnail draw:style-name="gr1" draw:layer="layout" svg:width="14.848cm" svg:height="11.136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Init capture example</text:p>
          </draw:text-box>
        </draw:frame>
        <draw:frame draw:style-name="gr45" draw:text-style-name="P16" draw:layer="layout" svg:width="27.028cm" svg:height="16.764cm" svg:x="1.35cm" svg:y="2.417cm">
          <draw:text-box>
            <text:p text:style-name="P5"><text:span text:style-name="T40"/></text:p>
            <text:p text:style-name="P5"><text:span text:style-name="T45">#include</text:span><text:span text:style-name="T40"> </text:span><text:span text:style-name="T46">&lt;algorithm&gt;</text:span></text:p>
            <text:p text:style-name="P5"><text:span text:style-name="T45">#include</text:span><text:span text:style-name="T40"> </text:span><text:span text:style-name="T46">&lt;functional&gt;</text:span></text:p>
            <text:p text:style-name="P5"><text:span text:style-name="T45">#include</text:span><text:span text:style-name="T40"> </text:span><text:span text:style-name="T46">&lt;iostream&gt;</text:span></text:p>
            <text:p text:style-name="P5"><text:span text:style-name="T45">#include</text:span><text:span text:style-name="T40"> </text:span><text:span text:style-name="T46">&lt;vector&gt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</text:span></text:p>
            <text:p text:style-name="P5"><text:span text:style-name="T40">{</text:span></text:p>
            <text:p text:style-name="P5"><text:span text:style-name="T40"><text:s text:c="2"/></text:span><text:span text:style-name="T40">std::vector&lt;</text:span><text:span text:style-name="T39">int</text:span><text:span text:style-name="T40">&gt; v;</text:span></text:p>
            <text:p text:style-name="P5"><text:span text:style-name="T40"><text:s text:c="2"/></text:span><text:span text:style-name="T39">int</text:span><text:span text:style-name="T40"> i = </text:span><text:span text:style-name="T43">0</text:span><text:span text:style-name="T40">;</text:span></text:p>
            <text:p text:style-name="P5"><text:span text:style-name="T40"/></text:p>
            <text:p text:style-name="P5"><text:span text:style-name="T40"><text:s text:c="2"/></text:span><text:span text:style-name="T42">auto</text:span><text:span text:style-name="T40"> f = [cnt = </text:span><text:span text:style-name="T43">0</text:span><text:span text:style-name="T40">](</text:span><text:span text:style-name="T39">int</text:span><text:span text:style-name="T40"> n) </text:span><text:span text:style-name="T42">mutable</text:span><text:span text:style-name="T40"> { std::cout &lt;&lt; ++cnt &lt;&lt; </text:span><text:span text:style-name="T44">":"</text:span><text:span text:style-name="T40"> &lt;&lt; n &lt;&lt; </text:span><text:span text:style-name="T44">" "</text:span><text:span text:style-name="T40">; };</text:span></text:p>
            <text:p text:style-name="P5"><text:span text:style-name="T40"/></text:p>
            <text:p text:style-name="P5"><text:span text:style-name="T40"><text:s text:c="2"/></text:span><text:span text:style-name="T40">std::generate_n( std::back_inserter(v), </text:span><text:span text:style-name="T43">10</text:span><text:span text:style-name="T40">, [&amp;] { </text:span><text:span text:style-name="T42">return</text:span><text:span text:style-name="T40"> i++; } );</text:span></text:p>
            <text:p text:style-name="P5"><text:span text:style-name="T40"/></text:p>
            <text:p text:style-name="P5"><text:span text:style-name="T40"><text:s text:c="2"/></text:span><text:span text:style-name="T40">std::for_each( v.begin(), v.end(), f);</text:span></text:p>
            <text:p text:style-name="P5"><text:span text:style-name="T40"><text:s text:c="2"/></text:span><text:span text:style-name="T40">std::for_each( v.begin(), v.end(), f);</text:span></text:p>
            <text:p text:style-name="P5"><text:span text:style-name="T40"><text:s text:c="2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0"/></text:p>
            <text:p text:style-name="P5"><text:span text:style-name="T43">1</text:span><text:span text:style-name="T40">:</text:span><text:span text:style-name="T43">0</text:span><text:span text:style-name="T40"> </text:span><text:span text:style-name="T43">2</text:span><text:span text:style-name="T40">:</text:span><text:span text:style-name="T43">1</text:span><text:span text:style-name="T40"> </text:span><text:span text:style-name="T43">3</text:span><text:span text:style-name="T40">:</text:span><text:span text:style-name="T43">2</text:span><text:span text:style-name="T40"> </text:span><text:span text:style-name="T43">4</text:span><text:span text:style-name="T40">:</text:span><text:span text:style-name="T43">3</text:span><text:span text:style-name="T40"> </text:span><text:span text:style-name="T43">5</text:span><text:span text:style-name="T40">:</text:span><text:span text:style-name="T43">4</text:span><text:span text:style-name="T40"> </text:span><text:span text:style-name="T43">6</text:span><text:span text:style-name="T40">:</text:span><text:span text:style-name="T43">5</text:span><text:span text:style-name="T40"> </text:span><text:span text:style-name="T43">7</text:span><text:span text:style-name="T40">:</text:span><text:span text:style-name="T43">6</text:span><text:span text:style-name="T40"> </text:span><text:span text:style-name="T43">8</text:span><text:span text:style-name="T40">:</text:span><text:span text:style-name="T43">7</text:span><text:span text:style-name="T40"> </text:span><text:span text:style-name="T43">9</text:span><text:span text:style-name="T40">:</text:span><text:span text:style-name="T43">8</text:span><text:span text:style-name="T40"> </text:span><text:span text:style-name="T43">10</text:span><text:span text:style-name="T40">:</text:span><text:span text:style-name="T43">9</text:span><text:span text:style-name="T40"> </text:span><text:span text:style-name="T43">1</text:span><text:span text:style-name="T40">:</text:span><text:span text:style-name="T43">0</text:span><text:span text:style-name="T40"> </text:span><text:span text:style-name="T43">2</text:span><text:span text:style-name="T40">:</text:span><text:span text:style-name="T43">1</text:span><text:span text:style-name="T40"> </text:span><text:span text:style-name="T43">3</text:span><text:span text:style-name="T40">:</text:span><text:span text:style-name="T43">2</text:span><text:span text:style-name="T40"> </text:span><text:span text:style-name="T43">4</text:span><text:span text:style-name="T40">:</text:span><text:span text:style-name="T43">3</text:span><text:span text:style-name="T40"> </text:span><text:span text:style-name="T43">5</text:span><text:span text:style-name="T40">:</text:span><text:span text:style-name="T43">4</text:span><text:span text:style-name="T40"> </text:span><text:span text:style-name="T43">6</text:span><text:span text:style-name="T40">:</text:span><text:span text:style-name="T43">5</text:span><text:span text:style-name="T40"> </text:span><text:span text:style-name="T43">7</text:span><text:span text:style-name="T40">:</text:span><text:span text:style-name="T43">6</text:span><text:span text:style-name="T40"> </text:span><text:span text:style-name="T43">8</text:span><text:span text:style-name="T40">:</text:span><text:span text:style-name="T43">7</text:span><text:span text:style-name="T40"> </text:span><text:span text:style-name="T43">9</text:span><text:span text:style-name="T40">:</text:span><text:span text:style-name="T43">8</text:span><text:span text:style-name="T40"> </text:span><text:span text:style-name="T43">10</text:span><text:span text:style-name="T40">:</text:span><text:span text:style-name="T43">9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nstexpr lambda in C++17</text:p>
          </draw:text-box>
        </draw:frame>
        <draw:frame draw:style-name="gr46" draw:text-style-name="P16" draw:layer="layout" svg:width="27.028cm" svg:height="10.414cm" svg:x="1.35cm" svg:y="3.302cm">
          <draw:text-box>
            <text:p text:style-name="P5"><text:span text:style-name="T40"/></text:p>
            <text:p text:style-name="P5"><text:span text:style-name="T45">#include</text:span><text:span text:style-name="T40"> </text:span><text:span text:style-name="T46">&lt;iostream&gt;</text:span></text:p>
            <text:p text:style-name="P5"><text:span text:style-name="T40"/></text:p>
            <text:p text:style-name="P5"><text:span text:style-name="T39">int</text:span><text:span text:style-name="T40"> </text:span><text:span text:style-name="T41">main</text:span><text:span text:style-name="T40">() </text:span></text:p>
            <text:p text:style-name="P5"><text:span text:style-name="T40">{</text:span></text:p>
            <text:p text:style-name="P5"><text:span text:style-name="T40"><text:s text:c="4"/></text:span><text:span text:style-name="T42">constexpr</text:span><text:span text:style-name="T40"> </text:span><text:span text:style-name="T42">auto</text:span><text:span text:style-name="T40"> multi = [](</text:span><text:span text:style-name="T39">int</text:span><text:span text:style-name="T40"> a, </text:span><text:span text:style-name="T39">int</text:span><text:span text:style-name="T40"> b){ </text:span><text:span text:style-name="T42">return</text:span><text:span text:style-name="T40"> a * b; };</text:span></text:p>
            <text:p text:style-name="P5"><text:span text:style-name="T40"/></text:p>
            <text:p text:style-name="P5"><text:span text:style-name="T40"><text:s text:c="4"/></text:span><text:span text:style-name="T42">static_assert</text:span><text:span text:style-name="T40">(multi(</text:span><text:span text:style-name="T43">3</text:span><text:span text:style-name="T40">,</text:span><text:span text:style-name="T43">7</text:span><text:span text:style-name="T40">) == </text:span><text:span text:style-name="T43">21</text:span><text:span text:style-name="T40">, </text:span><text:span text:style-name="T44">"3x7 == 21"</text:span><text:span text:style-name="T40">);</text:span></text:p>
            <text:p text:style-name="P5"><text:span text:style-name="T40"><text:s text:c="4"/></text:span><text:span text:style-name="T42">static_assert</text:span><text:span text:style-name="T40">(multi(</text:span><text:span text:style-name="T43">4</text:span><text:span text:style-name="T40">,</text:span><text:span text:style-name="T43">5</text:span><text:span text:style-name="T40">) == </text:span><text:span text:style-name="T43">15</text:span><text:span text:style-name="T40">, </text:span><text:span text:style-name="T44">"4x5 != 15"</text:span><text:span text:style-name="T40">);</text:span></text:p>
            <text:p text:style-name="P5"><text:span text:style-name="T40"/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nstexpr lambda in C++17</text:p>
          </draw:text-box>
        </draw:frame>
        <draw:frame draw:style-name="gr47" draw:text-style-name="P16" draw:layer="layout" svg:width="27.028cm" svg:height="15.903cm" svg:x="1.35cm" svg:y="3.302cm">
          <draw:text-box>
            <text:p text:style-name="P5"><text:span text:style-name="T42">template</text:span><text:span text:style-name="T40">&lt;</text:span><text:span text:style-name="T42">typename</text:span><text:span text:style-name="T40"> Range, </text:span><text:span text:style-name="T42">typename</text:span><text:span text:style-name="T40"> Func, </text:span><text:span text:style-name="T42">typename</text:span><text:span text:style-name="T40"> T&gt;</text:span></text:p>
            <text:p text:style-name="P5"><text:span text:style-name="T42">constexpr</text:span><text:span text:style-name="T40"> T SimpleAccumulate(</text:span><text:span text:style-name="T42">const</text:span><text:span text:style-name="T40"> Range&amp; range, Func func, T init) </text:span></text:p>
            <text:p text:style-name="P5"><text:span text:style-name="T40">{</text:span></text:p>
            <text:p text:style-name="P5"><text:span text:style-name="T40"><text:s text:c="4"/></text:span><text:span text:style-name="T42">for</text:span><text:span text:style-name="T40"> (</text:span><text:span text:style-name="T42">auto</text:span><text:span text:style-name="T40"> &amp;&amp;elem : range) 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40">init += func(elem);</text:span></text:p>
            <text:p text:style-name="P5"><text:span text:style-name="T40"><text:s text:c="4"/></text:span><text:span text:style-name="T40">}</text:span></text:p>
            <text:p text:style-name="P5"><text:span text:style-name="T40"><text:s text:c="4"/></text:span><text:span text:style-name="T42">return</text:span><text:span text:style-name="T40"> init;</text:span></text:p>
            <text:p text:style-name="P5"><text:span text:style-name="T40">}</text:span></text:p>
            <text:p text:style-name="P5"><text:span text:style-name="T39">int</text:span><text:span text:style-name="T40"> main()</text:span></text:p>
            <text:p text:style-name="P5"><text:span text:style-name="T40">{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t[] = { </text:span><text:span text:style-name="T43">0</text:span><text:span text:style-name="T40">, </text:span><text:span text:style-name="T43">1</text:span><text:span text:style-name="T40">, </text:span><text:span text:style-name="T43">2</text:span><text:span text:style-name="T40">, </text:span><text:span text:style-name="T43">3</text:span><text:span text:style-name="T40">, </text:span><text:span text:style-name="T43">4</text:span><text:span text:style-name="T40">, </text:span><text:span text:style-name="T43">5</text:span><text:span text:style-name="T40">, </text:span><text:span text:style-name="T43">6</text:span><text:span text:style-name="T40">, </text:span><text:span text:style-name="T43">7</text:span><text:span text:style-name="T40">, </text:span><text:span text:style-name="T43">8</text:span><text:span text:style-name="T40">, </text:span><text:span text:style-name="T43">9</text:span><text:span text:style-name="T40"> };</text:span></text:p>
            <text:p text:style-name="P5"><text:span text:style-name="T40"><text:s text:c="4"/>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x = </text:span><text:span text:style-name="T43">2</text:span><text:span text:style-name="T40">;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y = </text:span><text:span text:style-name="T43">7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2">constexpr</text:span><text:span text:style-name="T40"> </text:span><text:span text:style-name="T42">auto</text:span><text:span text:style-name="T40"> f = [x,y](</text:span><text:span text:style-name="T39">int</text:span><text:span text:style-name="T40"> n) { </text:span><text:span text:style-name="T42">return</text:span><text:span text:style-name="T40"> (x &lt; n &amp;&amp; n &lt; y) ? </text:span><text:span text:style-name="T43">0</text:span><text:span text:style-name="T40"> : n; };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sum = SimpleAccumulate( t, f, </text:span><text:span text:style-name="T43">0</text:span><text:span text:style-name="T40">);</text:span></text:p>
            <text:p text:style-name="P5"><text:span text:style-name="T40"/></text:p>
            <text:p text:style-name="P5"><text:span text:style-name="T40"/></text:p>
            <text:p text:style-name="P5"><text:span text:style-name="T40"><text:s text:c="4"/></text:span><text:span text:style-name="T42">static_assert</text:span><text:span text:style-name="T40">( </text:span><text:span text:style-name="T43">27</text:span><text:span text:style-name="T40"> == sum );</text:span></text:p>
            <text:p text:style-name="P5"><text:span text:style-name="T40"/></text:p>
            <text:p text:style-name="P5"><text:span text:style-name="T40"><text:s text:c="4"/></text:span><text:span text:style-name="T40">std::cout &lt;&lt; </text:span><text:span text:style-name="T44">"sum = "</text:span><text:span text:style-name="T40"> &lt;&lt; SimpleAccumulate( t, f, </text:span><text:span text:style-name="T43">0</text:span><text:span text:style-name="T40">) &lt;&lt; </text:span><text:span text:style-name="T44">'\n'</text:span><text:span text:style-name="T40">;</text:span></text:p>
            <text:p text:style-name="P5"><text:span text:style-name="T40"><text:s text:c="4"/></text:span><text:span text:style-name="T40">std::cout &lt;&lt; </text:span><text:span text:style-name="T44">"x = "</text:span><text:span text:style-name="T40"> &lt;&lt; x &lt;&lt; </text:span><text:span text:style-name="T44">'\n'</text:span><text:span text:style-name="T40">;</text:span></text:p>
            <text:p text:style-name="P5"><text:span text:style-name="T40"><text:s text:c="4"/></text:span><text:span text:style-name="T40">std::cout &lt;&lt; </text:span><text:span text:style-name="T44">"y = "</text:span><text:span text:style-name="T40"> &lt;&lt; y &lt;&lt; </text:span><text:span text:style-name="T44">'\n'</text:span><text:span text:style-name="T40">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onstexpr lambda in C++17</text:p>
          </draw:text-box>
        </draw:frame>
        <draw:frame draw:style-name="gr48" draw:text-style-name="P16" draw:layer="layout" svg:width="27.028cm" svg:height="15.903cm" svg:x="1.35cm" svg:y="3.302cm">
          <draw:text-box>
            <text:p text:style-name="P5"><text:span text:style-name="T42">template</text:span><text:span text:style-name="T40">&lt;</text:span><text:span text:style-name="T42">typename</text:span><text:span text:style-name="T40"> Range, </text:span><text:span text:style-name="T42">typename</text:span><text:span text:style-name="T40"> Func, </text:span><text:span text:style-name="T42">typename</text:span><text:span text:style-name="T40"> T&gt;</text:span></text:p>
            <text:p text:style-name="P5"><text:span text:style-name="T42">constexpr</text:span><text:span text:style-name="T40"> T SimpleAccumulate(</text:span><text:span text:style-name="T42">const</text:span><text:span text:style-name="T40"> Range&amp; range, Func func, T init) </text:span></text:p>
            <text:p text:style-name="P5"><text:span text:style-name="T40">{</text:span></text:p>
            <text:p text:style-name="P5"><text:span text:style-name="T40"><text:s text:c="4"/></text:span><text:span text:style-name="T42">for</text:span><text:span text:style-name="T40"> (</text:span><text:span text:style-name="T42">auto</text:span><text:span text:style-name="T40"> &amp;&amp;elem: range) </text:span></text:p>
            <text:p text:style-name="P5"><text:span text:style-name="T40"><text:s text:c="4"/></text:span><text:span text:style-name="T40">{</text:span></text:p>
            <text:p text:style-name="P5"><text:span text:style-name="T40"><text:s text:c="8"/></text:span><text:span text:style-name="T40">init += func(elem);</text:span></text:p>
            <text:p text:style-name="P5"><text:span text:style-name="T40"><text:s text:c="4"/></text:span><text:span text:style-name="T40">}</text:span></text:p>
            <text:p text:style-name="P5"><text:span text:style-name="T40"><text:s text:c="4"/></text:span><text:span text:style-name="T42">return</text:span><text:span text:style-name="T40"> init;</text:span></text:p>
            <text:p text:style-name="P5"><text:span text:style-name="T40">}</text:span></text:p>
            <text:p text:style-name="P5"><text:span text:style-name="T39">int</text:span><text:span text:style-name="T40"> main()</text:span></text:p>
            <text:p text:style-name="P5"><text:span text:style-name="T40">{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t[] = { </text:span><text:span text:style-name="T43">0</text:span><text:span text:style-name="T40">, </text:span><text:span text:style-name="T43">1</text:span><text:span text:style-name="T40">, </text:span><text:span text:style-name="T43">2</text:span><text:span text:style-name="T40">, </text:span><text:span text:style-name="T43">3</text:span><text:span text:style-name="T40">, </text:span><text:span text:style-name="T43">4</text:span><text:span text:style-name="T40">, </text:span><text:span text:style-name="T43">5</text:span><text:span text:style-name="T40">, </text:span><text:span text:style-name="T43">6</text:span><text:span text:style-name="T40">, </text:span><text:span text:style-name="T43">7</text:span><text:span text:style-name="T40">, </text:span><text:span text:style-name="T43">8</text:span><text:span text:style-name="T40">, </text:span><text:span text:style-name="T43">9</text:span><text:span text:style-name="T40"> };</text:span></text:p>
            <text:p text:style-name="P5"><text:span text:style-name="T40"><text:s text:c="4"/>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x = </text:span><text:span text:style-name="T43">2</text:span><text:span text:style-name="T40">;</text:span></text:p>
            <text:p text:style-name="P5"><text:span text:style-name="T40"><text:s text:c="4"/></text:span><text:span text:style-name="T42">constexpr</text:span><text:span text:style-name="T40"> </text:span><text:span text:style-name="T39">int</text:span><text:span text:style-name="T40"> y = </text:span><text:span text:style-name="T43">7</text:span><text:span text:style-name="T40">;</text:span></text:p>
            <text:p text:style-name="P5"><text:span text:style-name="T40"/></text:p>
            <text:p text:style-name="P5"><text:span text:style-name="T40"><text:s text:c="4"/></text:span><text:span text:style-name="T46">// constexpr auto f = [x,y](int n) { return (x &lt; n &amp;&amp; n &lt; y) ? 0 : n; };</text:span></text:p>
            <text:p text:style-name="P5"><text:span text:style-name="T50"><text:s text:c="4"/></text:span><text:span text:style-name="T61">constexpr</text:span><text:span text:style-name="T50"> </text:span><text:span text:style-name="T60">int</text:span><text:span text:style-name="T50"> sum = SimpleAccumulate( t, </text:span></text:p>
            <text:p text:style-name="P5"><text:span text:style-name="T50"><text:s text:c="29"/></text:span><text:span text:style-name="T40">[x,y](</text:span><text:span text:style-name="T39">int</text:span><text:span text:style-name="T40"> n) { </text:span><text:span text:style-name="T42">return</text:span><text:span text:style-name="T40"> (x &lt; n &amp;&amp; n &lt; y) ? </text:span><text:span text:style-name="T43">0</text:span><text:span text:style-name="T40"> : n; };, </text:span><text:span text:style-name="T43">0</text:span><text:span text:style-name="T40">);</text:span></text:p>
            <text:p text:style-name="P5"><text:span text:style-name="T40"/></text:p>
            <text:p text:style-name="P5"><text:span text:style-name="T40"><text:s text:c="4"/></text:span><text:span text:style-name="T42">static_assert</text:span><text:span text:style-name="T40">( </text:span><text:span text:style-name="T43">27</text:span><text:span text:style-name="T40"> == sum );</text:span></text:p>
            <text:p text:style-name="P5"><text:span text:style-name="T40"/></text:p>
            <text:p text:style-name="P5"><text:span text:style-name="T40"><text:s text:c="4"/></text:span><text:span text:style-name="T40">std::cout &lt;&lt; </text:span><text:span text:style-name="T44">"sum = "</text:span><text:span text:style-name="T40"> &lt;&lt; SimpleAccumulate( t, f, </text:span><text:span text:style-name="T43">0</text:span><text:span text:style-name="T40">) &lt;&lt; </text:span><text:span text:style-name="T44">'\n'</text:span><text:span text:style-name="T40">;</text:span></text:p>
            <text:p text:style-name="P5"><text:span text:style-name="T40"><text:s text:c="4"/></text:span><text:span text:style-name="T40">std::cout &lt;&lt; </text:span><text:span text:style-name="T44">"x = "</text:span><text:span text:style-name="T40"> &lt;&lt; x &lt;&lt; </text:span><text:span text:style-name="T44">'\n'</text:span><text:span text:style-name="T40">;</text:span></text:p>
            <text:p text:style-name="P5"><text:span text:style-name="T40"><text:s text:c="4"/></text:span><text:span text:style-name="T40">std::cout &lt;&lt; </text:span><text:span text:style-name="T44">"y = "</text:span><text:span text:style-name="T40"> &lt;&lt; y &lt;&lt; </text:span><text:span text:style-name="T44">'\n'</text:span><text:span text:style-name="T40">;</text:span></text:p>
            <text:p text:style-name="P5"><text:span text:style-name="T40"><text:s text:c="4"/></text:span><text:span text:style-name="T42">return</text:span><text:span text:style-name="T40"> </text:span><text:span text:style-name="T43">0</text:span><text:span text:style-name="T40">;</text:span></text:p>
            <text:p text:style-name="P5"><text:span text:style-name="T40">}</text:span></text:p>
            <text:p text:style-name="P5"><text:span text:style-name="T47"/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3.506cm" svg:x="0.963cm" svg:y="0cm" presentation:class="title" presentation:user-transformed="true">
          <draw:text-box>
            <text:p>Capture *this in C++17</text:p>
          </draw:text-box>
        </draw:frame>
        <draw:frame draw:style-name="gr49" draw:text-style-name="P16" draw:layer="layout" svg:width="27.028cm" svg:height="16.764cm" svg:x="1.35cm" svg:y="3.202cm">
          <draw:text-box>
            <text:p text:style-name="P5"><text:span text:style-name="T40"/></text:p>
            <text:p text:style-name="P5"><text:span text:style-name="T42">struct</text:span><text:span text:style-name="T40"> my_struct </text:span></text:p>
            <text:p text:style-name="P5"><text:span text:style-name="T40">{</text:span></text:p>
            <text:p text:style-name="P5"><text:span text:style-name="T40"><text:s text:c="2"/></text:span><text:span text:style-name="T39">int</text:span><text:span text:style-name="T40"> x;</text:span></text:p>
            <text:p text:style-name="P5"><text:span text:style-name="T40"><text:s text:c="2"/></text:span><text:span text:style-name="T39">int</text:span><text:span text:style-name="T40"> y;</text:span></text:p>
            <text:p text:style-name="P5"><text:span text:style-name="T40"><text:s text:c="2"/></text:span><text:span text:style-name="T39">void</text:span><text:span text:style-name="T40"> </text:span><text:span text:style-name="T41">value</text:span><text:span text:style-name="T40">();</text:span></text:p>
            <text:p text:style-name="P5"><text:span text:style-name="T40">};</text:span></text:p>
            <text:p text:style-name="P5"><text:span text:style-name="T40"/></text:p>
            <text:p text:style-name="P5"><text:span text:style-name="T39">void</text:span><text:span text:style-name="T40"> my_struct::value() </text:span></text:p>
            <text:p text:style-name="P5"><text:span text:style-name="T40">{</text:span></text:p>
            <text:p text:style-name="P5"><text:span text:style-name="T40"><text:s text:c="2"/></text:span><text:span text:style-name="T40">[=, </text:span><text:span text:style-name="T42">this</text:span><text:span text:style-name="T40">](){}; <text:s text:c="4"/></text:span><text:span text:style-name="T46">// C++17 error: = captures this by default, ok since C++20</text:span></text:p>
            <text:p text:style-name="P5"><text:span text:style-name="T40"><text:s text:c="2"/></text:span><text:span text:style-name="T40">[=, *</text:span><text:span text:style-name="T42">this</text:span><text:span text:style-name="T40">](){}; <text:s text:c="3"/></text:span><text:span text:style-name="T46">// captures my_struct by value since C++17</text:span></text:p>
            <text:p text:style-name="P5"><text:span text:style-name="T40"><text:s text:c="2"/></text:span><text:span text:style-name="T40">[</text:span><text:span text:style-name="T42">this</text:span><text:span text:style-name="T40">, *</text:span><text:span text:style-name="T42">this</text:span><text:span text:style-name="T40">](){}; </text:span><text:span text:style-name="T46">// ok since C++20: repeating this in capture </text:span></text:p>
            <text:p text:style-name="P5"><text:span text:style-name="T40">}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20</text:span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ow [=,this]</text:span></text:p>
              </text:list-item>
              <text:list-item>
                <text:p><text:span text:style-name="T2">Pack expression in init capture <text:s text:c="2"/>[...args = std::move(args)]</text:span></text:p>
              </text:list-item>
              <text:list-item>
                <text:p><text:span text:style-name="T2">Capture for structured bindings</text:span></text:p>
              </text:list-item>
              <text:list-item>
                <text:p><text:span text:style-name="T2">Template lambdas (with concepts)</text:span></text:p>
              </text:list-item>
              <text:list-item>
                <text:p><text:span text:style-name="T2">Default constructible and assignable lambdas (if no state)</text:span></text:p>
              </text:list-item>
              <text:list-item>
                <text:p><text:span text:style-name="T2">Lambdas in unevaluated context (pl. sizeof)</text:span></text:p>
              </text:list-item>
              <text:list-item>
                <text:p><text:span text:style-name="T2">*this is captured by reference if captured implicitly by [=] or [&amp;]</text:span></text:p>
              </text:list-item>
              <text:list-item>
                <text:p><text:span text:style-name="T2">*this captured by [=] is deprecated 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cm" presentation:class="title" presentation:user-transformed="true">
          <draw:text-box>
            <text:p><text:span text:style-name="T1">std::function</text:span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General purpose function wrapper</text:span></text:p>
              </text:list-item>
              <text:list-item>
                <text:p><text:span text:style-name="T2">Can store, copy and invoke </text:span></text:p>
                <text:list>
                  <text:list-item>
                    <text:p><text:span text:style-name="T2">Pointer to function</text:span></text:p>
                  </text:list-item>
                  <text:list-item>
                    <text:p text:style-name="P23"><text:span text:style-name="T2">Functor</text:span></text:p>
                  </text:list-item>
                  <text:list-item>
                    <text:p><text:span text:style-name="T2">Lambda expression</text:span></text:p>
                  </text:list-item>
                  <text:list-item>
                    <text:p><text:span text:style-name="T2">Bind expression</text:span></text:p>
                  </text:list-item>
                  <text:list-item>
                    <text:p><text:span text:style-name="T2">Member function</text:span></text:p>
                  </text:list-item>
                  <text:list-item>
                    <text:p><text:span text:style-name="T2">Pointer to data member</text:span></text:p>
                  </text:list-item>
                </text:list>
              </text:list-item>
              <text:list-item>
                <text:p><text:span text:style-name="T2">Pretty expensive template construct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frame draw:style-name="gr50" draw:text-style-name="P6" draw:layer="layout" svg:width="27.028cm" svg:height="18.143cm" svg:x="1.172cm" svg:y="2.286cm">
          <draw:text-box>
            <text:p text:style-name="P5"><text:span text:style-name="T3">#include</text:span><text:span text:style-name="T74"> </text:span><text:span text:style-name="T5">&lt;functional&gt;</text:span></text:p>
            <text:p text:style-name="P5"><text:span text:style-name="T3">#include</text:span><text:span text:style-name="T74"> </text:span><text:span text:style-name="T5">&lt;cmath&gt; <text:s text:c="3"/>// std::sin</text:span></text:p>
            <text:p text:style-name="P5"><text:span text:style-name="T74"/></text:p>
            <text:p text:style-name="P5"><text:span text:style-name="T11">double</text:span><text:span text:style-name="T74"> </text:span><text:span text:style-name="T12">fahr2cels</text:span><text:span text:style-name="T4">(</text:span><text:span text:style-name="T11">double</text:span><text:span text:style-name="T74"> </text:span><text:span text:style-name="T4">x){</text:span><text:span text:style-name="T74"> </text:span><text:span text:style-name="T6">return</text:span><text:span text:style-name="T74"> </text:span><text:span text:style-name="T13">5.</text:span><text:span text:style-name="T4">/</text:span><text:span text:style-name="T13">9.</text:span><text:span text:style-name="T4">*(x</text:span><text:span text:style-name="T13">-32</text:span><text:span text:style-name="T4">);</text:span><text:span text:style-name="T74"> </text:span><text:span text:style-name="T4">}</text:span><text:span text:style-name="T74"> <text:s/></text:span><text:span text:style-name="T5">// function</text:span></text:p>
            <text:p text:style-name="P5"><text:span text:style-name="T74"/></text:p>
            <text:p text:style-name="P5"><text:span text:style-name="T6">struct</text:span><text:span text:style-name="T74"> </text:span><text:span text:style-name="T75">half</text:span><text:span text:style-name="T74"> <text:s/></text:span><text:span text:style-name="T5">// functor</text:span></text:p>
            <text:p text:style-name="P5"><text:span text:style-name="T4">{</text:span></text:p>
            <text:p text:style-name="P5"><text:span text:style-name="T74"><text:tab/></text:span><text:span text:style-name="T11">double</text:span><text:span text:style-name="T74"> </text:span><text:span text:style-name="T12">operator</text:span><text:span text:style-name="T4">()(</text:span><text:span text:style-name="T11">double</text:span><text:span text:style-name="T74"> </text:span><text:span text:style-name="T4">x)</text:span><text:span text:style-name="T74"> </text:span><text:span text:style-name="T4">{</text:span><text:span text:style-name="T74"> </text:span><text:span text:style-name="T6">return</text:span><text:span text:style-name="T74"> </text:span><text:span text:style-name="T4">x/</text:span><text:span text:style-name="T13">2</text:span><text:span text:style-name="T74"> </text:span><text:span text:style-name="T4">;}</text:span></text:p>
            <text:p text:style-name="P5"><text:span text:style-name="T4">};</text:span></text:p>
            <text:p text:style-name="P5"><text:span text:style-name="T11">void</text:span><text:span text:style-name="T74"> </text:span><text:span text:style-name="T12">f</text:span><text:span text:style-name="T4">(</text:span><text:span text:style-name="T11">int</text:span><text:span text:style-name="T74"> </text:span><text:span text:style-name="T4">choice)</text:span></text:p>
            <text:p text:style-name="P5"><text:span text:style-name="T4">{</text:span></text:p>
            <text:p text:style-name="P5"><text:span text:style-name="T74"><text:tab/></text:span><text:span text:style-name="T6">auto</text:span><text:span text:style-name="T74"> </text:span><text:span text:style-name="T4">lambda</text:span><text:span text:style-name="T74"> </text:span><text:span text:style-name="T4">=</text:span><text:span text:style-name="T74"> </text:span><text:span text:style-name="T4">[](</text:span><text:span text:style-name="T11">double</text:span><text:span text:style-name="T74"> </text:span><text:span text:style-name="T4">x)</text:span><text:span text:style-name="T74"> </text:span><text:span text:style-name="T4">{</text:span><text:span text:style-name="T74"> </text:span><text:span text:style-name="T6">return</text:span><text:span text:style-name="T74"> </text:span><text:span text:style-name="T13">2</text:span><text:span text:style-name="T4">*x;</text:span><text:span text:style-name="T74"> </text:span><text:span text:style-name="T4">};</text:span><text:span text:style-name="T74"> <text:s/></text:span><text:span text:style-name="T5">// lambda</text:span></text:p>
            <text:p text:style-name="P5"><text:span text:style-name="T74"/></text:p>
            <text:p text:style-name="P5"><text:span text:style-name="T74"><text:tab/></text:span><text:span text:style-name="T4">std::function&lt;duble(</text:span><text:span text:style-name="T11">double</text:span><text:span text:style-name="T4">)&gt;</text:span><text:span text:style-name="T74"> </text:span><text:span text:style-name="T4">func;</text:span><text:span text:style-name="T74"> <text:s text:c="2"/></text:span><text:span text:style-name="T5">// empty</text:span></text:p>
            <text:p text:style-name="P5"><text:span text:style-name="T74"/></text:p>
            <text:p text:style-name="P5"><text:span text:style-name="T74"><text:tab/></text:span><text:span text:style-name="T6">switch</text:span><text:span text:style-name="T4">(choice)</text:span></text:p>
            <text:p text:style-name="P5"><text:span text:style-name="T74"><text:tab/></text:span><text:span text:style-name="T4">{</text:span></text:p>
            <text:p text:style-name="P5"><text:span text:style-name="T74"><text:tab/></text:span><text:span text:style-name="T74"> <text:s/></text:span><text:span text:style-name="T6">case</text:span><text:span text:style-name="T74"> </text:span><text:span text:style-name="T13">1</text:span><text:span text:style-name="T4">:</text:span><text:span text:style-name="T74"> </text:span><text:span text:style-name="T4">func</text:span><text:span text:style-name="T74"> </text:span><text:span text:style-name="T4">=</text:span><text:span text:style-name="T74"> </text:span><text:span text:style-name="T4">std::sin;</text:span><text:span text:style-name="T74"> <text:s/></text:span><text:span text:style-name="T6">break</text:span><text:span text:style-name="T4">;</text:span><text:span text:style-name="T74"> </text:span><text:span text:style-name="T5">// from &lt;cmath&gt;</text:span></text:p>
            <text:p text:style-name="P5"><text:span text:style-name="T74"><text:tab/></text:span><text:span text:style-name="T74"> <text:s/></text:span><text:span text:style-name="T6">case</text:span><text:span text:style-name="T74"> </text:span><text:span text:style-name="T13">2</text:span><text:span text:style-name="T4">:</text:span><text:span text:style-name="T74"> </text:span><text:span text:style-name="T4">func</text:span><text:span text:style-name="T74"> </text:span><text:span text:style-name="T4">=</text:span><text:span text:style-name="T74"> </text:span><text:span text:style-name="T4">lambda;</text:span><text:span text:style-name="T74"> <text:s text:c="3"/></text:span><text:span text:style-name="T6">break</text:span><text:span text:style-name="T4">;</text:span><text:span text:style-name="T74"> </text:span><text:span text:style-name="T5">// lambda</text:span></text:p>
            <text:p text:style-name="P15"><text:span text:style-name="T74"><text:tab/></text:span><text:span text:style-name="T74"> <text:s/></text:span><text:span text:style-name="T6">case</text:span><text:span text:style-name="T74"> </text:span><text:span text:style-name="T13">3</text:span><text:span text:style-name="T4">:</text:span><text:span text:style-name="T74"> </text:span><text:span text:style-name="T4">func</text:span><text:span text:style-name="T74"> </text:span><text:span text:style-name="T4">=</text:span><text:span text:style-name="T74"> </text:span><text:span text:style-name="T4">half;</text:span><text:span text:style-name="T74"> <text:s text:c="5"/></text:span><text:span text:style-name="T6">break</text:span><text:span text:style-name="T4">;</text:span><text:span text:style-name="T74"> </text:span><text:span text:style-name="T5">// functor</text:span></text:p>
            <text:p text:style-name="P5"><text:span text:style-name="T74"><text:tab/></text:span><text:span text:style-name="T74"> <text:s/></text:span><text:span text:style-name="T6">case</text:span><text:span text:style-name="T74"> </text:span><text:span text:style-name="T13">4</text:span><text:span text:style-name="T4">:</text:span><text:span text:style-name="T74"> </text:span><text:span text:style-name="T4">func</text:span><text:span text:style-name="T74"> </text:span><text:span text:style-name="T4">=</text:span><text:span text:style-name="T74"> </text:span><text:span text:style-name="T4">fahr2cels;</text:span><text:span text:style-name="T74"> </text:span><text:span text:style-name="T6">break</text:span><text:span text:style-name="T4">;</text:span><text:span text:style-name="T74"> </text:span><text:span text:style-name="T5">// function pointer</text:span></text:p>
            <text:p text:style-name="P5"><text:span text:style-name="T74"><text:tab/></text:span><text:span text:style-name="T4">}</text:span></text:p>
            <text:p text:style-name="P5"><text:span text:style-name="T74"><text:tab/></text:span><text:span text:style-name="T6">if</text:span><text:span text:style-name="T74"> </text:span><text:span text:style-name="T4">(</text:span><text:span text:style-name="T74"> </text:span><text:span text:style-name="T4">func</text:span><text:span text:style-name="T74"> </text:span><text:span text:style-name="T4">)</text:span><text:span text:style-name="T74"><text:tab/></text:span><text:span text:style-name="T74"><text:tab/></text:span><text:span text:style-name="T74"><text:tab/></text:span><text:span text:style-name="T5">// otherwise std::bad_function_call is thrown</text:span></text:p>
            <text:p text:style-name="P5"><text:span text:style-name="T76"><text:tab/></text:span><text:span text:style-name="T7">{</text:span></text:p>
            <text:p text:style-name="P5"><text:span text:style-name="T76"><text:tab/></text:span><text:span text:style-name="T76"><text:tab/></text:span><text:span text:style-name="T7">std::cout</text:span><text:span text:style-name="T76"> </text:span><text:span text:style-name="T7">&lt;&lt;</text:span><text:span text:style-name="T76"> </text:span><text:span text:style-name="T7">func(</text:span><text:span text:style-name="T77">0.5</text:span><text:span text:style-name="T7">)</text:span><text:span text:style-name="T76"> </text:span><text:span text:style-name="T7">&lt;&lt;</text:span><text:span text:style-name="T76"> </text:span><text:span text:style-name="T44">'\n'</text:span><text:span text:style-name="T40">;</text:span><text:span text:style-name="T74"> </text:span></text:p>
            <text:p text:style-name="P5"><text:span text:style-name="T74"><text:tab/></text:span><text:span text:style-name="T4">}</text:span><text:span text:style-name="T74"><text:tab/></text:span></text:p>
            <text:p text:style-name="P5"><text:span text:style-name="T4">}</text:span></text:p>
            <text:p text:style-name="P5"><text:span text:style-name="T4"/></text:p>
          </draw:text-box>
        </draw:frame>
        <draw:frame presentation:style-name="pr1" draw:text-style-name="P1" draw:layer="layout" svg:width="25.199cm" svg:height="3.506cm" svg:x="1.217cm" svg:y="-0.508cm" presentation:class="title" presentation:user-transformed="true">
          <draw:text-box>
            <text:p><text:span text:style-name="T1">std::function</text:span></text:p>
          </draw:text-box>
        </draw:frame>
        <presentation:notes draw:style-name="dp3" presentation:use-date-time-name="dtd1">
          <draw:page-thumbnail draw:style-name="gr1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78">std::list&lt;</text:span><text:span text:style-name="T79">int</text:span><text:span text:style-name="T78">&gt; li = { </text:span><text:span text:style-name="T80">1</text:span><text:span text:style-name="T78">, </text:span><text:span text:style-name="T80">3</text:span><text:span text:style-name="T78">, </text:span><text:span text:style-name="T80">5</text:span><text:span text:style-name="T78">, ... };</text:span><text:span text:style-name="T78"><text:line-break/></text:span><text:span text:style-name="T78"><text:line-break/></text:span><text:span text:style-name="T81">// find the third occurrence of value less than 55</text:span><text:span text:style-name="T81"><text:line-break/></text:span><text:span text:style-name="T82">auto</text:span><text:span text:style-name="T78"> it = find_if( li.begin(), li.end(), </text:span><text:span text:style-name="T83">?</text:span><text:span text:style-name="T78">);</text:span><text:span text:style-name="T78"><text:line-break/>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<text:line-break/></text:span><text:span text:style-name="T78">}</text:span></text:p>
                <text:p><text:span text:style-name="T81">// Iterator based algorithm</text:span><text:span text:style-name="T81"><text:line-break/></text:span><text:span text:style-name="T82">template</text:span><text:span text:style-name="T78"> &lt;</text:span><text:span text:style-name="T82">typename</text:span><text:span text:style-name="T78"> It, </text:span><text:span text:style-name="T82">typename</text:span><text:span text:style-name="T78"> Pred&gt;</text:span><text:span text:style-name="T78"><text:line-break/></text:span><text:span text:style-name="T78">It find_if( It begin, It end, Pred p)</text:span><text:span text:style-name="T78"><text:line-break/></text:span><text:span text:style-name="T78">{</text:span><text:span text:style-name="T78"><text:line-break/></text:span><text:span text:style-name="T78"> <text:s/></text:span><text:span text:style-name="T82">while</text:span><text:span text:style-name="T78"> ( begin != end )</text:span><text:span text:style-name="T78"><text:line-break/></text:span><text:span text:style-name="T78"> <text:s/>{</text:span><text:span text:style-name="T78"><text:line-break/></text:span><text:span text:style-name="T78"> <text:s text:c="3"/></text:span><text:span text:style-name="T82">if</text:span><text:span text:style-name="T78"> ( p(*begin) )</text:span><text:span text:style-name="T78"><text:line-break/></text:span><text:span text:style-name="T78"> <text:s text:c="3"/>{</text:span><text:span text:style-name="T78"><text:line-break/></text:span><text:span text:style-name="T78"> <text:s text:c="5"/></text:span><text:span text:style-name="T82">return</text:span><text:span text:style-name="T78"> begin;</text:span><text:span text:style-name="T78"><text:line-break/></text:span><text:span text:style-name="T78"> <text:s text:c="3"/>}</text:span><text:span text:style-name="T78"><text:line-break/></text:span><text:span text:style-name="T78"> <text:s text:c="3"/>++begin;</text:span><text:span text:style-name="T78"><text:line-break/></text:span><text:span text:style-name="T78"> <text:s/>}</text:span><text:span text:style-name="T78"><text:line-break/></text:span><text:span text:style-name="T78"> <text:s/></text:span><text:span text:style-name="T82">return</text:span><text:span text:style-name="T78"> end; <text:s/></text:span><text:span text:style-name="T78"><text:line-break/></text:span><text:span text:style-name="T78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78">std::list&lt;</text:span><text:span text:style-name="T79">int</text:span><text:span text:style-name="T78">&gt; li = { </text:span><text:span text:style-name="T80">1</text:span><text:span text:style-name="T78">, </text:span><text:span text:style-name="T80">3</text:span><text:span text:style-name="T78">, </text:span><text:span text:style-name="T80">5</text:span><text:span text:style-name="T78">, ... };</text:span><text:span text:style-name="T78"><text:line-break/></text:span><text:span text:style-name="T78"><text:line-break/></text:span><text:span text:style-name="T81">// find the third occurrence of value less than 55</text:span><text:span text:style-name="T81"><text:line-break/></text:span><text:span text:style-name="T79">bool</text:span><text:span text:style-name="T78"> </text:span><text:span text:style-name="T84">less55_3rd</text:span><text:span text:style-name="T78">(</text:span><text:span text:style-name="T79">int</text:span><text:span text:style-name="T78"> x)</text:span><text:span text:style-name="T78"><text:line-break/></text:span><text:span text:style-name="T78">{</text:span><text:span text:style-name="T78"><text:line-break/></text:span><text:span text:style-name="T78"> <text:s/></text:span><text:span text:style-name="T82">static</text:span><text:span text:style-name="T78"> </text:span><text:span text:style-name="T79">int</text:span><text:span text:style-name="T78"> cnt = </text:span><text:span text:style-name="T80">0</text:span><text:span text:style-name="T78">;</text:span><text:span text:style-name="T78"><text:line-break/></text:span><text:span text:style-name="T78"> <text:s/></text:span><text:span text:style-name="T82">if</text:span><text:span text:style-name="T78"> ( x &lt; </text:span><text:span text:style-name="T80">55</text:span><text:span text:style-name="T78"> ) <text:s text:c="3"/>++cnt;</text:span><text:span text:style-name="T78"><text:line-break/></text:span><text:span text:style-name="T78"> <text:s/></text:span><text:span text:style-name="T82">return</text:span><text:span text:style-name="T78"> </text:span><text:span text:style-name="T80">3</text:span><text:span text:style-name="T78"> == cnt;</text:span><text:span text:style-name="T78"><text:line-break/></text:span><text:span text:style-name="T78">}</text:span></text:p>
                <text:p><text:span text:style-name="T81">// Iterator based algorithm</text:span><text:span text:style-name="T81"><text:line-break/></text:span><text:span text:style-name="T82">template</text:span><text:span text:style-name="T78"> &lt;</text:span><text:span text:style-name="T82">typename</text:span><text:span text:style-name="T78"> It, </text:span><text:span text:style-name="T82">typename</text:span><text:span text:style-name="T78"> Pred&gt;</text:span><text:span text:style-name="T78"><text:line-break/></text:span><text:span text:style-name="T78">It find_if( It begin, It end, Pred p)</text:span><text:span text:style-name="T78"><text:line-break/></text:span><text:span text:style-name="T78">{</text:span><text:span text:style-name="T78"><text:line-break/></text:span><text:span text:style-name="T78"> <text:s/></text:span><text:span text:style-name="T82">while</text:span><text:span text:style-name="T78"> ( begin != end )</text:span><text:span text:style-name="T78"><text:line-break/></text:span><text:span text:style-name="T78"> <text:s/>{</text:span><text:span text:style-name="T78"><text:line-break/></text:span><text:span text:style-name="T78"> <text:s text:c="3"/></text:span><text:span text:style-name="T82">if</text:span><text:span text:style-name="T78"> ( p(*begin) ) <text:s/></text:span><text:span text:style-name="T81">// calls less55_3rd(*begin)</text:span><text:span text:style-name="T81"><text:line-break/></text:span><text:span text:style-name="T78"> <text:s text:c="3"/>{</text:span><text:span text:style-name="T78"><text:line-break/></text:span><text:span text:style-name="T78"> <text:s text:c="5"/></text:span><text:span text:style-name="T82">return</text:span><text:span text:style-name="T78"> begin;</text:span><text:span text:style-name="T78"><text:line-break/></text:span><text:span text:style-name="T78"> <text:s text:c="3"/>}</text:span><text:span text:style-name="T78"><text:line-break/></text:span><text:span text:style-name="T78"> <text:s text:c="3"/>++begin;</text:span><text:span text:style-name="T78"><text:line-break/></text:span><text:span text:style-name="T78"> <text:s/>}</text:span><text:span text:style-name="T78"><text:line-break/></text:span><text:span text:style-name="T78"> <text:s/></text:span><text:span text:style-name="T82">return</text:span><text:span text:style-name="T78"> end; <text:s/></text:span><text:span text:style-name="T78"><text:line-break/></text:span><text:span text:style-name="T78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78">std::list&lt;</text:span><text:span text:style-name="T79">int</text:span><text:span text:style-name="T78">&gt; li = { </text:span><text:span text:style-name="T80">1</text:span><text:span text:style-name="T78">, </text:span><text:span text:style-name="T80">3</text:span><text:span text:style-name="T78">, </text:span><text:span text:style-name="T80">5</text:span><text:span text:style-name="T78">, ... };</text:span><text:span text:style-name="T78"><text:line-break/></text:span><text:span text:style-name="T78"><text:line-break/></text:span><text:span text:style-name="T78"><text:line-break/></text:span><text:span text:style-name="T79">bool</text:span><text:span text:style-name="T78"> </text:span><text:span text:style-name="T84">less55_3rd</text:span><text:span text:style-name="T78">(</text:span><text:span text:style-name="T79">int</text:span><text:span text:style-name="T78"> x)</text:span><text:span text:style-name="T78"><text:line-break/></text:span><text:span text:style-name="T78">{</text:span><text:span text:style-name="T78"><text:line-break/></text:span><text:span text:style-name="T78"> <text:s/></text:span><text:span text:style-name="T82">static</text:span><text:span text:style-name="T78"> </text:span><text:span text:style-name="T79">int</text:span><text:span text:style-name="T78"> cnt = </text:span><text:span text:style-name="T80">0</text:span><text:span text:style-name="T78">;</text:span><text:span text:style-name="T78"><text:line-break/></text:span><text:span text:style-name="T78"> <text:s/></text:span><text:span text:style-name="T82">if</text:span><text:span text:style-name="T78"> ( x &lt; </text:span><text:span text:style-name="T80">55</text:span><text:span text:style-name="T78"> ) <text:s text:c="3"/>++cnt;</text:span><text:span text:style-name="T78"><text:line-break/></text:span><text:span text:style-name="T78"> <text:s/></text:span><text:span text:style-name="T82">return</text:span><text:span text:style-name="T78"> </text:span><text:span text:style-name="T80">3</text:span><text:span text:style-name="T78"> == cnt;</text:span><text:span text:style-name="T78"><text:line-break/></text:span><text:span text:style-name="T78">}</text:span></text:p>
                <text:p><text:span text:style-name="T81">// find the third occurrence of value less than 55</text:span><text:span text:style-name="T81"><text:line-break/></text:span><text:span text:style-name="T82">auto</text:span><text:span text:style-name="T78"> it = find_if( li.begin(), li.end(), less55_3rd);</text:span><text:span text:style-name="T78"><text:line-break/>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;</text:span><text:span text:style-name="T78"><text:line-break/></text:span><text:span text:style-name="T78"><text:line-break/></text:span><text:span text:style-name="T78">}</text:span></text:p>
                <text:p><text:span text:style-name="T8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78">std::list&lt;</text:span><text:span text:style-name="T79">int</text:span><text:span text:style-name="T78">&gt; li = { </text:span><text:span text:style-name="T80">1</text:span><text:span text:style-name="T78">, </text:span><text:span text:style-name="T80">3</text:span><text:span text:style-name="T78">, </text:span><text:span text:style-name="T80">5</text:span><text:span text:style-name="T78">, ... };</text:span><text:span text:style-name="T78"><text:line-break/></text:span><text:span text:style-name="T78"><text:line-break/></text:span><text:span text:style-name="T78"><text:line-break/></text:span><text:span text:style-name="T79">bool</text:span><text:span text:style-name="T78"> </text:span><text:span text:style-name="T84">less55_3rd</text:span><text:span text:style-name="T78">(</text:span><text:span text:style-name="T79">int</text:span><text:span text:style-name="T78"> x)</text:span><text:span text:style-name="T78"><text:line-break/></text:span><text:span text:style-name="T78">{</text:span><text:span text:style-name="T78"><text:line-break/></text:span><text:span text:style-name="T78"> <text:s/></text:span><text:span text:style-name="T82">static</text:span><text:span text:style-name="T78"> </text:span><text:span text:style-name="T79">int</text:span><text:span text:style-name="T78"> cnt = </text:span><text:span text:style-name="T80">0</text:span><text:span text:style-name="T78">;</text:span><text:span text:style-name="T78"><text:line-break/></text:span><text:span text:style-name="T78"> <text:s/></text:span><text:span text:style-name="T82">if</text:span><text:span text:style-name="T78"> ( x &lt; </text:span><text:span text:style-name="T80">55</text:span><text:span text:style-name="T78"> ) <text:s text:c="3"/>++cnt;</text:span><text:span text:style-name="T78"><text:line-break/></text:span><text:span text:style-name="T78"> <text:s/></text:span><text:span text:style-name="T82">return</text:span><text:span text:style-name="T78"> </text:span><text:span text:style-name="T80">3</text:span><text:span text:style-name="T78"> == cnt;</text:span><text:span text:style-name="T78"><text:line-break/></text:span><text:span text:style-name="T78">}</text:span></text:p>
                <text:p><text:span text:style-name="T81">// find the third occurrence of value less than 55</text:span><text:span text:style-name="T81"><text:line-break/></text:span><text:span text:style-name="T82">auto</text:span><text:span text:style-name="T78"> it = find_if( li.begin(), li.end(), less55_3rd);</text:span><text:span text:style-name="T78"><text:line-break/>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;</text:span><text:span text:style-name="T78"><text:line-break/></text:span><text:span text:style-name="T78"> <text:s text:c="2"/>it = find_if( ++it, li.end(), less55_3rd); <text:s/></text:span><text:span text:style-name="T81">// works?</text:span><text:span text:style-name="T81"><text:line-break/></text:span><text:span text:style-name="T78">}</text:span></text:p>
                <text:p><text:span text:style-name="T86"><text:line-break/></text:span><text:span text:style-name="T86"/></text:p>
                <text:p><text:span text:style-name="T8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82">struct</text:span><text:span text:style-name="T78"> less55_3rd</text:span><text:span text:style-name="T78"><text:line-break/></text:span><text:span text:style-name="T78">{</text:span><text:span text:style-name="T78"><text:line-break/></text:span><text:span text:style-name="T78"> <text:s/>less55_3rd() : cnt(</text:span><text:span text:style-name="T80">0</text:span><text:span text:style-name="T78">) { }</text:span><text:span text:style-name="T78"><text:line-break/></text:span><text:span text:style-name="T78"> <text:s/></text:span><text:span text:style-name="T79">bool</text:span><text:span text:style-name="T78"> </text:span><text:span text:style-name="T82">operator</text:span><text:span text:style-name="T78">()(</text:span><text:span text:style-name="T79">int</text:span><text:span text:style-name="T78"> x) </text:span><text:span text:style-name="T78"><text:line-break/></text:span><text:span text:style-name="T78"> <text:s/>{</text:span><text:span text:style-name="T78"><text:line-break/></text:span><text:span text:style-name="T78"> <text:s text:c="3"/></text:span><text:span text:style-name="T82">if</text:span><text:span text:style-name="T78"> ( x &lt; </text:span><text:span text:style-name="T80">55</text:span><text:span text:style-name="T78"> ) <text:s text:c="3"/>++cnt;</text:span><text:span text:style-name="T78"><text:line-break/></text:span><text:span text:style-name="T78"> <text:s text:c="3"/></text:span><text:span text:style-name="T82">return</text:span><text:span text:style-name="T78"> </text:span><text:span text:style-name="T80">3</text:span><text:span text:style-name="T78"> == cnt;</text:span><text:span text:style-name="T78"><text:line-break/></text:span><text:span text:style-name="T78"> <text:s/>}</text:span><text:span text:style-name="T78"><text:line-break/></text:span><text:span text:style-name="T82">private</text:span><text:span text:style-name="T78">:</text:span><text:span text:style-name="T78"><text:line-break/></text:span><text:span text:style-name="T78"> <text:s/></text:span><text:span text:style-name="T79">int</text:span><text:span text:style-name="T78"> cnt;</text:span><text:span text:style-name="T78"><text:line-break/></text:span><text:span text:style-name="T78">};</text:span></text:p>
                <text:p><text:span text:style-name="T82">template</text:span><text:span text:style-name="T78"> &lt;</text:span><text:span text:style-name="T82">typename</text:span><text:span text:style-name="T78"> It, </text:span><text:span text:style-name="T82">typename</text:span><text:span text:style-name="T78"> Pred&gt;</text:span><text:span text:style-name="T78"><text:line-break/></text:span><text:span text:style-name="T78">It find_if( It begin, It end, Pred p)</text:span><text:span text:style-name="T78"><text:line-break/></text:span><text:span text:style-name="T78">{</text:span><text:span text:style-name="T78"><text:line-break/></text:span><text:span text:style-name="T78"> <text:s/></text:span><text:span text:style-name="T82">while</text:span><text:span text:style-name="T78"> ( begin != end )</text:span><text:span text:style-name="T78"><text:line-break/></text:span><text:span text:style-name="T78"> <text:s/>{</text:span><text:span text:style-name="T78"><text:line-break/></text:span><text:span text:style-name="T78"> <text:s text:c="3"/></text:span><text:span text:style-name="T82">if</text:span><text:span text:style-name="T78"> ( p(*begin) ) <text:s/></text:span><text:span text:style-name="T81">// calls p.operator()(*begin)</text:span><text:span text:style-name="T81"><text:line-break/></text:span><text:span text:style-name="T78"> <text:s text:c="3"/>{</text:span><text:span text:style-name="T78"><text:line-break/></text:span><text:span text:style-name="T78"> <text:s text:c="5"/></text:span><text:span text:style-name="T82">return</text:span><text:span text:style-name="T78"> begin;</text:span><text:span text:style-name="T78"><text:line-break/></text:span><text:span text:style-name="T78"> <text:s text:c="3"/>}</text:span><text:span text:style-name="T78"><text:line-break/></text:span><text:span text:style-name="T78"> <text:s text:c="3"/>++begin;</text:span><text:span text:style-name="T78"><text:line-break/></text:span><text:span text:style-name="T78"> <text:s/>}</text:span><text:span text:style-name="T78"><text:line-break/></text:span><text:span text:style-name="T78"> <text:s/></text:span><text:span text:style-name="T82">return</text:span><text:span text:style-name="T78"> end; <text:s/></text:span><text:span text:style-name="T78"><text:line-break/></text:span><text:span text:style-name="T78">}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6.162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82">struct</text:span><text:span text:style-name="T78"> less55_3rd</text:span><text:span text:style-name="T78"><text:line-break/></text:span><text:span text:style-name="T78">{</text:span><text:span text:style-name="T78"><text:line-break/></text:span><text:span text:style-name="T78"> <text:s/>less55_3rd() : cnt(</text:span><text:span text:style-name="T80">0</text:span><text:span text:style-name="T78">) { }</text:span><text:span text:style-name="T78"><text:line-break/></text:span><text:span text:style-name="T78"> <text:s/></text:span><text:span text:style-name="T79">bool</text:span><text:span text:style-name="T78"> </text:span><text:span text:style-name="T82">operator</text:span><text:span text:style-name="T78">()(</text:span><text:span text:style-name="T79">int</text:span><text:span text:style-name="T78"> x) </text:span><text:span text:style-name="T78"><text:line-break/></text:span><text:span text:style-name="T78"> <text:s/>{</text:span><text:span text:style-name="T78"><text:line-break/></text:span><text:span text:style-name="T78"> <text:s text:c="3"/></text:span><text:span text:style-name="T82">if</text:span><text:span text:style-name="T78"> ( x &lt; </text:span><text:span text:style-name="T80">55</text:span><text:span text:style-name="T78"> ) <text:s text:c="3"/>++cnt;</text:span><text:span text:style-name="T78"><text:line-break/></text:span><text:span text:style-name="T78"> <text:s text:c="3"/></text:span><text:span text:style-name="T82">return</text:span><text:span text:style-name="T78"> </text:span><text:span text:style-name="T80">3</text:span><text:span text:style-name="T78"> == cnt;</text:span><text:span text:style-name="T78"><text:line-break/></text:span><text:span text:style-name="T78"> <text:s/>}</text:span><text:span text:style-name="T78"><text:line-break/></text:span><text:span text:style-name="T82">private</text:span><text:span text:style-name="T78">:</text:span><text:span text:style-name="T78"><text:line-break/></text:span><text:span text:style-name="T78"> <text:s/></text:span><text:span text:style-name="T79">int</text:span><text:span text:style-name="T78"> cnt;</text:span><text:span text:style-name="T78"><text:line-break/></text:span><text:span text:style-name="T78">};</text:span><text:span text:style-name="T78"><text:line-break/></text:span><text:span text:style-name="T78"><text:line-break/></text:span><text:span text:style-name="T81">// find the third occurrence of value less than 55</text:span><text:span text:style-name="T81"><text:line-break/></text:span><text:span text:style-name="T82">auto</text:span><text:span text:style-name="T78"> it = find_if( li.begin(), li.end(), less55_3rd{});</text:span><text:span text:style-name="T78"><text:line-break/></text:span><text:span text:style-name="T78"><text:line-break/>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;</text:span><text:span text:style-name="T78"><text:line-break/></text:span><text:span text:style-name="T78"> <text:s text:c="2"/>it = find_if( ++it, li.end(), less55_3rd{}); <text:s/></text:span><text:span text:style-name="T81">// new object, cnt = 0</text:span><text:span text:style-name="T81"><text:line-break/></text:span><text:span text:style-name="T78">}</text:span></text:p>
                <text:p><text:span text:style-name="T8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7.178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87">struct</text:span><text:span text:style-name="T88"> less55_3rd</text:span><text:span text:style-name="T88"><text:line-break/></text:span><text:span text:style-name="T88">{</text:span><text:span text:style-name="T88"><text:line-break/></text:span><text:span text:style-name="T88"> <text:s/>less55_3rd() : cnt(0) { }</text:span><text:span text:style-name="T88"><text:line-break/></text:span><text:span text:style-name="T88"> <text:s/></text:span><text:span text:style-name="T87">bool</text:span><text:span text:style-name="T88"> </text:span><text:span text:style-name="T87">operator</text:span><text:span text:style-name="T88">()(</text:span><text:span text:style-name="T87">int</text:span><text:span text:style-name="T88"> x) </text:span><text:span text:style-name="T88"><text:line-break/></text:span><text:span text:style-name="T88"> <text:s/>{</text:span><text:span text:style-name="T88"><text:line-break/></text:span><text:span text:style-name="T88"> <text:s text:c="3"/></text:span><text:span text:style-name="T87">if</text:span><text:span text:style-name="T88"> ( x &lt; 55 ) <text:s text:c="3"/>++cnt;</text:span><text:span text:style-name="T88"><text:line-break/></text:span><text:span text:style-name="T88"> <text:s text:c="3"/></text:span><text:span text:style-name="T87">return</text:span><text:span text:style-name="T88"> 3 == cnt;</text:span><text:span text:style-name="T88"><text:line-break/></text:span><text:span text:style-name="T88"> <text:s/>}</text:span><text:span text:style-name="T88"><text:line-break/></text:span><text:span text:style-name="T87">private</text:span><text:span text:style-name="T88">:</text:span><text:span text:style-name="T88"><text:line-break/></text:span><text:span text:style-name="T88"> <text:s/></text:span><text:span text:style-name="T87">int</text:span><text:span text:style-name="T88"> cnt;</text:span><text:span text:style-name="T88"><text:line-break/></text:span><text:span text:style-name="T88">};</text:span><text:span text:style-name="T88"><text:line-break/></text:span><text:span text:style-name="T78"><text:line-break/></text:span><text:span text:style-name="T81">// find the third occurrence of value less than 55</text:span><text:span text:style-name="T81"><text:line-break/></text:span><text:span text:style-name="T82">auto</text:span><text:span text:style-name="T78"> it = find_if( li.begin(), li.end(), [](</text:span><text:span text:style-name="T79">int</text:span><text:span text:style-name="T78"> x) { </text:span><text:span text:style-name="T82">static</text:span><text:span text:style-name="T78"> </text:span><text:span text:style-name="T79">int</text:span><text:span text:style-name="T78"> cnt = </text:span><text:span text:style-name="T80">0</text:span><text:span text:style-name="T78">;</text:span><text:span text:style-name="T78"><text:line-break/></text:span><text:span text:style-name="T78"> <text:s text:c="52"/></text:span><text:span text:style-name="T82">if</text:span><text:span text:style-name="T78">(x &lt; </text:span><text:span text:style-name="T80">55</text:span><text:span text:style-name="T78">) ++cnt;</text:span><text:span text:style-name="T78"><text:line-break/></text:span><text:span text:style-name="T78"> <text:s text:c="52"/></text:span><text:span text:style-name="T82">return</text:span><text:span text:style-name="T78"> </text:span><text:span text:style-name="T80">3</text:span><text:span text:style-name="T78"> == cnt;} );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;</text:span><text:span text:style-name="T78"><text:line-break/></text:span><text:span text:style-name="T78"> <text:s text:c="2"/>it = find_if( ++it, li.end(), [](</text:span><text:span text:style-name="T79">int</text:span><text:span text:style-name="T78"> x) { ... }); </text:span><text:span text:style-name="T81">// new lambda, cnt = 0</text:span><text:span text:style-name="T81"><text:line-break/></text:span><text:span text:style-name="T78">}</text:span></text:p>
                <text:p><text:span text:style-name="T8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6.032cm" svg:height="3.506cm" svg:x="1.016cm" svg:y="0.05cm" presentation:class="title" presentation:user-transformed="true">
          <draw:text-box>
            <text:p><text:span text:style-name="T1">Functors</text:span></text:p>
          </draw:text-box>
        </draw:frame>
        <draw:frame presentation:style-name="pr4" draw:text-style-name="P24" draw:layer="layout" svg:width="27.178cm" svg:height="16.764cm" svg:x="0cm" svg:y="3.048cm" presentation:class="outline" presentation:user-transformed="true">
          <draw:text-box>
            <text:list text:style-name="L2">
              <text:list-header>
                <text:p><text:span text:style-name="T78"><text:line-break/></text:span><text:span text:style-name="T87">struct</text:span><text:span text:style-name="T88"> less55_3rd</text:span><text:span text:style-name="T88"><text:line-break/></text:span><text:span text:style-name="T88">{</text:span><text:span text:style-name="T88"><text:line-break/></text:span><text:span text:style-name="T88"> <text:s/>less55_3rd() : cnt(0) { }</text:span><text:span text:style-name="T88"><text:line-break/></text:span><text:span text:style-name="T88"> <text:s/></text:span><text:span text:style-name="T87">bool</text:span><text:span text:style-name="T88"> </text:span><text:span text:style-name="T87">operator</text:span><text:span text:style-name="T88">()(</text:span><text:span text:style-name="T87">int</text:span><text:span text:style-name="T88"> x) </text:span><text:span text:style-name="T88"><text:line-break/></text:span><text:span text:style-name="T88"> <text:s/>{</text:span><text:span text:style-name="T88"><text:line-break/></text:span><text:span text:style-name="T88"> <text:s text:c="3"/></text:span><text:span text:style-name="T87">if</text:span><text:span text:style-name="T88"> ( x &lt; 55 ) <text:s text:c="3"/>++cnt;</text:span><text:span text:style-name="T88"><text:line-break/></text:span><text:span text:style-name="T88"> <text:s text:c="3"/></text:span><text:span text:style-name="T87">return</text:span><text:span text:style-name="T88"> 3 == cnt;</text:span><text:span text:style-name="T88"><text:line-break/></text:span><text:span text:style-name="T88"> <text:s/>}</text:span><text:span text:style-name="T88"><text:line-break/></text:span><text:span text:style-name="T87">private</text:span><text:span text:style-name="T88">:</text:span><text:span text:style-name="T88"><text:line-break/></text:span><text:span text:style-name="T88"> <text:s/></text:span><text:span text:style-name="T87">int</text:span><text:span text:style-name="T88"> cnt;</text:span><text:span text:style-name="T88"><text:line-break/></text:span><text:span text:style-name="T88">};</text:span><text:span text:style-name="T88"><text:line-break/></text:span><text:span text:style-name="T78"><text:line-break/></text:span><text:span text:style-name="T81">// find the third occurrence of value less than 55</text:span><text:span text:style-name="T81"><text:line-break/></text:span><text:span text:style-name="T82">auto</text:span><text:span text:style-name="T78"> it = find_if( li.begin(), li.end(), [cnt=</text:span><text:span text:style-name="T80">0</text:span><text:span text:style-name="T78">](</text:span><text:span text:style-name="T79">int</text:span><text:span text:style-name="T78"> x) { </text:span><text:span text:style-name="T81">// since C++14</text:span><text:span text:style-name="T81"><text:line-break/></text:span><text:span text:style-name="T78"> <text:s text:c="52"/></text:span><text:span text:style-name="T82">if</text:span><text:span text:style-name="T78">(x &lt; </text:span><text:span text:style-name="T80">55</text:span><text:span text:style-name="T78">) ++cnt;</text:span><text:span text:style-name="T78"><text:line-break/></text:span><text:span text:style-name="T78"> <text:s text:c="52"/></text:span><text:span text:style-name="T82">return</text:span><text:span text:style-name="T78"> </text:span><text:span text:style-name="T80">3</text:span><text:span text:style-name="T78"> == cnt;} );</text:span><text:span text:style-name="T78"><text:line-break/></text:span><text:span text:style-name="T82">if</text:span><text:span text:style-name="T78"> ( li.end() != it )</text:span><text:span text:style-name="T78"><text:line-break/></text:span><text:span text:style-name="T78">{</text:span><text:span text:style-name="T78"><text:line-break/></text:span><text:span text:style-name="T78"> <text:s/>*it = </text:span><text:span text:style-name="T80">56</text:span><text:span text:style-name="T78">;</text:span><text:span text:style-name="T78"><text:line-break/></text:span><text:span text:style-name="T78"> <text:s text:c="2"/>it = find_if( ++it, li.end(), [cnt=</text:span><text:span text:style-name="T80">0</text:span><text:span text:style-name="T78">](</text:span><text:span text:style-name="T79">int</text:span><text:span text:style-name="T78"> x) { ... }); </text:span><text:span text:style-name="T81">// new lambda</text:span><text:span text:style-name="T81"><text:line-break/></text:span><text:span text:style-name="T78">}</text:span></text:p>
                <text:p><text:span text:style-name="T85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solid" draw:fill-color="#729fcf" draw:opacity="2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"/>
    <style:style style:name="Alapértelmezett_5f_1" style:display-name="Alapértelmezet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Alapértelmezett_5f_1" style:display-name="Alapértelmezet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5" style:display-name="Default Drawing Style_5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6" style:display-name="Default Drawing Style_6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58585a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8585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8585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8585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585a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7">
      <style:graphic-properties svg:stroke-color="#000000" draw:fill="none"/>
    </style:style>
    <style:style style:name="Default_20_Drawing_20_Style_5f_8" style:display-name="Default Drawing Style_8" style:family="graphic">
      <style:graphic-properties draw:stroke="solid" draw:stroke-dash="Dashed_20__28_var_29__20_1" svg:stroke-width="0.152cm" svg:stroke-color="#ff0000" draw:marker-start-width="0.432cm" draw:marker-start-center="false" draw:marker-end-width="0.43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20_Drawing_20_Style_5f_8" style:display-name="Default Drawing Style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9" style:display-name="Default Drawing Style_9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9" style:display-name="Default Drawing Style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0" style:display-name="Default Drawing Style_10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0" style:display-name="Default Drawing Style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729fcf" draw:opacity="50%" draw:auto-grow-height="false" draw:fit-to-size="false" style:shrink-to-fit="true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Alapértelmezet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the title text formatClick to </text:span><text:span text:style-name="MT2">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24-10-27">10/27/2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8.624cm" svg:height="10.476cm" svg:x="1.482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12-06T12:25:22.230476090</meta:creation-date>
    <dc:date>2024-10-27T22:09:42.705321804</dc:date>
    <meta:editing-duration>P2DT10H20M11S</meta:editing-duration>
    <meta:editing-cycles>681</meta:editing-cycles>
    <meta:generator>LibreOffice/7.3.7.2$Linux_X86_64 LibreOffice_project/30$Build-2</meta:generator>
    <meta:print-date>2016-06-19T01:30:57.052790624</meta:print-date>
    <meta:document-statistic meta:object-count="268"/>
  </office:meta>
</office:document-meta>
</file>